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fill-hatch-solid="false" draw:textarea-horizontal-align="right" draw:textarea-vertical-align="middle"/>
    </style:style>
    <style:style style:name="gr2" style:family="graphic" style:parent-style-name="standard">
      <style:graphic-properties draw:stroke="none" draw:fill="solid" draw:fill-color="#ffffff" draw:fill-hatch-solid="false" draw:textarea-horizontal-align="center" draw:textarea-vertical-align="middle"/>
    </style:style>
    <style:style style:name="gr3" style:family="graphic" style:parent-style-name="standard">
      <style:graphic-properties draw:fill="solid" draw:fill-color="#ffffff" draw:fill-hatch-solid="false" draw:textarea-horizontal-align="center" draw:textarea-vertical-align="middle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solid" svg:stroke-width="0.025cm" draw:marker-start-width="0.237cm" draw:marker-end-width="0.237cm" draw:fill="solid" draw:fill-color="#ff9900" draw:textarea-horizontal-align="center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draw:stroke="solid" svg:stroke-width="0.025cm" draw:marker-start-width="0.237cm" draw:marker-end-width="0.237cm" draw:fill="solid" draw:fill-color="#ff0000" draw:textarea-horizontal-align="center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draw:stroke="solid" svg:stroke-width="0.025cm" draw:marker-start-width="0.237cm" draw:marker-end-width="0.237cm" draw:fill="solid" draw:fill-color="#ffff00" draw:textarea-horizontal-align="center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draw:stroke="solid" svg:stroke-width="0.025cm" draw:marker-start-width="0.237cm" draw:marker-end-width="0.237cm" draw:fill="solid" draw:fill-color="#2d80ff" draw:textarea-horizontal-align="center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draw:stroke="solid" svg:stroke-width="0.025cm" draw:marker-start-width="0.237cm" draw:marker-end-width="0.237cm" draw:fill="solid" draw:fill-color="#8538cc" draw:textarea-horizontal-align="center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solid" svg:stroke-width="0.025cm" draw:marker-start-width="0.237cm" draw:marker-end-width="0.237cm" draw:fill="solid" draw:fill-color="#00ff00" draw:textarea-horizontal-align="center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solid" svg:stroke-width="0.025cm" draw:marker-start-width="0.237cm" draw:marker-end-width="0.237cm" draw:fill="solid" draw:fill-color="#000000" draw:textarea-horizontal-align="center" draw:textarea-vertical-align="middle" fo:padding-top="0.137cm" fo:padding-bottom="0.137cm" fo:padding-left="0.262cm" fo:padding-right="0.262cm"/>
    </style:style>
    <style:style style:name="gr12" style:family="graphic" style:parent-style-name="standard">
      <style:graphic-properties draw:stroke="solid" svg:stroke-width="0.025cm" draw:marker-start-width="0.237cm" draw:marker-end-width="0.237cm" draw:fill="solid" draw:fill-color="#ffffff" draw:textarea-horizontal-align="center" draw:textarea-vertical-align="middle" fo:padding-top="0.137cm" fo:padding-bottom="0.137cm" fo:padding-left="0.262cm" fo:padding-right="0.262cm"/>
    </style:style>
    <style:style style:name="gr13" style:family="graphic" style:parent-style-name="standard">
      <style:graphic-properties draw:stroke="solid" svg:stroke-width="0.025cm" draw:marker-start-width="0.237cm" draw:marker-end-width="0.237cm" draw:fill="solid" draw:fill-color="#999999" draw:textarea-horizontal-align="center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draw:stroke="none" draw:fill="solid" draw:fill-color="#ffffff" draw:fill-hatch-solid="false" draw:textarea-horizontal-align="center" draw:textarea-vertical-align="bottom"/>
    </style:style>
    <style:style style:name="gr15" style:family="graphic" style:parent-style-name="standard">
      <style:graphic-properties draw:stroke="solid" draw:fill="solid" draw:fill-color="#ffffff" draw:fill-hatch-solid="false" draw:textarea-horizontal-align="center" draw:textarea-vertical-align="middle"/>
    </style:style>
    <style:style style:name="gr16" style:family="graphic" style:parent-style-name="standard">
      <style:graphic-properties draw:fill="solid" draw:fill-color="#2d80ff" draw:textarea-horizontal-align="center" draw:textarea-vertical-align="middle"/>
    </style:style>
    <style:style style:name="gr17" style:family="graphic" style:parent-style-name="standard">
      <style:graphic-properties draw:fill="none" draw:fill-color="#ff3366" draw:textarea-horizontal-align="right" draw:textarea-vertical-align="middle"/>
    </style:style>
    <style:style style:name="gr18" style:family="graphic" style:parent-style-name="standard">
      <style:graphic-properties draw:fill="solid" draw:fill-color="#00ff00" draw:textarea-horizontal-align="center" draw:textarea-vertical-align="middle"/>
    </style:style>
    <style:style style:name="gr19" style:family="graphic" style:parent-style-name="standard">
      <style:graphic-properties draw:fill="solid" draw:fill-color="#ff9900" draw:textarea-horizontal-align="center" draw:textarea-vertical-align="middle"/>
    </style:style>
    <style:style style:name="gr20" style:family="graphic" style:parent-style-name="standard">
      <style:graphic-properties draw:fill="solid" draw:fill-color="#ff0000" draw:textarea-horizontal-align="center" draw:textarea-vertical-align="middle"/>
    </style:style>
    <style:style style:name="gr21" style:family="graphic" style:parent-style-name="standard">
      <style:graphic-properties draw:fill="solid" draw:fill-color="#8538cc" draw:textarea-horizontal-align="center" draw:textarea-vertical-align="middle"/>
    </style:style>
    <style:style style:name="gr22" style:family="graphic" style:parent-style-name="standard">
      <style:graphic-properties draw:fill="solid" draw:fill-color="#ffff00" draw:textarea-horizontal-align="center" draw:textarea-vertical-align="middle"/>
    </style:style>
    <style:style style:name="gr23" style:family="graphic" style:parent-style-name="standard">
      <style:graphic-properties draw:stroke="none" draw:stroke-dash="Ultrafine_20_Dashed" draw:fill="hatch" draw:fill-color="#ffffff" draw:fill-hatch-name="Power" draw:textarea-horizontal-align="center" draw:textarea-vertical-align="middle" draw:auto-grow-height="false" fo:wrap-option="wrap"/>
    </style:style>
    <style:style style:name="gr24" style:family="graphic" style:parent-style-name="standard">
      <style:graphic-properties draw:stroke="none" draw:fill="solid" draw:fill-color="#ffff00" draw:textarea-horizontal-align="center" draw:textarea-vertical-align="middle"/>
    </style:style>
    <style:style style:name="gr25" style:family="graphic" style:parent-style-name="standard">
      <style:graphic-properties draw:stroke="none" draw:fill="solid" draw:fill-color="#008000" draw:textarea-horizontal-align="center" draw:textarea-vertical-align="middle"/>
    </style:style>
    <style:style style:name="gr26" style:family="graphic" style:parent-style-name="standard">
      <style:graphic-properties draw:stroke="none" draw:fill="gradient" draw:fill-color="#008000" draw:fill-gradient-name="green_20_to_20_yellow" draw:textarea-horizontal-align="center" draw:textarea-vertical-align="middle"/>
    </style:style>
    <style:style style:name="gr27" style:family="graphic" style:parent-style-name="standard">
      <style:graphic-properties draw:stroke="none" draw:fill="gradient" draw:fill-color="#008000" draw:fill-gradient-name="Gradient_20_7" draw:textarea-horizontal-align="center" draw:textarea-vertical-align="middle"/>
    </style:style>
    <style:style style:name="gr28" style:family="graphic" style:parent-style-name="standard">
      <style:graphic-properties draw:stroke="none" draw:fill="gradient" draw:fill-color="#008000" draw:fill-gradient-name="Gradient_20_10" draw:textarea-horizontal-align="center" draw:textarea-vertical-align="middle"/>
    </style:style>
    <style:style style:name="gr29" style:family="graphic" style:parent-style-name="standard">
      <style:graphic-properties draw:stroke="none" draw:fill="gradient" draw:fill-color="#008000" draw:fill-gradient-name="Gradient_20_9" draw:textarea-horizontal-align="center" draw:textarea-vertical-align="middle"/>
    </style:style>
    <style:style style:name="gr30" style:family="graphic" style:parent-style-name="standard">
      <style:graphic-properties draw:stroke="none" draw:fill="solid" draw:fill-color="#000000" draw:textarea-horizontal-align="center" draw:textarea-vertical-align="middle"/>
    </style:style>
    <style:style style:name="gr31" style:family="graphic" style:parent-style-name="standard">
      <style:graphic-properties draw:fill="hatch" draw:fill-color="#ffffff" draw:fill-hatch-name="Hatch_20_3" draw:fill-hatch-solid="false" draw:textarea-horizontal-align="center" draw:textarea-vertical-align="middle"/>
    </style:style>
    <style:style style:name="gr32" style:family="graphic" style:parent-style-name="standard">
      <style:graphic-properties draw:fill="solid" draw:fill-color="#ffffff" draw:textarea-horizontal-align="center" draw:textarea-vertical-align="middle"/>
    </style:style>
    <style:style style:name="gr33" style:family="graphic" style:parent-style-name="standard">
      <style:graphic-properties draw:stroke="solid" draw:fill="none" draw:fill-color="#ffffff" draw:textarea-horizontal-align="center" draw:textarea-vertical-align="middle"/>
    </style:style>
    <style:style style:name="gr34" style:family="graphic" style:parent-style-name="standard">
      <style:graphic-properties svg:stroke-width="0cm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35" style:family="graphic" style:parent-style-name="standard">
      <style:graphic-properties draw:textarea-horizontal-align="center" draw:textarea-vertical-align="middle"/>
    </style:style>
    <style:style style:name="gr36" style:family="graphic" style:parent-style-name="standard">
      <style:graphic-properties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37" style:family="graphic" style:parent-style-name="standard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38" style:family="graphic" style:parent-style-name="standard">
      <style:graphic-properties draw:stroke="dash" draw:stroke-dash="Ultrafine_20_Dashed" svg:stroke-color="#808080" draw:textarea-horizontal-align="center" draw:textarea-vertical-align="middle"/>
    </style:style>
    <style:style style:name="gr39" style:family="graphic" style:parent-style-name="standard">
      <style:graphic-properties draw:stroke="none" draw:fill="solid" draw:fill-color="#ffffff" draw:textarea-horizontal-align="left" draw:textarea-vertical-align="top" draw:auto-grow-height="false" fo:wrap-option="wrap"/>
    </style:style>
    <style:style style:name="gr40" style:family="graphic" style:parent-style-name="standard">
      <style:graphic-properties draw:stroke="solid" draw:fill="solid" draw:fill-color="#cccccc" draw:textarea-horizontal-align="center" draw:textarea-vertical-align="middle"/>
    </style:style>
    <style:style style:name="gr41" style:family="graphic" style:parent-style-name="standard">
      <style:graphic-properties draw:stroke="none" draw:fill="solid" draw:fill-color="#008000" draw:textarea-horizontal-align="justify" draw:textarea-vertical-align="middle" draw:auto-grow-height="false" draw:shadow="hidden"/>
    </style:style>
    <style:style style:name="gr42" style:family="graphic" style:parent-style-name="standard">
      <style:graphic-properties draw:fill="solid" draw:fill-color="#ffff00" draw:textarea-horizontal-align="justify" draw:textarea-vertical-align="middle" draw:auto-grow-height="false" draw:shadow="hidden"/>
    </style:style>
    <style:style style:name="gr43" style:family="graphic" style:parent-style-name="standard">
      <style:graphic-properties svg:stroke-width="0.051cm" svg:stroke-color="#0000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ff66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width="0cm" draw:marker-start-width="0.276cm" draw:marker-end-width="0.276cm" draw:fill="solid" draw:fill-color="#000000" draw:opacity="100%" draw:textarea-horizontal-align="center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draw:stroke="none" draw:fill="solid" draw:fill-color="#0047ff" draw:textarea-horizontal-align="justify" draw:textarea-vertical-align="middle" draw:auto-grow-height="false" draw:shadow="hidden"/>
    </style:style>
    <style:style style:name="gr47" style:family="graphic" style:parent-style-name="standard">
      <style:graphic-properties draw:stroke="none" draw:fill="gradient" draw:fill-color="#008000" draw:fill-gradient-name="Gradient_20_13" draw:textarea-horizontal-align="center" draw:textarea-vertical-align="middle"/>
    </style:style>
    <style:style style:name="gr48" style:family="graphic" style:parent-style-name="standard">
      <style:graphic-properties draw:stroke="none" draw:fill="gradient" draw:fill-color="#008000" draw:fill-gradient-name="Gradient_20_11" draw:textarea-horizontal-align="center" draw:textarea-vertical-align="middle"/>
    </style:style>
    <style:style style:name="gr49" style:family="graphic" style:parent-style-name="standard">
      <style:graphic-properties draw:stroke="none" draw:fill="gradient" draw:fill-color="#008000" draw:fill-gradient-name="Gradient_20_12" draw:textarea-horizontal-align="center" draw:textarea-vertical-align="middle"/>
    </style:style>
    <style:style style:name="gr50" style:family="graphic" style:parent-style-name="standard">
      <style:graphic-properties draw:stroke="none" draw:fill="gradient" draw:fill-color="#008000" draw:fill-gradient-name="Gradient_20_14" draw:textarea-horizontal-align="center" draw:textarea-vertical-align="middle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000000" fo:font-family="Arial" style:font-family-generic="swiss" style:font-pitch="variable" fo:font-size="13pt" fo:font-weight="normal" style:font-size-asian="13pt" style:font-weight-asian="normal" style:font-size-complex="13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999999" fo:font-size="16pt" style:font-size-asian="16pt" style:font-size-complex="16pt"/>
    </style:style>
    <style:style style:name="P5" style:family="paragraph">
      <style:paragraph-properties fo:text-align="end"/>
      <style:text-properties fo:color="#000000" fo:font-size="13pt" fo:font-weight="bold" style:font-size-asian="13pt" style:font-size-complex="13pt"/>
    </style:style>
    <style:style style:name="P6" style:family="paragraph">
      <style:paragraph-properties fo:text-align="center"/>
      <style:text-properties fo:font-family="Harrington" style:font-family-generic="decorative" style:font-pitch="variable"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text-align="center"/>
      <style:text-properties fo:color="#ffffff" fo:font-family="Harrington" style:font-family-generic="decorative" style:font-pitch="variable" fo:font-size="22pt" fo:font-weight="bold" style:font-size-asian="22pt" style:font-weight-asian="bold" style:font-size-complex="22pt" style:font-weight-complex="bold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family="Harrington" style:font-family-generic="decorative" style:font-pitch="variable" fo:font-size="22pt" fo:font-weight="bold" style:font-size-asian="22pt" style:font-size-complex="22pt"/>
    </style:style>
    <style:style style:name="P10" style:family="paragraph">
      <style:paragraph-properties fo:text-align="center"/>
      <style:text-properties fo:font-family="Georgia" style:font-style-name="Regular" style:font-family-generic="roman" style:font-pitch="variable" fo:font-size="11pt" style:font-size-asian="18pt" style:font-size-complex="18pt"/>
    </style:style>
    <style:style style:name="P11" style:family="paragraph">
      <style:paragraph-properties fo:margin-left="0cm" fo:margin-right="0cm" fo:margin-top="0cm" fo:margin-bottom="0.051cm" fo:text-align="center" fo:text-indent="0cm"/>
    </style:style>
    <style:style style:name="P12" style:family="paragraph">
      <style:paragraph-properties fo:margin-left="0cm" fo:margin-right="0cm" fo:margin-top="0cm" fo:margin-bottom="0.051cm" fo:text-align="center" fo:text-indent="0cm"/>
      <style:text-properties fo:font-family="Georgia" style:font-style-name="Regular" style:font-family-generic="roman" style:font-pitch="variable" fo:font-size="16pt" style:font-size-asian="16pt" style:font-size-complex="16pt"/>
    </style:style>
    <style:style style:name="P13" style:family="paragraph">
      <style:paragraph-properties fo:text-align="center"/>
      <style:text-properties style:use-window-font-color="true" fo:font-size="12pt" style:font-size-asian="16pt" style:font-size-complex="16pt"/>
    </style:style>
    <style:style style:name="P14" style:family="paragraph">
      <style:paragraph-properties fo:text-align="center"/>
      <style:text-properties style:use-window-font-color="true" fo:font-size="12pt" style:font-size-asian="14pt" style:font-size-complex="14pt"/>
    </style:style>
    <style:style style:name="P15" style:family="paragraph">
      <style:paragraph-properties fo:text-align="center"/>
      <style:text-properties style:use-window-font-color="true" fo:font-size="9pt" style:font-size-asian="9pt" style:font-size-complex="9pt"/>
    </style:style>
    <style:style style:name="P16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7" style:family="paragraph">
      <style:paragraph-properties fo:text-align="center"/>
      <style:text-properties fo:font-size="16pt" fo:font-weight="bold" style:font-size-asian="18pt" style:font-weight-asian="bold" style:font-size-complex="18pt" style:font-weight-complex="bold"/>
    </style:style>
    <style:style style:name="P18" style:family="paragraph">
      <style:paragraph-properties fo:margin-left="0cm" fo:margin-right="0cm" fo:margin-top="0.1cm" fo:margin-bottom="0.1cm" fo:line-height="100%" fo:text-align="start" fo:text-indent="0cm"/>
    </style:style>
    <style:style style:name="P19" style:family="paragraph">
      <style:paragraph-properties fo:margin-left="0cm" fo:margin-right="0cm" fo:margin-top="0.1cm" fo:margin-bottom="0.1cm" fo:line-height="100%" fo:text-align="start" fo:text-indent="0cm"/>
      <style:text-properties fo:font-family="Georgia" style:font-style-name="Regular" style:font-family-generic="roman" style:font-pitch="variable" fo:font-size="10.5pt" style:font-size-asian="10pt" style:font-size-complex="10pt"/>
    </style:style>
    <style:style style:name="P20" style:family="paragraph">
      <style:paragraph-properties fo:margin-left="0cm" fo:margin-right="0cm" fo:margin-top="0.1cm" fo:margin-bottom="0.1cm" fo:line-height="100%" fo:text-align="start" fo:text-indent="0cm"/>
      <style:text-properties fo:font-family="Georgia" style:font-style-name="Regular" style:font-family-generic="roman" style:font-pitch="variable" fo:font-size="10.5pt" style:font-size-asian="10.5pt" style:font-size-complex="10.5pt"/>
    </style:style>
    <style:style style:name="T1" style:family="text">
      <style:text-properties fo:color="#000000" fo:font-family="Arial" style:font-family-generic="swiss" style:font-pitch="variable" fo:font-size="13pt" fo:font-weight="normal" style:font-size-asian="13pt" style:font-weight-asian="normal" style:font-size-complex="13pt" style:font-weight-complex="normal"/>
    </style:style>
    <style:style style:name="T2" style:family="text">
      <style:text-properties fo:color="#999999" fo:font-size="10pt" style:font-size-asian="10pt" style:font-size-complex="10pt"/>
    </style:style>
    <style:style style:name="T3" style:family="text">
      <style:text-properties fo:color="#999999" fo:font-family="Arial" style:font-style-name="Regular" style:font-family-generic="swiss" fo:font-size="10pt" style:font-family-asian="Arial" style:font-style-name-asian="Regular" style:font-family-generic-asian="swiss" style:font-size-asian="10pt" style:font-family-complex="Arial" style:font-style-name-complex="Regular" style:font-family-generic-complex="swiss" style:font-size-complex="10pt"/>
    </style:style>
    <style:style style:name="T4" style:family="text">
      <style:text-properties fo:color="#000000" fo:font-family="Webdings" style:font-family-generic="roman" style:font-pitch="variable" style:font-charset="x-symbol" fo:font-size="13pt" fo:font-weight="bold" style:font-size-asian="13pt" style:font-size-complex="13pt"/>
    </style:style>
    <style:style style:name="T5" style:family="text">
      <style:text-properties fo:font-family="Harrington" style:font-family-generic="decorative" style:font-pitch="variable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ffffff" fo:font-family="Harrington" style:font-family-generic="decorative" style:font-pitch="variable" fo:font-size="22pt" fo:font-weight="bold" style:font-size-asian="22pt" style:font-weight-asian="bold" style:font-size-complex="22pt" style:font-weight-complex="bold"/>
    </style:style>
    <style:style style:name="T7" style:family="text">
      <style:text-properties fo:font-family="Harrington" style:font-family-generic="decorative" style:font-pitch="variable" fo:font-size="22pt" fo:font-weight="bold" style:font-size-asian="22pt" style:font-size-complex="22pt"/>
    </style:style>
    <style:style style:name="T8" style:family="text">
      <style:text-properties fo:color="#999999" fo:font-family="Arial" style:font-family-generic="swiss" style:font-pitch="variable" fo:font-size="16pt" style:font-size-asian="16pt" style:font-size-complex="16pt"/>
    </style:style>
    <style:style style:name="T9" style:family="text">
      <style:text-properties fo:color="#999999" fo:font-family="Arial" style:font-family-generic="swiss" style:font-pitch="variable" fo:font-size="11pt" style:font-size-asian="11pt" style:font-size-complex="11pt"/>
    </style:style>
    <style:style style:name="T10" style:family="text">
      <style:text-properties fo:color="#999999" fo:font-size="16pt" style:font-size-asian="16pt" style:font-size-complex="16pt"/>
    </style:style>
    <style:style style:name="T11" style:family="text">
      <style:text-properties style:use-window-font-color="true" fo:font-size="12pt" style:font-size-asian="16pt" style:font-size-complex="16pt"/>
    </style:style>
    <style:style style:name="T12" style:family="text">
      <style:text-properties style:use-window-font-color="true" fo:font-size="9pt" style:font-size-asian="9pt" style:font-size-complex="9pt"/>
    </style:style>
    <style:style style:name="T13" style:family="text">
      <style:text-properties style:use-window-font-color="true" fo:font-size="12pt" style:font-size-asian="14pt" style:font-size-complex="14pt"/>
    </style:style>
    <style:style style:name="T14" style:family="text">
      <style:text-properties style:use-window-font-color="true" fo:font-size="9pt" fo:font-weight="bold" style:font-size-asian="9pt" style:font-weight-asian="bold" style:font-size-complex="9pt" style:font-weight-complex="bold"/>
    </style:style>
    <style:style style:name="T15" style:family="text">
      <style:text-properties fo:color="#000000" fo:font-size="9pt" style:font-size-asian="9pt" style:font-size-complex="9pt"/>
    </style:style>
    <style:style style:name="T16" style:family="text">
      <style:text-properties fo:font-size="9pt" fo:font-weight="bold" style:font-size-asian="9pt" style:font-weight-asian="bold" style:font-size-complex="9pt" style:font-weight-complex="bold"/>
    </style:style>
    <style:style style:name="T17" style:family="text">
      <style:text-properties fo:font-size="16pt" fo:font-weight="bold" style:font-size-asian="18pt" style:font-weight-asian="bold" style:font-size-complex="18pt" style:font-weight-complex="bold"/>
    </style:style>
    <style:style style:name="T18" style:family="text">
      <style:text-properties fo:color="#000000" style:text-outline="false" style:text-line-through-style="none" fo:font-family="Georgia" style:font-style-name="Regular" style:font-family-generic="roman" style:font-pitch="variable" fo:font-size="10.5pt" fo:font-style="normal" fo:text-shadow="none" style:text-underline-style="none" fo:font-weight="normal" style:font-family-asian="'MS Gothic'" style:font-pitch-asian="variable" style:font-size-asian="10pt" style:font-style-asian="normal" style:font-weight-asian="normal" style:font-family-complex="Tahoma" style:font-pitch-complex="variable" style:font-size-complex="10pt" style:font-style-complex="normal" style:font-weight-complex="normal" style:text-emphasize="none" style:font-relief="none"/>
    </style:style>
    <style:style style:name="T19" style:family="text">
      <style:text-properties fo:color="#000000" style:text-outline="false" style:text-line-through-style="none" fo:font-family="Georgia" style:font-style-name="Regular" style:font-family-generic="roman" style:font-pitch="variable" fo:font-size="10.5pt" fo:font-style="normal" fo:text-shadow="none" style:text-underline-style="none" fo:font-weight="bold" style:font-family-asian="'MS Gothic'" style:font-pitch-asian="variable" style:font-size-asian="10.5pt" style:font-style-asian="normal" style:font-weight-asian="bold" style:font-family-complex="Tahoma" style:font-pitch-complex="variable" style:font-size-complex="10.5pt" style:font-style-complex="normal" style:font-weight-complex="bold" style:text-emphasize="none" style:font-relief="none"/>
    </style:style>
    <style:style style:name="T20" style:family="text">
      <style:text-properties fo:color="#000000" style:text-outline="false" style:text-line-through-style="none" fo:font-family="Georgia" style:font-style-name="Regular" style:font-family-generic="roman" style:font-pitch="variable" fo:font-size="10.5pt" fo:font-style="normal" fo:text-shadow="none" style:text-underline-style="none" fo:font-weight="normal" style:font-family-asian="'MS Gothic'" style:font-pitch-asian="variable" style:font-size-asian="10.5pt" style:font-style-asian="normal" style:font-weight-asian="normal" style:font-family-complex="Tahoma" style:font-pitch-complex="variable" style:font-size-complex="10.5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2.539cm" svg:height="1.905cm" svg:x="3.176cm" svg:y="4.445cm">
          <text:p text:style-name="P1"><text:span text:style-name="T1">Inventory</text:span></text:p>
        </draw:rect>
        <draw:rect draw:style-name="gr2" draw:text-style-name="P4" draw:layer="layout" svg:width="3.175cm" svg:height="1.905cm" svg:x="5.715cm" svg:y="4.445cm">
          <text:p text:style-name="P3"><text:span text:style-name="T2">Module #1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8.89cm" svg:y="4.445cm">
          <text:p text:style-name="P3"><text:span text:style-name="T2">Module #2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12.065cm" svg:y="4.445cm">
          <text:p text:style-name="P3"><text:span text:style-name="T2">Module #3</text:span></text:p>
          <text:p text:style-name="P3"><text:span text:style-name="T2">(2-3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5.24cm" svg:y="4.445cm">
          <text:p text:style-name="P3"><text:span text:style-name="T2">Module #4</text:span></text:p>
          <text:p text:style-name="P3"><text:span text:style-name="T2">(2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8.415cm" svg:y="4.445cm">
          <text:p text:style-name="P3"><text:span text:style-name="T2">Held Object</text:span></text:p>
          <text:p text:style-name="P3"><text:span text:style-name="T2">(can't be large)</text:span></text:p>
          <text:p text:style-name="P3"><text:span text:style-name="T3">▼</text:span></text:p>
        </draw:rect>
        <draw:rect draw:style-name="gr1" draw:text-style-name="P5" draw:layer="layout" svg:width="2.539cm" svg:height="1.27cm" svg:x="3.175cm" svg:y="1.27cm">
          <text:p text:style-name="P1"><text:span text:style-name="T4"></text:span></text:p>
        </draw:rect>
        <draw:rect draw:style-name="gr3" draw:text-style-name="P4" draw:layer="layout" svg:width="1.984cm" svg:height="1.27cm" svg:x="5.715cm" svg:y="1.27cm">
          <text:p text:style-name="P3"><text:span text:style-name="T2">7</text:span></text:p>
        </draw:rect>
        <draw:rect draw:style-name="gr3" draw:text-style-name="P4" draw:layer="layout" svg:width="1.985cm" svg:height="1.27cm" svg:x="7.698cm" svg:y="1.269cm">
          <text:p text:style-name="P3"><text:span text:style-name="T2">6</text:span></text:p>
        </draw:rect>
        <draw:rect draw:style-name="gr3" draw:text-style-name="P4" draw:layer="layout" svg:width="1.984cm" svg:height="1.27cm" svg:x="9.683cm" svg:y="1.269cm">
          <text:p text:style-name="P3"><text:span text:style-name="T2">5</text:span></text:p>
        </draw:rect>
        <draw:rect draw:style-name="gr3" draw:text-style-name="P4" draw:layer="layout" svg:width="1.984cm" svg:height="1.27cm" svg:x="11.667cm" svg:y="1.269cm">
          <text:p text:style-name="P3"><text:span text:style-name="T2">4</text:span></text:p>
        </draw:rect>
        <draw:rect draw:style-name="gr3" draw:text-style-name="P4" draw:layer="layout" svg:width="1.985cm" svg:height="1.27cm" svg:x="13.651cm" svg:y="1.269cm">
          <text:p text:style-name="P3"><text:span text:style-name="T2">3</text:span></text:p>
        </draw:rect>
        <draw:rect draw:style-name="gr3" draw:text-style-name="P4" draw:layer="layout" svg:width="1.984cm" svg:height="1.27cm" svg:x="15.636cm" svg:y="1.269cm">
          <text:p text:style-name="P3"><text:span text:style-name="T2">2</text:span></text:p>
        </draw:rect>
        <draw:rect draw:style-name="gr3" draw:text-style-name="P4" draw:layer="layout" svg:width="1.985cm" svg:height="1.27cm" svg:x="17.62cm" svg:y="1.269cm">
          <text:p text:style-name="P3"><text:span text:style-name="T2">1</text:span></text:p>
        </draw:rect>
        <draw:rect draw:style-name="gr3" draw:text-style-name="P4" draw:layer="layout" svg:width="1.984cm" svg:height="1.27cm" svg:x="19.605cm" svg:y="1.269cm">
          <text:p text:style-name="P3"><text:span text:style-name="T2">0</text:span></text:p>
          <text:p text:style-name="P3"><text:span text:style-name="T2">Dormant</text:span></text:p>
        </draw:rect>
        <draw:rect draw:style-name="gr1" draw:text-style-name="P2" draw:layer="layout" svg:width="2.539cm" svg:height="1.905cm" svg:x="3.175cm" svg:y="2.54cm">
          <text:p text:style-name="P1"><text:span text:style-name="T1">Health</text:span></text:p>
        </draw:rect>
        <draw:rect draw:style-name="gr3" draw:text-style-name="P4" draw:layer="layout" svg:width="2.646cm" svg:height="1.905cm" svg:x="5.715cm" svg:y="2.54cm">
          <text:p text:style-name="P3"><text:span text:style-name="T2">5</text:span></text:p>
        </draw:rect>
        <draw:rect draw:style-name="gr3" draw:text-style-name="P4" draw:layer="layout" svg:width="2.646cm" svg:height="1.905cm" svg:x="8.361cm" svg:y="2.54cm">
          <text:p text:style-name="P3"><text:span text:style-name="T2">4</text:span></text:p>
        </draw:rect>
        <draw:rect draw:style-name="gr3" draw:text-style-name="P4" draw:layer="layout" svg:width="2.646cm" svg:height="1.905cm" svg:x="11.007cm" svg:y="2.54cm">
          <text:p text:style-name="P3"><text:span text:style-name="T2">3</text:span></text:p>
        </draw:rect>
        <draw:rect draw:style-name="gr3" draw:text-style-name="P4" draw:layer="layout" svg:width="2.645cm" svg:height="1.905cm" svg:x="13.653cm" svg:y="2.54cm">
          <text:p text:style-name="P3"><text:span text:style-name="T2">2</text:span></text:p>
          <text:p text:style-name="P3"><text:span text:style-name="T2"/></text:p>
          <text:p text:style-name="P3"><text:span text:style-name="T2">Penalty: -1</text:span></text:p>
        </draw:rect>
        <draw:rect draw:style-name="gr3" draw:text-style-name="P4" draw:layer="layout" svg:width="2.646cm" svg:height="1.905cm" svg:x="16.298cm" svg:y="2.54cm">
          <text:p text:style-name="P3"><text:span text:style-name="T2">1</text:span></text:p>
          <text:p text:style-name="P3"><text:span text:style-name="T2"/></text:p>
          <text:p text:style-name="P3"><text:span text:style-name="T2">Penalty: -2</text:span></text:p>
        </draw:rect>
        <draw:rect draw:style-name="gr3" draw:text-style-name="P4" draw:layer="layout" svg:width="2.646cm" svg:height="1.905cm" svg:x="18.944cm" svg:y="2.54cm">
          <text:p text:style-name="P3"><text:span text:style-name="T2">0</text:span></text:p>
          <text:p text:style-name="P3"><text:span text:style-name="T2"/></text:p>
          <text:p text:style-name="P3"><text:span text:style-name="T2">Destroyed</text:span></text:p>
        </draw:rect>
        <draw:rect draw:style-name="gr4" draw:text-style-name="P3" draw:layer="layout" svg:width="20.321cm" svg:height="5.08cm" svg:x="1.27cm" svg:y="1.27cm">
          <text:p/>
        </draw:rect>
        <draw:rect draw:style-name="gr5" draw:text-style-name="P6" draw:layer="layout" svg:width="5.08cm" svg:height="1.905cm" draw:transform="rotate (1.5707963267946) translate (1.27cm 6.35cm)">
          <text:p text:style-name="P3"><text:span text:style-name="T5">Citrine</text:span></text:p>
          <text:p text:style-name="P3"><text:span text:style-name="T5">Golem</text:span></text:p>
        </draw:rect>
        <draw:rect draw:style-name="gr1" draw:text-style-name="P2" draw:layer="layout" svg:width="2.539cm" svg:height="1.905cm" svg:x="3.175cm" svg:y="9.526cm">
          <text:p text:style-name="P1"><text:span text:style-name="T1">Inventory</text:span></text:p>
        </draw:rect>
        <draw:rect draw:style-name="gr2" draw:text-style-name="P4" draw:layer="layout" svg:width="3.175cm" svg:height="1.905cm" svg:x="5.714cm" svg:y="9.526cm">
          <text:p text:style-name="P3"><text:span text:style-name="T2">Module #1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8.889cm" svg:y="9.526cm">
          <text:p text:style-name="P3"><text:span text:style-name="T2">Module #2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12.064cm" svg:y="9.526cm">
          <text:p text:style-name="P3"><text:span text:style-name="T2">Module #3</text:span></text:p>
          <text:p text:style-name="P3"><text:span text:style-name="T2">(2-3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5.239cm" svg:y="9.526cm">
          <text:p text:style-name="P3"><text:span text:style-name="T2">Module #4</text:span></text:p>
          <text:p text:style-name="P3"><text:span text:style-name="T2">(2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8.414cm" svg:y="9.526cm">
          <text:p text:style-name="P3"><text:span text:style-name="T2">Held Object</text:span></text:p>
          <text:p text:style-name="P3"><text:span text:style-name="T2">(can't be large)</text:span></text:p>
          <text:p text:style-name="P3"><text:span text:style-name="T3">▼</text:span></text:p>
        </draw:rect>
        <draw:rect draw:style-name="gr1" draw:text-style-name="P5" draw:layer="layout" svg:width="2.539cm" svg:height="1.27cm" svg:x="3.174cm" svg:y="6.351cm">
          <text:p text:style-name="P1"><text:span text:style-name="T4"></text:span></text:p>
        </draw:rect>
        <draw:rect draw:style-name="gr3" draw:text-style-name="P4" draw:layer="layout" svg:width="1.984cm" svg:height="1.27cm" svg:x="5.714cm" svg:y="6.351cm">
          <text:p text:style-name="P3"><text:span text:style-name="T2">7</text:span></text:p>
        </draw:rect>
        <draw:rect draw:style-name="gr3" draw:text-style-name="P4" draw:layer="layout" svg:width="1.985cm" svg:height="1.27cm" svg:x="7.697cm" svg:y="6.35cm">
          <text:p text:style-name="P3"><text:span text:style-name="T2">6</text:span></text:p>
        </draw:rect>
        <draw:rect draw:style-name="gr3" draw:text-style-name="P4" draw:layer="layout" svg:width="1.984cm" svg:height="1.27cm" svg:x="9.682cm" svg:y="6.35cm">
          <text:p text:style-name="P3"><text:span text:style-name="T2">5</text:span></text:p>
        </draw:rect>
        <draw:rect draw:style-name="gr3" draw:text-style-name="P4" draw:layer="layout" svg:width="1.984cm" svg:height="1.27cm" svg:x="11.666cm" svg:y="6.35cm">
          <text:p text:style-name="P3"><text:span text:style-name="T2">4</text:span></text:p>
        </draw:rect>
        <draw:rect draw:style-name="gr3" draw:text-style-name="P4" draw:layer="layout" svg:width="1.985cm" svg:height="1.27cm" svg:x="13.65cm" svg:y="6.35cm">
          <text:p text:style-name="P3"><text:span text:style-name="T2">3</text:span></text:p>
        </draw:rect>
        <draw:rect draw:style-name="gr3" draw:text-style-name="P4" draw:layer="layout" svg:width="1.984cm" svg:height="1.27cm" svg:x="15.635cm" svg:y="6.35cm">
          <text:p text:style-name="P3"><text:span text:style-name="T2">2</text:span></text:p>
        </draw:rect>
        <draw:rect draw:style-name="gr3" draw:text-style-name="P4" draw:layer="layout" svg:width="1.985cm" svg:height="1.27cm" svg:x="17.619cm" svg:y="6.35cm">
          <text:p text:style-name="P3"><text:span text:style-name="T2">1</text:span></text:p>
        </draw:rect>
        <draw:rect draw:style-name="gr3" draw:text-style-name="P4" draw:layer="layout" svg:width="1.984cm" svg:height="1.27cm" svg:x="19.604cm" svg:y="6.35cm">
          <text:p text:style-name="P3"><text:span text:style-name="T2">0</text:span></text:p>
          <text:p text:style-name="P3"><text:span text:style-name="T2">Dormant</text:span></text:p>
        </draw:rect>
        <draw:rect draw:style-name="gr1" draw:text-style-name="P2" draw:layer="layout" svg:width="2.539cm" svg:height="1.905cm" svg:x="3.174cm" svg:y="7.621cm">
          <text:p text:style-name="P1"><text:span text:style-name="T1">Health</text:span></text:p>
        </draw:rect>
        <draw:rect draw:style-name="gr3" draw:text-style-name="P4" draw:layer="layout" svg:width="2.646cm" svg:height="1.905cm" svg:x="5.714cm" svg:y="7.621cm">
          <text:p text:style-name="P3"><text:span text:style-name="T2">5</text:span></text:p>
        </draw:rect>
        <draw:rect draw:style-name="gr3" draw:text-style-name="P4" draw:layer="layout" svg:width="2.646cm" svg:height="1.905cm" svg:x="8.36cm" svg:y="7.621cm">
          <text:p text:style-name="P3"><text:span text:style-name="T2">4</text:span></text:p>
        </draw:rect>
        <draw:rect draw:style-name="gr3" draw:text-style-name="P4" draw:layer="layout" svg:width="2.646cm" svg:height="1.905cm" svg:x="11.006cm" svg:y="7.621cm">
          <text:p text:style-name="P3"><text:span text:style-name="T2">3</text:span></text:p>
        </draw:rect>
        <draw:rect draw:style-name="gr3" draw:text-style-name="P4" draw:layer="layout" svg:width="2.645cm" svg:height="1.905cm" svg:x="13.652cm" svg:y="7.621cm">
          <text:p text:style-name="P3"><text:span text:style-name="T2">2</text:span></text:p>
          <text:p text:style-name="P3"><text:span text:style-name="T2"/></text:p>
          <text:p text:style-name="P3"><text:span text:style-name="T2">Penalty: -1</text:span></text:p>
        </draw:rect>
        <draw:rect draw:style-name="gr3" draw:text-style-name="P4" draw:layer="layout" svg:width="2.646cm" svg:height="1.905cm" svg:x="16.297cm" svg:y="7.621cm">
          <text:p text:style-name="P3"><text:span text:style-name="T2">1</text:span></text:p>
          <text:p text:style-name="P3"><text:span text:style-name="T2"/></text:p>
          <text:p text:style-name="P3"><text:span text:style-name="T2">Penalty: -2</text:span></text:p>
        </draw:rect>
        <draw:rect draw:style-name="gr3" draw:text-style-name="P4" draw:layer="layout" svg:width="2.646cm" svg:height="1.905cm" svg:x="18.943cm" svg:y="7.621cm">
          <text:p text:style-name="P3"><text:span text:style-name="T2">0</text:span></text:p>
          <text:p text:style-name="P3"><text:span text:style-name="T2"/></text:p>
          <text:p text:style-name="P3"><text:span text:style-name="T2">Destroyed</text:span></text:p>
        </draw:rect>
        <draw:rect draw:style-name="gr4" draw:text-style-name="P3" draw:layer="layout" svg:width="20.321cm" svg:height="5.08cm" svg:x="1.269cm" svg:y="6.351cm">
          <text:p/>
        </draw:rect>
        <draw:rect draw:style-name="gr5" draw:text-style-name="P6" draw:layer="layout" svg:width="5.08cm" svg:height="1.905cm" draw:transform="rotate (1.5707963267946) translate (1.269cm 11.431cm)">
          <text:p text:style-name="P3"><text:span text:style-name="T5">Citrine</text:span></text:p>
          <text:p text:style-name="P3"><text:span text:style-name="T5">Golem</text:span></text:p>
        </draw:rect>
        <draw:rect draw:style-name="gr1" draw:text-style-name="P2" draw:layer="layout" svg:width="2.539cm" svg:height="1.905cm" svg:x="3.171cm" svg:y="4.446cm">
          <text:p text:style-name="P1"><text:span text:style-name="T1">Inventory</text:span></text:p>
        </draw:rect>
        <draw:rect draw:style-name="gr2" draw:text-style-name="P4" draw:layer="layout" svg:width="3.175cm" svg:height="1.905cm" svg:x="5.71cm" svg:y="4.446cm">
          <text:p text:style-name="P3"><text:span text:style-name="T2">Module #1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8.885cm" svg:y="4.446cm">
          <text:p text:style-name="P3"><text:span text:style-name="T2">Module #2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12.06cm" svg:y="4.446cm">
          <text:p text:style-name="P3"><text:span text:style-name="T2">Module #3</text:span></text:p>
          <text:p text:style-name="P3"><text:span text:style-name="T2">(2-3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5.235cm" svg:y="4.446cm">
          <text:p text:style-name="P3"><text:span text:style-name="T2">Module #4</text:span></text:p>
          <text:p text:style-name="P3"><text:span text:style-name="T2">(2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8.41cm" svg:y="4.446cm">
          <text:p text:style-name="P3"><text:span text:style-name="T2">Held Object</text:span></text:p>
          <text:p text:style-name="P3"><text:span text:style-name="T2">(can't be large)</text:span></text:p>
          <text:p text:style-name="P3"><text:span text:style-name="T3">▼</text:span></text:p>
        </draw:rect>
        <draw:rect draw:style-name="gr1" draw:text-style-name="P5" draw:layer="layout" svg:width="2.539cm" svg:height="1.27cm" svg:x="3.17cm" svg:y="1.271cm">
          <text:p text:style-name="P1"><text:span text:style-name="T4"></text:span></text:p>
        </draw:rect>
        <draw:rect draw:style-name="gr3" draw:text-style-name="P4" draw:layer="layout" svg:width="1.984cm" svg:height="1.27cm" svg:x="5.71cm" svg:y="1.271cm">
          <text:p text:style-name="P3"><text:span text:style-name="T2">7</text:span></text:p>
        </draw:rect>
        <draw:rect draw:style-name="gr3" draw:text-style-name="P4" draw:layer="layout" svg:width="1.985cm" svg:height="1.27cm" svg:x="7.693cm" svg:y="1.27cm">
          <text:p text:style-name="P3"><text:span text:style-name="T2">6</text:span></text:p>
        </draw:rect>
        <draw:rect draw:style-name="gr3" draw:text-style-name="P4" draw:layer="layout" svg:width="1.984cm" svg:height="1.27cm" svg:x="9.678cm" svg:y="1.27cm">
          <text:p text:style-name="P3"><text:span text:style-name="T2">5</text:span></text:p>
        </draw:rect>
        <draw:rect draw:style-name="gr3" draw:text-style-name="P4" draw:layer="layout" svg:width="1.984cm" svg:height="1.27cm" svg:x="11.662cm" svg:y="1.27cm">
          <text:p text:style-name="P3"><text:span text:style-name="T2">4</text:span></text:p>
        </draw:rect>
        <draw:rect draw:style-name="gr3" draw:text-style-name="P4" draw:layer="layout" svg:width="1.985cm" svg:height="1.27cm" svg:x="13.646cm" svg:y="1.27cm">
          <text:p text:style-name="P3"><text:span text:style-name="T2">3</text:span></text:p>
        </draw:rect>
        <draw:rect draw:style-name="gr3" draw:text-style-name="P4" draw:layer="layout" svg:width="1.984cm" svg:height="1.27cm" svg:x="15.631cm" svg:y="1.27cm">
          <text:p text:style-name="P3"><text:span text:style-name="T2">2</text:span></text:p>
        </draw:rect>
        <draw:rect draw:style-name="gr3" draw:text-style-name="P4" draw:layer="layout" svg:width="1.985cm" svg:height="1.27cm" svg:x="17.615cm" svg:y="1.27cm">
          <text:p text:style-name="P3"><text:span text:style-name="T2">1</text:span></text:p>
        </draw:rect>
        <draw:rect draw:style-name="gr3" draw:text-style-name="P4" draw:layer="layout" svg:width="1.984cm" svg:height="1.27cm" svg:x="19.6cm" svg:y="1.27cm">
          <text:p text:style-name="P3"><text:span text:style-name="T2">0</text:span></text:p>
          <text:p text:style-name="P3"><text:span text:style-name="T2">Dormant</text:span></text:p>
        </draw:rect>
        <draw:rect draw:style-name="gr1" draw:text-style-name="P2" draw:layer="layout" svg:width="2.539cm" svg:height="1.905cm" svg:x="3.17cm" svg:y="2.541cm">
          <text:p text:style-name="P1"><text:span text:style-name="T1">Health</text:span></text:p>
        </draw:rect>
        <draw:rect draw:style-name="gr3" draw:text-style-name="P4" draw:layer="layout" svg:width="2.646cm" svg:height="1.905cm" svg:x="5.71cm" svg:y="2.541cm">
          <text:p text:style-name="P3"><text:span text:style-name="T2">5</text:span></text:p>
        </draw:rect>
        <draw:rect draw:style-name="gr3" draw:text-style-name="P4" draw:layer="layout" svg:width="2.646cm" svg:height="1.905cm" svg:x="8.356cm" svg:y="2.541cm">
          <text:p text:style-name="P3"><text:span text:style-name="T2">4</text:span></text:p>
        </draw:rect>
        <draw:rect draw:style-name="gr3" draw:text-style-name="P4" draw:layer="layout" svg:width="2.646cm" svg:height="1.905cm" svg:x="11.002cm" svg:y="2.541cm">
          <text:p text:style-name="P3"><text:span text:style-name="T2">3</text:span></text:p>
        </draw:rect>
        <draw:rect draw:style-name="gr3" draw:text-style-name="P4" draw:layer="layout" svg:width="2.645cm" svg:height="1.905cm" svg:x="13.648cm" svg:y="2.541cm">
          <text:p text:style-name="P3"><text:span text:style-name="T2">2</text:span></text:p>
          <text:p text:style-name="P3"><text:span text:style-name="T2"/></text:p>
          <text:p text:style-name="P3"><text:span text:style-name="T2">Penalty: -1</text:span></text:p>
        </draw:rect>
        <draw:rect draw:style-name="gr3" draw:text-style-name="P4" draw:layer="layout" svg:width="2.646cm" svg:height="1.905cm" svg:x="16.293cm" svg:y="2.541cm">
          <text:p text:style-name="P3"><text:span text:style-name="T2">1</text:span></text:p>
          <text:p text:style-name="P3"><text:span text:style-name="T2"/></text:p>
          <text:p text:style-name="P3"><text:span text:style-name="T2">Penalty: -2</text:span></text:p>
        </draw:rect>
        <draw:rect draw:style-name="gr3" draw:text-style-name="P4" draw:layer="layout" svg:width="2.646cm" svg:height="1.905cm" svg:x="18.939cm" svg:y="2.541cm">
          <text:p text:style-name="P3"><text:span text:style-name="T2">0</text:span></text:p>
          <text:p text:style-name="P3"><text:span text:style-name="T2"/></text:p>
          <text:p text:style-name="P3"><text:span text:style-name="T2">Destroyed</text:span></text:p>
        </draw:rect>
        <draw:rect draw:style-name="gr4" draw:text-style-name="P3" draw:layer="layout" svg:width="20.321cm" svg:height="5.08cm" svg:x="1.265cm" svg:y="1.271cm">
          <text:p/>
        </draw:rect>
        <draw:rect draw:style-name="gr5" draw:text-style-name="P6" draw:layer="layout" svg:width="5.08cm" svg:height="1.905cm" draw:transform="rotate (1.5707963267946) translate (1.265cm 6.351cm)">
          <text:p text:style-name="P3"><text:span text:style-name="T5">Citrine</text:span></text:p>
          <text:p text:style-name="P3"><text:span text:style-name="T5">Golem</text:span></text:p>
        </draw:rect>
        <draw:rect draw:style-name="gr1" draw:text-style-name="P2" draw:layer="layout" svg:width="2.539cm" svg:height="1.905cm" svg:x="3.17cm" svg:y="4.446cm">
          <text:p text:style-name="P1"><text:span text:style-name="T1">Inventory</text:span></text:p>
        </draw:rect>
        <draw:rect draw:style-name="gr2" draw:text-style-name="P4" draw:layer="layout" svg:width="3.175cm" svg:height="1.905cm" svg:x="5.709cm" svg:y="4.446cm">
          <text:p text:style-name="P3"><text:span text:style-name="T2">Module #1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8.884cm" svg:y="4.446cm">
          <text:p text:style-name="P3"><text:span text:style-name="T2">Module #2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12.059cm" svg:y="4.446cm">
          <text:p text:style-name="P3"><text:span text:style-name="T2">Module #3</text:span></text:p>
          <text:p text:style-name="P3"><text:span text:style-name="T2">(2-3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5.234cm" svg:y="4.446cm">
          <text:p text:style-name="P3"><text:span text:style-name="T2">Module #4</text:span></text:p>
          <text:p text:style-name="P3"><text:span text:style-name="T2">(2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8.409cm" svg:y="4.446cm">
          <text:p text:style-name="P3"><text:span text:style-name="T2">Held Object</text:span></text:p>
          <text:p text:style-name="P3"><text:span text:style-name="T2">(can't be large)</text:span></text:p>
          <text:p text:style-name="P3"><text:span text:style-name="T3">▼</text:span></text:p>
        </draw:rect>
        <draw:rect draw:style-name="gr1" draw:text-style-name="P5" draw:layer="layout" svg:width="2.539cm" svg:height="1.27cm" svg:x="3.169cm" svg:y="1.271cm">
          <text:p text:style-name="P1"><text:span text:style-name="T4"></text:span></text:p>
        </draw:rect>
        <draw:rect draw:style-name="gr3" draw:text-style-name="P4" draw:layer="layout" svg:width="1.984cm" svg:height="1.27cm" svg:x="5.709cm" svg:y="1.271cm">
          <text:p text:style-name="P3"><text:span text:style-name="T2">7</text:span></text:p>
        </draw:rect>
        <draw:rect draw:style-name="gr3" draw:text-style-name="P4" draw:layer="layout" svg:width="1.985cm" svg:height="1.27cm" svg:x="7.692cm" svg:y="1.27cm">
          <text:p text:style-name="P3"><text:span text:style-name="T2">6</text:span></text:p>
        </draw:rect>
        <draw:rect draw:style-name="gr3" draw:text-style-name="P4" draw:layer="layout" svg:width="1.984cm" svg:height="1.27cm" svg:x="9.677cm" svg:y="1.27cm">
          <text:p text:style-name="P3"><text:span text:style-name="T2">5</text:span></text:p>
        </draw:rect>
        <draw:rect draw:style-name="gr3" draw:text-style-name="P4" draw:layer="layout" svg:width="1.984cm" svg:height="1.27cm" svg:x="11.661cm" svg:y="1.27cm">
          <text:p text:style-name="P3"><text:span text:style-name="T2">4</text:span></text:p>
        </draw:rect>
        <draw:rect draw:style-name="gr3" draw:text-style-name="P4" draw:layer="layout" svg:width="1.985cm" svg:height="1.27cm" svg:x="13.645cm" svg:y="1.27cm">
          <text:p text:style-name="P3"><text:span text:style-name="T2">3</text:span></text:p>
        </draw:rect>
        <draw:rect draw:style-name="gr3" draw:text-style-name="P4" draw:layer="layout" svg:width="1.984cm" svg:height="1.27cm" svg:x="15.63cm" svg:y="1.27cm">
          <text:p text:style-name="P3"><text:span text:style-name="T2">2</text:span></text:p>
        </draw:rect>
        <draw:rect draw:style-name="gr3" draw:text-style-name="P4" draw:layer="layout" svg:width="1.985cm" svg:height="1.27cm" svg:x="17.614cm" svg:y="1.27cm">
          <text:p text:style-name="P3"><text:span text:style-name="T2">1</text:span></text:p>
        </draw:rect>
        <draw:rect draw:style-name="gr3" draw:text-style-name="P4" draw:layer="layout" svg:width="1.984cm" svg:height="1.27cm" svg:x="19.599cm" svg:y="1.27cm">
          <text:p text:style-name="P3"><text:span text:style-name="T2">0</text:span></text:p>
          <text:p text:style-name="P3"><text:span text:style-name="T2">Dormant</text:span></text:p>
        </draw:rect>
        <draw:rect draw:style-name="gr1" draw:text-style-name="P2" draw:layer="layout" svg:width="2.539cm" svg:height="1.905cm" svg:x="3.169cm" svg:y="2.541cm">
          <text:p text:style-name="P1"><text:span text:style-name="T1">Health</text:span></text:p>
        </draw:rect>
        <draw:rect draw:style-name="gr3" draw:text-style-name="P4" draw:layer="layout" svg:width="2.646cm" svg:height="1.905cm" svg:x="5.709cm" svg:y="2.541cm">
          <text:p text:style-name="P3"><text:span text:style-name="T2">5</text:span></text:p>
        </draw:rect>
        <draw:rect draw:style-name="gr3" draw:text-style-name="P4" draw:layer="layout" svg:width="2.646cm" svg:height="1.905cm" svg:x="8.355cm" svg:y="2.541cm">
          <text:p text:style-name="P3"><text:span text:style-name="T2">4</text:span></text:p>
        </draw:rect>
        <draw:rect draw:style-name="gr3" draw:text-style-name="P4" draw:layer="layout" svg:width="2.646cm" svg:height="1.905cm" svg:x="11.001cm" svg:y="2.541cm">
          <text:p text:style-name="P3"><text:span text:style-name="T2">3</text:span></text:p>
        </draw:rect>
        <draw:rect draw:style-name="gr3" draw:text-style-name="P4" draw:layer="layout" svg:width="2.645cm" svg:height="1.905cm" svg:x="13.647cm" svg:y="2.541cm">
          <text:p text:style-name="P3"><text:span text:style-name="T2">2</text:span></text:p>
          <text:p text:style-name="P3"><text:span text:style-name="T2"/></text:p>
          <text:p text:style-name="P3"><text:span text:style-name="T2">Penalty: -1</text:span></text:p>
        </draw:rect>
        <draw:rect draw:style-name="gr3" draw:text-style-name="P4" draw:layer="layout" svg:width="2.646cm" svg:height="1.905cm" svg:x="16.292cm" svg:y="2.541cm">
          <text:p text:style-name="P3"><text:span text:style-name="T2">1</text:span></text:p>
          <text:p text:style-name="P3"><text:span text:style-name="T2"/></text:p>
          <text:p text:style-name="P3"><text:span text:style-name="T2">Penalty: -2</text:span></text:p>
        </draw:rect>
        <draw:rect draw:style-name="gr3" draw:text-style-name="P4" draw:layer="layout" svg:width="2.646cm" svg:height="1.905cm" svg:x="18.938cm" svg:y="2.541cm">
          <text:p text:style-name="P3"><text:span text:style-name="T2">0</text:span></text:p>
          <text:p text:style-name="P3"><text:span text:style-name="T2"/></text:p>
          <text:p text:style-name="P3"><text:span text:style-name="T2">Destroyed</text:span></text:p>
        </draw:rect>
        <draw:rect draw:style-name="gr4" draw:text-style-name="P3" draw:layer="layout" svg:width="20.321cm" svg:height="5.08cm" svg:x="1.264cm" svg:y="1.271cm">
          <text:p/>
        </draw:rect>
        <draw:rect draw:style-name="gr5" draw:text-style-name="P6" draw:layer="layout" svg:width="5.08cm" svg:height="1.905cm" draw:transform="rotate (1.5707963267946) translate (1.264cm 6.351cm)">
          <text:p text:style-name="P3"><text:span text:style-name="T5">Citrine</text:span></text:p>
          <text:p text:style-name="P3"><text:span text:style-name="T5">Golem</text:span></text:p>
        </draw:rect>
        <draw:rect draw:style-name="gr1" draw:text-style-name="P2" draw:layer="layout" svg:width="2.539cm" svg:height="1.905cm" svg:x="3.169cm" svg:y="9.527cm">
          <text:p text:style-name="P1"><text:span text:style-name="T1">Inventory</text:span></text:p>
        </draw:rect>
        <draw:rect draw:style-name="gr2" draw:text-style-name="P4" draw:layer="layout" svg:width="3.175cm" svg:height="1.905cm" svg:x="5.708cm" svg:y="9.527cm">
          <text:p text:style-name="P3"><text:span text:style-name="T2">Module #1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8.883cm" svg:y="9.527cm">
          <text:p text:style-name="P3"><text:span text:style-name="T2">Module #2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12.058cm" svg:y="9.527cm">
          <text:p text:style-name="P3"><text:span text:style-name="T2">Module #3</text:span></text:p>
          <text:p text:style-name="P3"><text:span text:style-name="T2">(2-3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5.233cm" svg:y="9.527cm">
          <text:p text:style-name="P3"><text:span text:style-name="T2">Module #4</text:span></text:p>
          <text:p text:style-name="P3"><text:span text:style-name="T2">(2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8.408cm" svg:y="9.527cm">
          <text:p text:style-name="P3"><text:span text:style-name="T2">Held Object</text:span></text:p>
          <text:p text:style-name="P3"><text:span text:style-name="T2">(can't be large)</text:span></text:p>
          <text:p text:style-name="P3"><text:span text:style-name="T3">▼</text:span></text:p>
        </draw:rect>
        <draw:rect draw:style-name="gr1" draw:text-style-name="P5" draw:layer="layout" svg:width="2.539cm" svg:height="1.27cm" svg:x="3.168cm" svg:y="6.352cm">
          <text:p text:style-name="P1"><text:span text:style-name="T4"></text:span></text:p>
        </draw:rect>
        <draw:rect draw:style-name="gr3" draw:text-style-name="P4" draw:layer="layout" svg:width="1.984cm" svg:height="1.27cm" svg:x="5.708cm" svg:y="6.352cm">
          <text:p text:style-name="P3"><text:span text:style-name="T2">7</text:span></text:p>
        </draw:rect>
        <draw:rect draw:style-name="gr3" draw:text-style-name="P4" draw:layer="layout" svg:width="1.985cm" svg:height="1.27cm" svg:x="7.691cm" svg:y="6.351cm">
          <text:p text:style-name="P3"><text:span text:style-name="T2">6</text:span></text:p>
        </draw:rect>
        <draw:rect draw:style-name="gr3" draw:text-style-name="P4" draw:layer="layout" svg:width="1.984cm" svg:height="1.27cm" svg:x="9.676cm" svg:y="6.351cm">
          <text:p text:style-name="P3"><text:span text:style-name="T2">5</text:span></text:p>
        </draw:rect>
        <draw:rect draw:style-name="gr3" draw:text-style-name="P4" draw:layer="layout" svg:width="1.984cm" svg:height="1.27cm" svg:x="11.66cm" svg:y="6.351cm">
          <text:p text:style-name="P3"><text:span text:style-name="T2">4</text:span></text:p>
        </draw:rect>
        <draw:rect draw:style-name="gr3" draw:text-style-name="P4" draw:layer="layout" svg:width="1.985cm" svg:height="1.27cm" svg:x="13.644cm" svg:y="6.351cm">
          <text:p text:style-name="P3"><text:span text:style-name="T2">3</text:span></text:p>
        </draw:rect>
        <draw:rect draw:style-name="gr3" draw:text-style-name="P4" draw:layer="layout" svg:width="1.984cm" svg:height="1.27cm" svg:x="15.629cm" svg:y="6.351cm">
          <text:p text:style-name="P3"><text:span text:style-name="T2">2</text:span></text:p>
        </draw:rect>
        <draw:rect draw:style-name="gr3" draw:text-style-name="P4" draw:layer="layout" svg:width="1.985cm" svg:height="1.27cm" svg:x="17.613cm" svg:y="6.351cm">
          <text:p text:style-name="P3"><text:span text:style-name="T2">1</text:span></text:p>
        </draw:rect>
        <draw:rect draw:style-name="gr3" draw:text-style-name="P4" draw:layer="layout" svg:width="1.984cm" svg:height="1.27cm" svg:x="19.598cm" svg:y="6.351cm">
          <text:p text:style-name="P3"><text:span text:style-name="T2">0</text:span></text:p>
          <text:p text:style-name="P3"><text:span text:style-name="T2">Dormant</text:span></text:p>
        </draw:rect>
        <draw:rect draw:style-name="gr1" draw:text-style-name="P2" draw:layer="layout" svg:width="2.539cm" svg:height="1.905cm" svg:x="3.168cm" svg:y="7.622cm">
          <text:p text:style-name="P1"><text:span text:style-name="T1">Health</text:span></text:p>
        </draw:rect>
        <draw:rect draw:style-name="gr3" draw:text-style-name="P4" draw:layer="layout" svg:width="2.646cm" svg:height="1.905cm" svg:x="5.708cm" svg:y="7.622cm">
          <text:p text:style-name="P3"><text:span text:style-name="T2">5</text:span></text:p>
        </draw:rect>
        <draw:rect draw:style-name="gr3" draw:text-style-name="P4" draw:layer="layout" svg:width="2.646cm" svg:height="1.905cm" svg:x="8.354cm" svg:y="7.622cm">
          <text:p text:style-name="P3"><text:span text:style-name="T2">4</text:span></text:p>
        </draw:rect>
        <draw:rect draw:style-name="gr3" draw:text-style-name="P4" draw:layer="layout" svg:width="2.646cm" svg:height="1.905cm" svg:x="11cm" svg:y="7.622cm">
          <text:p text:style-name="P3"><text:span text:style-name="T2">3</text:span></text:p>
        </draw:rect>
        <draw:rect draw:style-name="gr3" draw:text-style-name="P4" draw:layer="layout" svg:width="2.645cm" svg:height="1.905cm" svg:x="13.646cm" svg:y="7.622cm">
          <text:p text:style-name="P3"><text:span text:style-name="T2">2</text:span></text:p>
          <text:p text:style-name="P3"><text:span text:style-name="T2"/></text:p>
          <text:p text:style-name="P3"><text:span text:style-name="T2">Penalty: -1</text:span></text:p>
        </draw:rect>
        <draw:rect draw:style-name="gr3" draw:text-style-name="P4" draw:layer="layout" svg:width="2.646cm" svg:height="1.905cm" svg:x="16.291cm" svg:y="7.622cm">
          <text:p text:style-name="P3"><text:span text:style-name="T2">1</text:span></text:p>
          <text:p text:style-name="P3"><text:span text:style-name="T2"/></text:p>
          <text:p text:style-name="P3"><text:span text:style-name="T2">Penalty: -2</text:span></text:p>
        </draw:rect>
        <draw:rect draw:style-name="gr3" draw:text-style-name="P4" draw:layer="layout" svg:width="2.646cm" svg:height="1.905cm" svg:x="18.937cm" svg:y="7.622cm">
          <text:p text:style-name="P3"><text:span text:style-name="T2">0</text:span></text:p>
          <text:p text:style-name="P3"><text:span text:style-name="T2"/></text:p>
          <text:p text:style-name="P3"><text:span text:style-name="T2">Destroyed</text:span></text:p>
        </draw:rect>
        <draw:rect draw:style-name="gr4" draw:text-style-name="P3" draw:layer="layout" svg:width="20.321cm" svg:height="5.08cm" svg:x="1.263cm" svg:y="6.352cm">
          <text:p/>
        </draw:rect>
        <draw:rect draw:style-name="gr6" draw:text-style-name="P6" draw:layer="layout" svg:width="5.08cm" svg:height="1.905cm" draw:transform="rotate (1.5707963267946) translate (1.263cm 11.432cm)">
          <text:p text:style-name="P3"><text:span text:style-name="T5">Garnet</text:span></text:p>
          <text:p text:style-name="P3"><text:span text:style-name="T5">Golem</text:span></text:p>
        </draw:rect>
        <draw:rect draw:style-name="gr1" draw:text-style-name="P2" draw:layer="layout" svg:width="2.539cm" svg:height="1.905cm" svg:x="3.165cm" svg:y="4.447cm">
          <text:p text:style-name="P1"><text:span text:style-name="T1">Inventory</text:span></text:p>
        </draw:rect>
        <draw:rect draw:style-name="gr2" draw:text-style-name="P4" draw:layer="layout" svg:width="3.175cm" svg:height="1.905cm" svg:x="5.704cm" svg:y="4.447cm">
          <text:p text:style-name="P3"><text:span text:style-name="T2">Module #1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8.879cm" svg:y="4.447cm">
          <text:p text:style-name="P3"><text:span text:style-name="T2">Module #2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12.054cm" svg:y="4.447cm">
          <text:p text:style-name="P3"><text:span text:style-name="T2">Module #3</text:span></text:p>
          <text:p text:style-name="P3"><text:span text:style-name="T2">(2-3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5.229cm" svg:y="4.447cm">
          <text:p text:style-name="P3"><text:span text:style-name="T2">Module #4</text:span></text:p>
          <text:p text:style-name="P3"><text:span text:style-name="T2">(2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8.404cm" svg:y="4.447cm">
          <text:p text:style-name="P3"><text:span text:style-name="T2">Held Object</text:span></text:p>
          <text:p text:style-name="P3"><text:span text:style-name="T2">(can't be large)</text:span></text:p>
          <text:p text:style-name="P3"><text:span text:style-name="T3">▼</text:span></text:p>
        </draw:rect>
        <draw:rect draw:style-name="gr1" draw:text-style-name="P5" draw:layer="layout" svg:width="2.539cm" svg:height="1.27cm" svg:x="3.164cm" svg:y="1.272cm">
          <text:p text:style-name="P1"><text:span text:style-name="T4"></text:span></text:p>
        </draw:rect>
        <draw:rect draw:style-name="gr3" draw:text-style-name="P4" draw:layer="layout" svg:width="1.984cm" svg:height="1.27cm" svg:x="5.704cm" svg:y="1.272cm">
          <text:p text:style-name="P3"><text:span text:style-name="T2">7</text:span></text:p>
        </draw:rect>
        <draw:rect draw:style-name="gr3" draw:text-style-name="P4" draw:layer="layout" svg:width="1.985cm" svg:height="1.27cm" svg:x="7.687cm" svg:y="1.271cm">
          <text:p text:style-name="P3"><text:span text:style-name="T2">6</text:span></text:p>
        </draw:rect>
        <draw:rect draw:style-name="gr3" draw:text-style-name="P4" draw:layer="layout" svg:width="1.984cm" svg:height="1.27cm" svg:x="9.672cm" svg:y="1.271cm">
          <text:p text:style-name="P3"><text:span text:style-name="T2">5</text:span></text:p>
        </draw:rect>
        <draw:rect draw:style-name="gr3" draw:text-style-name="P4" draw:layer="layout" svg:width="1.984cm" svg:height="1.27cm" svg:x="11.656cm" svg:y="1.271cm">
          <text:p text:style-name="P3"><text:span text:style-name="T2">4</text:span></text:p>
        </draw:rect>
        <draw:rect draw:style-name="gr3" draw:text-style-name="P4" draw:layer="layout" svg:width="1.985cm" svg:height="1.27cm" svg:x="13.64cm" svg:y="1.271cm">
          <text:p text:style-name="P3"><text:span text:style-name="T2">3</text:span></text:p>
        </draw:rect>
        <draw:rect draw:style-name="gr3" draw:text-style-name="P4" draw:layer="layout" svg:width="1.984cm" svg:height="1.27cm" svg:x="15.625cm" svg:y="1.271cm">
          <text:p text:style-name="P3"><text:span text:style-name="T2">2</text:span></text:p>
        </draw:rect>
        <draw:rect draw:style-name="gr3" draw:text-style-name="P4" draw:layer="layout" svg:width="1.985cm" svg:height="1.27cm" svg:x="17.609cm" svg:y="1.271cm">
          <text:p text:style-name="P3"><text:span text:style-name="T2">1</text:span></text:p>
        </draw:rect>
        <draw:rect draw:style-name="gr3" draw:text-style-name="P4" draw:layer="layout" svg:width="1.984cm" svg:height="1.27cm" svg:x="19.594cm" svg:y="1.271cm">
          <text:p text:style-name="P3"><text:span text:style-name="T2">0</text:span></text:p>
          <text:p text:style-name="P3"><text:span text:style-name="T2">Dormant</text:span></text:p>
        </draw:rect>
        <draw:rect draw:style-name="gr1" draw:text-style-name="P2" draw:layer="layout" svg:width="2.539cm" svg:height="1.905cm" svg:x="3.164cm" svg:y="2.542cm">
          <text:p text:style-name="P1"><text:span text:style-name="T1">Health</text:span></text:p>
        </draw:rect>
        <draw:rect draw:style-name="gr3" draw:text-style-name="P4" draw:layer="layout" svg:width="2.646cm" svg:height="1.905cm" svg:x="5.704cm" svg:y="2.542cm">
          <text:p text:style-name="P3"><text:span text:style-name="T2">5</text:span></text:p>
        </draw:rect>
        <draw:rect draw:style-name="gr3" draw:text-style-name="P4" draw:layer="layout" svg:width="2.646cm" svg:height="1.905cm" svg:x="8.35cm" svg:y="2.542cm">
          <text:p text:style-name="P3"><text:span text:style-name="T2">4</text:span></text:p>
        </draw:rect>
        <draw:rect draw:style-name="gr3" draw:text-style-name="P4" draw:layer="layout" svg:width="2.646cm" svg:height="1.905cm" svg:x="10.996cm" svg:y="2.542cm">
          <text:p text:style-name="P3"><text:span text:style-name="T2">3</text:span></text:p>
        </draw:rect>
        <draw:rect draw:style-name="gr3" draw:text-style-name="P4" draw:layer="layout" svg:width="2.645cm" svg:height="1.905cm" svg:x="13.642cm" svg:y="2.542cm">
          <text:p text:style-name="P3"><text:span text:style-name="T2">2</text:span></text:p>
          <text:p text:style-name="P3"><text:span text:style-name="T2"/></text:p>
          <text:p text:style-name="P3"><text:span text:style-name="T2">Penalty: -1</text:span></text:p>
        </draw:rect>
        <draw:rect draw:style-name="gr3" draw:text-style-name="P4" draw:layer="layout" svg:width="2.646cm" svg:height="1.905cm" svg:x="16.287cm" svg:y="2.542cm">
          <text:p text:style-name="P3"><text:span text:style-name="T2">1</text:span></text:p>
          <text:p text:style-name="P3"><text:span text:style-name="T2"/></text:p>
          <text:p text:style-name="P3"><text:span text:style-name="T2">Penalty: -2</text:span></text:p>
        </draw:rect>
        <draw:rect draw:style-name="gr3" draw:text-style-name="P4" draw:layer="layout" svg:width="2.646cm" svg:height="1.905cm" svg:x="18.933cm" svg:y="2.542cm">
          <text:p text:style-name="P3"><text:span text:style-name="T2">0</text:span></text:p>
          <text:p text:style-name="P3"><text:span text:style-name="T2"/></text:p>
          <text:p text:style-name="P3"><text:span text:style-name="T2">Destroyed</text:span></text:p>
        </draw:rect>
        <draw:rect draw:style-name="gr4" draw:text-style-name="P3" draw:layer="layout" svg:width="20.321cm" svg:height="5.08cm" svg:x="1.259cm" svg:y="1.272cm">
          <text:p/>
        </draw:rect>
        <draw:rect draw:style-name="gr5" draw:text-style-name="P6" draw:layer="layout" svg:width="5.08cm" svg:height="1.905cm" draw:transform="rotate (1.5707963267946) translate (1.259cm 6.352cm)">
          <text:p text:style-name="P3"><text:span text:style-name="T5">Citrine</text:span></text:p>
          <text:p text:style-name="P3"><text:span text:style-name="T5">Golem</text:span></text:p>
        </draw:rect>
        <draw:rect draw:style-name="gr1" draw:text-style-name="P2" draw:layer="layout" svg:width="2.539cm" svg:height="1.905cm" svg:x="3.182cm" svg:y="14.606cm">
          <text:p text:style-name="P1"><text:span text:style-name="T1">Inventory</text:span></text:p>
        </draw:rect>
        <draw:rect draw:style-name="gr2" draw:text-style-name="P4" draw:layer="layout" svg:width="3.175cm" svg:height="1.905cm" svg:x="5.721cm" svg:y="14.606cm">
          <text:p text:style-name="P3"><text:span text:style-name="T2">Module #1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8.896cm" svg:y="14.606cm">
          <text:p text:style-name="P3"><text:span text:style-name="T2">Module #2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12.071cm" svg:y="14.606cm">
          <text:p text:style-name="P3"><text:span text:style-name="T2">Module #3</text:span></text:p>
          <text:p text:style-name="P3"><text:span text:style-name="T2">(2-3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5.246cm" svg:y="14.606cm">
          <text:p text:style-name="P3"><text:span text:style-name="T2">Module #4</text:span></text:p>
          <text:p text:style-name="P3"><text:span text:style-name="T2">(2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8.421cm" svg:y="14.606cm">
          <text:p text:style-name="P3"><text:span text:style-name="T2">Held Object</text:span></text:p>
          <text:p text:style-name="P3"><text:span text:style-name="T2">(can't be large)</text:span></text:p>
          <text:p text:style-name="P3"><text:span text:style-name="T3">▼</text:span></text:p>
        </draw:rect>
        <draw:rect draw:style-name="gr1" draw:text-style-name="P5" draw:layer="layout" svg:width="2.539cm" svg:height="1.27cm" svg:x="3.181cm" svg:y="11.431cm">
          <text:p text:style-name="P1"><text:span text:style-name="T4"></text:span></text:p>
        </draw:rect>
        <draw:rect draw:style-name="gr3" draw:text-style-name="P4" draw:layer="layout" svg:width="1.984cm" svg:height="1.27cm" svg:x="5.721cm" svg:y="11.431cm">
          <text:p text:style-name="P3"><text:span text:style-name="T2">7</text:span></text:p>
        </draw:rect>
        <draw:rect draw:style-name="gr3" draw:text-style-name="P4" draw:layer="layout" svg:width="1.985cm" svg:height="1.27cm" svg:x="7.704cm" svg:y="11.43cm">
          <text:p text:style-name="P3"><text:span text:style-name="T2">6</text:span></text:p>
        </draw:rect>
        <draw:rect draw:style-name="gr3" draw:text-style-name="P4" draw:layer="layout" svg:width="1.984cm" svg:height="1.27cm" svg:x="9.689cm" svg:y="11.43cm">
          <text:p text:style-name="P3"><text:span text:style-name="T2">5</text:span></text:p>
        </draw:rect>
        <draw:rect draw:style-name="gr3" draw:text-style-name="P4" draw:layer="layout" svg:width="1.984cm" svg:height="1.27cm" svg:x="11.673cm" svg:y="11.43cm">
          <text:p text:style-name="P3"><text:span text:style-name="T2">4</text:span></text:p>
        </draw:rect>
        <draw:rect draw:style-name="gr3" draw:text-style-name="P4" draw:layer="layout" svg:width="1.985cm" svg:height="1.27cm" svg:x="13.657cm" svg:y="11.43cm">
          <text:p text:style-name="P3"><text:span text:style-name="T2">3</text:span></text:p>
        </draw:rect>
        <draw:rect draw:style-name="gr3" draw:text-style-name="P4" draw:layer="layout" svg:width="1.984cm" svg:height="1.27cm" svg:x="15.642cm" svg:y="11.43cm">
          <text:p text:style-name="P3"><text:span text:style-name="T2">2</text:span></text:p>
        </draw:rect>
        <draw:rect draw:style-name="gr3" draw:text-style-name="P4" draw:layer="layout" svg:width="1.985cm" svg:height="1.27cm" svg:x="17.626cm" svg:y="11.43cm">
          <text:p text:style-name="P3"><text:span text:style-name="T2">1</text:span></text:p>
        </draw:rect>
        <draw:rect draw:style-name="gr3" draw:text-style-name="P4" draw:layer="layout" svg:width="1.984cm" svg:height="1.27cm" svg:x="19.611cm" svg:y="11.43cm">
          <text:p text:style-name="P3"><text:span text:style-name="T2">0</text:span></text:p>
          <text:p text:style-name="P3"><text:span text:style-name="T2">Dormant</text:span></text:p>
        </draw:rect>
        <draw:rect draw:style-name="gr1" draw:text-style-name="P2" draw:layer="layout" svg:width="2.539cm" svg:height="1.905cm" svg:x="3.181cm" svg:y="12.701cm">
          <text:p text:style-name="P1"><text:span text:style-name="T1">Health</text:span></text:p>
        </draw:rect>
        <draw:rect draw:style-name="gr3" draw:text-style-name="P4" draw:layer="layout" svg:width="2.646cm" svg:height="1.905cm" svg:x="5.721cm" svg:y="12.701cm">
          <text:p text:style-name="P3"><text:span text:style-name="T2">5</text:span></text:p>
        </draw:rect>
        <draw:rect draw:style-name="gr3" draw:text-style-name="P4" draw:layer="layout" svg:width="2.646cm" svg:height="1.905cm" svg:x="8.367cm" svg:y="12.701cm">
          <text:p text:style-name="P3"><text:span text:style-name="T2">4</text:span></text:p>
        </draw:rect>
        <draw:rect draw:style-name="gr3" draw:text-style-name="P4" draw:layer="layout" svg:width="2.646cm" svg:height="1.905cm" svg:x="11.013cm" svg:y="12.701cm">
          <text:p text:style-name="P3"><text:span text:style-name="T2">3</text:span></text:p>
        </draw:rect>
        <draw:rect draw:style-name="gr3" draw:text-style-name="P4" draw:layer="layout" svg:width="2.645cm" svg:height="1.905cm" svg:x="13.659cm" svg:y="12.701cm">
          <text:p text:style-name="P3"><text:span text:style-name="T2">2</text:span></text:p>
          <text:p text:style-name="P3"><text:span text:style-name="T2"/></text:p>
          <text:p text:style-name="P3"><text:span text:style-name="T2">Penalty: -1</text:span></text:p>
        </draw:rect>
        <draw:rect draw:style-name="gr3" draw:text-style-name="P4" draw:layer="layout" svg:width="2.646cm" svg:height="1.905cm" svg:x="16.304cm" svg:y="12.701cm">
          <text:p text:style-name="P3"><text:span text:style-name="T2">1</text:span></text:p>
          <text:p text:style-name="P3"><text:span text:style-name="T2"/></text:p>
          <text:p text:style-name="P3"><text:span text:style-name="T2">Penalty: -2</text:span></text:p>
        </draw:rect>
        <draw:rect draw:style-name="gr3" draw:text-style-name="P4" draw:layer="layout" svg:width="2.646cm" svg:height="1.905cm" svg:x="18.95cm" svg:y="12.701cm">
          <text:p text:style-name="P3"><text:span text:style-name="T2">0</text:span></text:p>
          <text:p text:style-name="P3"><text:span text:style-name="T2"/></text:p>
          <text:p text:style-name="P3"><text:span text:style-name="T2">Destroyed</text:span></text:p>
        </draw:rect>
        <draw:rect draw:style-name="gr4" draw:text-style-name="P3" draw:layer="layout" svg:width="20.321cm" svg:height="5.08cm" svg:x="1.276cm" svg:y="11.431cm">
          <text:p/>
        </draw:rect>
        <draw:rect draw:style-name="gr5" draw:text-style-name="P6" draw:layer="layout" svg:width="5.08cm" svg:height="1.905cm" draw:transform="rotate (1.5707963267946) translate (1.276cm 16.511cm)">
          <text:p text:style-name="P3"><text:span text:style-name="T5">Citrine</text:span></text:p>
          <text:p text:style-name="P3"><text:span text:style-name="T5">Golem</text:span></text:p>
        </draw:rect>
        <draw:rect draw:style-name="gr1" draw:text-style-name="P2" draw:layer="layout" svg:width="2.539cm" svg:height="1.905cm" svg:x="3.176cm" svg:y="14.607cm">
          <text:p text:style-name="P1"><text:span text:style-name="T1">Inventory</text:span></text:p>
        </draw:rect>
        <draw:rect draw:style-name="gr2" draw:text-style-name="P4" draw:layer="layout" svg:width="3.175cm" svg:height="1.905cm" svg:x="5.715cm" svg:y="14.607cm">
          <text:p text:style-name="P3"><text:span text:style-name="T2">Module #1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8.89cm" svg:y="14.607cm">
          <text:p text:style-name="P3"><text:span text:style-name="T2">Module #2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12.065cm" svg:y="14.607cm">
          <text:p text:style-name="P3"><text:span text:style-name="T2">Module #3</text:span></text:p>
          <text:p text:style-name="P3"><text:span text:style-name="T2">(2-3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5.24cm" svg:y="14.607cm">
          <text:p text:style-name="P3"><text:span text:style-name="T2">Module #4</text:span></text:p>
          <text:p text:style-name="P3"><text:span text:style-name="T2">(2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8.415cm" svg:y="14.607cm">
          <text:p text:style-name="P3"><text:span text:style-name="T2">Held Object</text:span></text:p>
          <text:p text:style-name="P3"><text:span text:style-name="T2">(can't be large)</text:span></text:p>
          <text:p text:style-name="P3"><text:span text:style-name="T3">▼</text:span></text:p>
        </draw:rect>
        <draw:rect draw:style-name="gr1" draw:text-style-name="P5" draw:layer="layout" svg:width="2.539cm" svg:height="1.27cm" svg:x="3.175cm" svg:y="11.432cm">
          <text:p text:style-name="P1"><text:span text:style-name="T4"></text:span></text:p>
        </draw:rect>
        <draw:rect draw:style-name="gr3" draw:text-style-name="P4" draw:layer="layout" svg:width="1.984cm" svg:height="1.27cm" svg:x="5.715cm" svg:y="11.432cm">
          <text:p text:style-name="P3"><text:span text:style-name="T2">7</text:span></text:p>
        </draw:rect>
        <draw:rect draw:style-name="gr3" draw:text-style-name="P4" draw:layer="layout" svg:width="1.985cm" svg:height="1.27cm" svg:x="7.698cm" svg:y="11.431cm">
          <text:p text:style-name="P3"><text:span text:style-name="T2">6</text:span></text:p>
        </draw:rect>
        <draw:rect draw:style-name="gr3" draw:text-style-name="P4" draw:layer="layout" svg:width="1.984cm" svg:height="1.27cm" svg:x="9.683cm" svg:y="11.431cm">
          <text:p text:style-name="P3"><text:span text:style-name="T2">5</text:span></text:p>
        </draw:rect>
        <draw:rect draw:style-name="gr3" draw:text-style-name="P4" draw:layer="layout" svg:width="1.984cm" svg:height="1.27cm" svg:x="11.667cm" svg:y="11.431cm">
          <text:p text:style-name="P3"><text:span text:style-name="T2">4</text:span></text:p>
        </draw:rect>
        <draw:rect draw:style-name="gr3" draw:text-style-name="P4" draw:layer="layout" svg:width="1.985cm" svg:height="1.27cm" svg:x="13.651cm" svg:y="11.431cm">
          <text:p text:style-name="P3"><text:span text:style-name="T2">3</text:span></text:p>
        </draw:rect>
        <draw:rect draw:style-name="gr3" draw:text-style-name="P4" draw:layer="layout" svg:width="1.984cm" svg:height="1.27cm" svg:x="15.636cm" svg:y="11.431cm">
          <text:p text:style-name="P3"><text:span text:style-name="T2">2</text:span></text:p>
        </draw:rect>
        <draw:rect draw:style-name="gr3" draw:text-style-name="P4" draw:layer="layout" svg:width="1.985cm" svg:height="1.27cm" svg:x="17.62cm" svg:y="11.431cm">
          <text:p text:style-name="P3"><text:span text:style-name="T2">1</text:span></text:p>
        </draw:rect>
        <draw:rect draw:style-name="gr3" draw:text-style-name="P4" draw:layer="layout" svg:width="1.984cm" svg:height="1.27cm" svg:x="19.605cm" svg:y="11.431cm">
          <text:p text:style-name="P3"><text:span text:style-name="T2">0</text:span></text:p>
          <text:p text:style-name="P3"><text:span text:style-name="T2">Dormant</text:span></text:p>
        </draw:rect>
        <draw:rect draw:style-name="gr1" draw:text-style-name="P2" draw:layer="layout" svg:width="2.539cm" svg:height="1.905cm" svg:x="3.175cm" svg:y="12.702cm">
          <text:p text:style-name="P1"><text:span text:style-name="T1">Health</text:span></text:p>
        </draw:rect>
        <draw:rect draw:style-name="gr3" draw:text-style-name="P4" draw:layer="layout" svg:width="2.646cm" svg:height="1.905cm" svg:x="5.715cm" svg:y="12.702cm">
          <text:p text:style-name="P3"><text:span text:style-name="T2">5</text:span></text:p>
        </draw:rect>
        <draw:rect draw:style-name="gr3" draw:text-style-name="P4" draw:layer="layout" svg:width="2.646cm" svg:height="1.905cm" svg:x="8.361cm" svg:y="12.702cm">
          <text:p text:style-name="P3"><text:span text:style-name="T2">4</text:span></text:p>
        </draw:rect>
        <draw:rect draw:style-name="gr3" draw:text-style-name="P4" draw:layer="layout" svg:width="2.646cm" svg:height="1.905cm" svg:x="11.007cm" svg:y="12.702cm">
          <text:p text:style-name="P3"><text:span text:style-name="T2">3</text:span></text:p>
        </draw:rect>
        <draw:rect draw:style-name="gr3" draw:text-style-name="P4" draw:layer="layout" svg:width="2.645cm" svg:height="1.905cm" svg:x="13.653cm" svg:y="12.702cm">
          <text:p text:style-name="P3"><text:span text:style-name="T2">2</text:span></text:p>
          <text:p text:style-name="P3"><text:span text:style-name="T2"/></text:p>
          <text:p text:style-name="P3"><text:span text:style-name="T2">Penalty: -1</text:span></text:p>
        </draw:rect>
        <draw:rect draw:style-name="gr3" draw:text-style-name="P4" draw:layer="layout" svg:width="2.646cm" svg:height="1.905cm" svg:x="16.298cm" svg:y="12.702cm">
          <text:p text:style-name="P3"><text:span text:style-name="T2">1</text:span></text:p>
          <text:p text:style-name="P3"><text:span text:style-name="T2"/></text:p>
          <text:p text:style-name="P3"><text:span text:style-name="T2">Penalty: -2</text:span></text:p>
        </draw:rect>
        <draw:rect draw:style-name="gr3" draw:text-style-name="P4" draw:layer="layout" svg:width="2.646cm" svg:height="1.905cm" svg:x="18.944cm" svg:y="12.702cm">
          <text:p text:style-name="P3"><text:span text:style-name="T2">0</text:span></text:p>
          <text:p text:style-name="P3"><text:span text:style-name="T2"/></text:p>
          <text:p text:style-name="P3"><text:span text:style-name="T2">Destroyed</text:span></text:p>
        </draw:rect>
        <draw:rect draw:style-name="gr4" draw:text-style-name="P3" draw:layer="layout" svg:width="20.321cm" svg:height="5.08cm" svg:x="1.27cm" svg:y="11.432cm">
          <text:p/>
        </draw:rect>
        <draw:rect draw:style-name="gr7" draw:text-style-name="P6" draw:layer="layout" svg:width="5.08cm" svg:height="1.905cm" draw:transform="rotate (1.5707963267946) translate (1.27cm 16.512cm)">
          <text:p text:style-name="P3"><text:span text:style-name="T5">Topaz</text:span></text:p>
          <text:p text:style-name="P3"><text:span text:style-name="T5">Golem</text:span></text:p>
        </draw:rect>
      </draw:page>
      <draw:page draw:name="page2" draw:style-name="dp1" draw:master-page-name="Default">
        <office:forms form:automatic-focus="false" form:apply-design-mode="false"/>
        <draw:rect draw:style-name="gr1" draw:text-style-name="P2" draw:layer="layout" svg:width="2.539cm" svg:height="1.905cm" svg:x="3.176cm" svg:y="4.445cm">
          <text:p text:style-name="P1"><text:span text:style-name="T1">Inventory</text:span></text:p>
        </draw:rect>
        <draw:rect draw:style-name="gr2" draw:text-style-name="P4" draw:layer="layout" svg:width="3.175cm" svg:height="1.905cm" svg:x="5.715cm" svg:y="4.445cm">
          <text:p text:style-name="P3"><text:span text:style-name="T2">Module #1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8.89cm" svg:y="4.445cm">
          <text:p text:style-name="P3"><text:span text:style-name="T2">Module #2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12.065cm" svg:y="4.445cm">
          <text:p text:style-name="P3"><text:span text:style-name="T2">Module #3</text:span></text:p>
          <text:p text:style-name="P3"><text:span text:style-name="T2">(2-3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5.24cm" svg:y="4.445cm">
          <text:p text:style-name="P3"><text:span text:style-name="T2">Module #4</text:span></text:p>
          <text:p text:style-name="P3"><text:span text:style-name="T2">(2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8.415cm" svg:y="4.445cm">
          <text:p text:style-name="P3"><text:span text:style-name="T2">Held Object</text:span></text:p>
          <text:p text:style-name="P3"><text:span text:style-name="T2">(can't be large)</text:span></text:p>
          <text:p text:style-name="P3"><text:span text:style-name="T3">▼</text:span></text:p>
        </draw:rect>
        <draw:rect draw:style-name="gr1" draw:text-style-name="P5" draw:layer="layout" svg:width="2.539cm" svg:height="1.27cm" svg:x="3.175cm" svg:y="1.27cm">
          <text:p text:style-name="P1"><text:span text:style-name="T4"></text:span></text:p>
        </draw:rect>
        <draw:rect draw:style-name="gr3" draw:text-style-name="P4" draw:layer="layout" svg:width="1.984cm" svg:height="1.27cm" svg:x="5.715cm" svg:y="1.27cm">
          <text:p text:style-name="P3"><text:span text:style-name="T2">7</text:span></text:p>
        </draw:rect>
        <draw:rect draw:style-name="gr3" draw:text-style-name="P4" draw:layer="layout" svg:width="1.985cm" svg:height="1.27cm" svg:x="7.698cm" svg:y="1.269cm">
          <text:p text:style-name="P3"><text:span text:style-name="T2">6</text:span></text:p>
        </draw:rect>
        <draw:rect draw:style-name="gr3" draw:text-style-name="P4" draw:layer="layout" svg:width="1.984cm" svg:height="1.27cm" svg:x="9.683cm" svg:y="1.269cm">
          <text:p text:style-name="P3"><text:span text:style-name="T2">5</text:span></text:p>
        </draw:rect>
        <draw:rect draw:style-name="gr3" draw:text-style-name="P4" draw:layer="layout" svg:width="1.984cm" svg:height="1.27cm" svg:x="11.667cm" svg:y="1.269cm">
          <text:p text:style-name="P3"><text:span text:style-name="T2">4</text:span></text:p>
        </draw:rect>
        <draw:rect draw:style-name="gr3" draw:text-style-name="P4" draw:layer="layout" svg:width="1.985cm" svg:height="1.27cm" svg:x="13.651cm" svg:y="1.269cm">
          <text:p text:style-name="P3"><text:span text:style-name="T2">3</text:span></text:p>
        </draw:rect>
        <draw:rect draw:style-name="gr3" draw:text-style-name="P4" draw:layer="layout" svg:width="1.984cm" svg:height="1.27cm" svg:x="15.636cm" svg:y="1.269cm">
          <text:p text:style-name="P3"><text:span text:style-name="T2">2</text:span></text:p>
        </draw:rect>
        <draw:rect draw:style-name="gr3" draw:text-style-name="P4" draw:layer="layout" svg:width="1.985cm" svg:height="1.27cm" svg:x="17.62cm" svg:y="1.269cm">
          <text:p text:style-name="P3"><text:span text:style-name="T2">1</text:span></text:p>
        </draw:rect>
        <draw:rect draw:style-name="gr3" draw:text-style-name="P4" draw:layer="layout" svg:width="1.984cm" svg:height="1.27cm" svg:x="19.605cm" svg:y="1.269cm">
          <text:p text:style-name="P3"><text:span text:style-name="T2">0</text:span></text:p>
          <text:p text:style-name="P3"><text:span text:style-name="T2">Dormant</text:span></text:p>
        </draw:rect>
        <draw:rect draw:style-name="gr1" draw:text-style-name="P2" draw:layer="layout" svg:width="2.539cm" svg:height="1.905cm" svg:x="3.175cm" svg:y="2.54cm">
          <text:p text:style-name="P1"><text:span text:style-name="T1">Health</text:span></text:p>
        </draw:rect>
        <draw:rect draw:style-name="gr3" draw:text-style-name="P4" draw:layer="layout" svg:width="2.646cm" svg:height="1.905cm" svg:x="5.715cm" svg:y="2.54cm">
          <text:p text:style-name="P3"><text:span text:style-name="T2">5</text:span></text:p>
        </draw:rect>
        <draw:rect draw:style-name="gr3" draw:text-style-name="P4" draw:layer="layout" svg:width="2.646cm" svg:height="1.905cm" svg:x="8.361cm" svg:y="2.54cm">
          <text:p text:style-name="P3"><text:span text:style-name="T2">4</text:span></text:p>
        </draw:rect>
        <draw:rect draw:style-name="gr3" draw:text-style-name="P4" draw:layer="layout" svg:width="2.646cm" svg:height="1.905cm" svg:x="11.007cm" svg:y="2.54cm">
          <text:p text:style-name="P3"><text:span text:style-name="T2">3</text:span></text:p>
        </draw:rect>
        <draw:rect draw:style-name="gr3" draw:text-style-name="P4" draw:layer="layout" svg:width="2.645cm" svg:height="1.905cm" svg:x="13.653cm" svg:y="2.54cm">
          <text:p text:style-name="P3"><text:span text:style-name="T2">2</text:span></text:p>
          <text:p text:style-name="P3"><text:span text:style-name="T2"/></text:p>
          <text:p text:style-name="P3"><text:span text:style-name="T2">Penalty: -1</text:span></text:p>
        </draw:rect>
        <draw:rect draw:style-name="gr3" draw:text-style-name="P4" draw:layer="layout" svg:width="2.646cm" svg:height="1.905cm" svg:x="16.298cm" svg:y="2.54cm">
          <text:p text:style-name="P3"><text:span text:style-name="T2">1</text:span></text:p>
          <text:p text:style-name="P3"><text:span text:style-name="T2"/></text:p>
          <text:p text:style-name="P3"><text:span text:style-name="T2">Penalty: -2</text:span></text:p>
        </draw:rect>
        <draw:rect draw:style-name="gr3" draw:text-style-name="P4" draw:layer="layout" svg:width="2.646cm" svg:height="1.905cm" svg:x="18.944cm" svg:y="2.54cm">
          <text:p text:style-name="P3"><text:span text:style-name="T2">0</text:span></text:p>
          <text:p text:style-name="P3"><text:span text:style-name="T2"/></text:p>
          <text:p text:style-name="P3"><text:span text:style-name="T2">Destroyed</text:span></text:p>
        </draw:rect>
        <draw:rect draw:style-name="gr4" draw:text-style-name="P3" draw:layer="layout" svg:width="20.321cm" svg:height="5.08cm" svg:x="1.27cm" svg:y="1.27cm">
          <text:p/>
        </draw:rect>
        <draw:rect draw:style-name="gr5" draw:text-style-name="P6" draw:layer="layout" svg:width="5.08cm" svg:height="1.905cm" draw:transform="rotate (1.5707963267946) translate (1.27cm 6.35cm)">
          <text:p text:style-name="P3"><text:span text:style-name="T5">Citrine</text:span></text:p>
          <text:p text:style-name="P3"><text:span text:style-name="T5">Golem</text:span></text:p>
        </draw:rect>
        <draw:rect draw:style-name="gr1" draw:text-style-name="P2" draw:layer="layout" svg:width="2.539cm" svg:height="1.905cm" svg:x="3.175cm" svg:y="9.526cm">
          <text:p text:style-name="P1"><text:span text:style-name="T1">Inventory</text:span></text:p>
        </draw:rect>
        <draw:rect draw:style-name="gr2" draw:text-style-name="P4" draw:layer="layout" svg:width="3.175cm" svg:height="1.905cm" svg:x="5.714cm" svg:y="9.526cm">
          <text:p text:style-name="P3"><text:span text:style-name="T2">Module #1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8.889cm" svg:y="9.526cm">
          <text:p text:style-name="P3"><text:span text:style-name="T2">Module #2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12.064cm" svg:y="9.526cm">
          <text:p text:style-name="P3"><text:span text:style-name="T2">Module #3</text:span></text:p>
          <text:p text:style-name="P3"><text:span text:style-name="T2">(2-3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5.239cm" svg:y="9.526cm">
          <text:p text:style-name="P3"><text:span text:style-name="T2">Module #4</text:span></text:p>
          <text:p text:style-name="P3"><text:span text:style-name="T2">(2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8.414cm" svg:y="9.526cm">
          <text:p text:style-name="P3"><text:span text:style-name="T2">Held Object</text:span></text:p>
          <text:p text:style-name="P3"><text:span text:style-name="T2">(can't be large)</text:span></text:p>
          <text:p text:style-name="P3"><text:span text:style-name="T3">▼</text:span></text:p>
        </draw:rect>
        <draw:rect draw:style-name="gr1" draw:text-style-name="P5" draw:layer="layout" svg:width="2.539cm" svg:height="1.27cm" svg:x="3.174cm" svg:y="6.351cm">
          <text:p text:style-name="P1"><text:span text:style-name="T4"></text:span></text:p>
        </draw:rect>
        <draw:rect draw:style-name="gr3" draw:text-style-name="P4" draw:layer="layout" svg:width="1.984cm" svg:height="1.27cm" svg:x="5.714cm" svg:y="6.351cm">
          <text:p text:style-name="P3"><text:span text:style-name="T2">7</text:span></text:p>
        </draw:rect>
        <draw:rect draw:style-name="gr3" draw:text-style-name="P4" draw:layer="layout" svg:width="1.985cm" svg:height="1.27cm" svg:x="7.697cm" svg:y="6.35cm">
          <text:p text:style-name="P3"><text:span text:style-name="T2">6</text:span></text:p>
        </draw:rect>
        <draw:rect draw:style-name="gr3" draw:text-style-name="P4" draw:layer="layout" svg:width="1.984cm" svg:height="1.27cm" svg:x="9.682cm" svg:y="6.35cm">
          <text:p text:style-name="P3"><text:span text:style-name="T2">5</text:span></text:p>
        </draw:rect>
        <draw:rect draw:style-name="gr3" draw:text-style-name="P4" draw:layer="layout" svg:width="1.984cm" svg:height="1.27cm" svg:x="11.666cm" svg:y="6.35cm">
          <text:p text:style-name="P3"><text:span text:style-name="T2">4</text:span></text:p>
        </draw:rect>
        <draw:rect draw:style-name="gr3" draw:text-style-name="P4" draw:layer="layout" svg:width="1.985cm" svg:height="1.27cm" svg:x="13.65cm" svg:y="6.35cm">
          <text:p text:style-name="P3"><text:span text:style-name="T2">3</text:span></text:p>
        </draw:rect>
        <draw:rect draw:style-name="gr3" draw:text-style-name="P4" draw:layer="layout" svg:width="1.984cm" svg:height="1.27cm" svg:x="15.635cm" svg:y="6.35cm">
          <text:p text:style-name="P3"><text:span text:style-name="T2">2</text:span></text:p>
        </draw:rect>
        <draw:rect draw:style-name="gr3" draw:text-style-name="P4" draw:layer="layout" svg:width="1.985cm" svg:height="1.27cm" svg:x="17.619cm" svg:y="6.35cm">
          <text:p text:style-name="P3"><text:span text:style-name="T2">1</text:span></text:p>
        </draw:rect>
        <draw:rect draw:style-name="gr3" draw:text-style-name="P4" draw:layer="layout" svg:width="1.984cm" svg:height="1.27cm" svg:x="19.604cm" svg:y="6.35cm">
          <text:p text:style-name="P3"><text:span text:style-name="T2">0</text:span></text:p>
          <text:p text:style-name="P3"><text:span text:style-name="T2">Dormant</text:span></text:p>
        </draw:rect>
        <draw:rect draw:style-name="gr1" draw:text-style-name="P2" draw:layer="layout" svg:width="2.539cm" svg:height="1.905cm" svg:x="3.174cm" svg:y="7.621cm">
          <text:p text:style-name="P1"><text:span text:style-name="T1">Health</text:span></text:p>
        </draw:rect>
        <draw:rect draw:style-name="gr3" draw:text-style-name="P4" draw:layer="layout" svg:width="2.646cm" svg:height="1.905cm" svg:x="5.714cm" svg:y="7.621cm">
          <text:p text:style-name="P3"><text:span text:style-name="T2">5</text:span></text:p>
        </draw:rect>
        <draw:rect draw:style-name="gr3" draw:text-style-name="P4" draw:layer="layout" svg:width="2.646cm" svg:height="1.905cm" svg:x="8.36cm" svg:y="7.621cm">
          <text:p text:style-name="P3"><text:span text:style-name="T2">4</text:span></text:p>
        </draw:rect>
        <draw:rect draw:style-name="gr3" draw:text-style-name="P4" draw:layer="layout" svg:width="2.646cm" svg:height="1.905cm" svg:x="11.006cm" svg:y="7.621cm">
          <text:p text:style-name="P3"><text:span text:style-name="T2">3</text:span></text:p>
        </draw:rect>
        <draw:rect draw:style-name="gr3" draw:text-style-name="P4" draw:layer="layout" svg:width="2.645cm" svg:height="1.905cm" svg:x="13.652cm" svg:y="7.621cm">
          <text:p text:style-name="P3"><text:span text:style-name="T2">2</text:span></text:p>
          <text:p text:style-name="P3"><text:span text:style-name="T2"/></text:p>
          <text:p text:style-name="P3"><text:span text:style-name="T2">Penalty: -1</text:span></text:p>
        </draw:rect>
        <draw:rect draw:style-name="gr3" draw:text-style-name="P4" draw:layer="layout" svg:width="2.646cm" svg:height="1.905cm" svg:x="16.297cm" svg:y="7.621cm">
          <text:p text:style-name="P3"><text:span text:style-name="T2">1</text:span></text:p>
          <text:p text:style-name="P3"><text:span text:style-name="T2"/></text:p>
          <text:p text:style-name="P3"><text:span text:style-name="T2">Penalty: -2</text:span></text:p>
        </draw:rect>
        <draw:rect draw:style-name="gr3" draw:text-style-name="P4" draw:layer="layout" svg:width="2.646cm" svg:height="1.905cm" svg:x="18.943cm" svg:y="7.621cm">
          <text:p text:style-name="P3"><text:span text:style-name="T2">0</text:span></text:p>
          <text:p text:style-name="P3"><text:span text:style-name="T2"/></text:p>
          <text:p text:style-name="P3"><text:span text:style-name="T2">Destroyed</text:span></text:p>
        </draw:rect>
        <draw:rect draw:style-name="gr4" draw:text-style-name="P3" draw:layer="layout" svg:width="20.321cm" svg:height="5.08cm" svg:x="1.269cm" svg:y="6.351cm">
          <text:p/>
        </draw:rect>
        <draw:rect draw:style-name="gr5" draw:text-style-name="P6" draw:layer="layout" svg:width="5.08cm" svg:height="1.905cm" draw:transform="rotate (1.5707963267946) translate (1.269cm 11.431cm)">
          <text:p text:style-name="P3"><text:span text:style-name="T5">Citrine</text:span></text:p>
          <text:p text:style-name="P3"><text:span text:style-name="T5">Golem</text:span></text:p>
        </draw:rect>
        <draw:rect draw:style-name="gr1" draw:text-style-name="P2" draw:layer="layout" svg:width="2.539cm" svg:height="1.905cm" svg:x="3.171cm" svg:y="4.446cm">
          <text:p text:style-name="P1"><text:span text:style-name="T1">Inventory</text:span></text:p>
        </draw:rect>
        <draw:rect draw:style-name="gr2" draw:text-style-name="P4" draw:layer="layout" svg:width="3.175cm" svg:height="1.905cm" svg:x="5.71cm" svg:y="4.446cm">
          <text:p text:style-name="P3"><text:span text:style-name="T2">Module #1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8.885cm" svg:y="4.446cm">
          <text:p text:style-name="P3"><text:span text:style-name="T2">Module #2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12.06cm" svg:y="4.446cm">
          <text:p text:style-name="P3"><text:span text:style-name="T2">Module #3</text:span></text:p>
          <text:p text:style-name="P3"><text:span text:style-name="T2">(2-3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5.235cm" svg:y="4.446cm">
          <text:p text:style-name="P3"><text:span text:style-name="T2">Module #4</text:span></text:p>
          <text:p text:style-name="P3"><text:span text:style-name="T2">(2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8.41cm" svg:y="4.446cm">
          <text:p text:style-name="P3"><text:span text:style-name="T2">Held Object</text:span></text:p>
          <text:p text:style-name="P3"><text:span text:style-name="T2">(can't be large)</text:span></text:p>
          <text:p text:style-name="P3"><text:span text:style-name="T3">▼</text:span></text:p>
        </draw:rect>
        <draw:rect draw:style-name="gr1" draw:text-style-name="P5" draw:layer="layout" svg:width="2.539cm" svg:height="1.27cm" svg:x="3.17cm" svg:y="1.271cm">
          <text:p text:style-name="P1"><text:span text:style-name="T4"></text:span></text:p>
        </draw:rect>
        <draw:rect draw:style-name="gr3" draw:text-style-name="P4" draw:layer="layout" svg:width="1.984cm" svg:height="1.27cm" svg:x="5.71cm" svg:y="1.271cm">
          <text:p text:style-name="P3"><text:span text:style-name="T2">7</text:span></text:p>
        </draw:rect>
        <draw:rect draw:style-name="gr3" draw:text-style-name="P4" draw:layer="layout" svg:width="1.985cm" svg:height="1.27cm" svg:x="7.693cm" svg:y="1.27cm">
          <text:p text:style-name="P3"><text:span text:style-name="T2">6</text:span></text:p>
        </draw:rect>
        <draw:rect draw:style-name="gr3" draw:text-style-name="P4" draw:layer="layout" svg:width="1.984cm" svg:height="1.27cm" svg:x="9.678cm" svg:y="1.27cm">
          <text:p text:style-name="P3"><text:span text:style-name="T2">5</text:span></text:p>
        </draw:rect>
        <draw:rect draw:style-name="gr3" draw:text-style-name="P4" draw:layer="layout" svg:width="1.984cm" svg:height="1.27cm" svg:x="11.662cm" svg:y="1.27cm">
          <text:p text:style-name="P3"><text:span text:style-name="T2">4</text:span></text:p>
        </draw:rect>
        <draw:rect draw:style-name="gr3" draw:text-style-name="P4" draw:layer="layout" svg:width="1.985cm" svg:height="1.27cm" svg:x="13.646cm" svg:y="1.27cm">
          <text:p text:style-name="P3"><text:span text:style-name="T2">3</text:span></text:p>
        </draw:rect>
        <draw:rect draw:style-name="gr3" draw:text-style-name="P4" draw:layer="layout" svg:width="1.984cm" svg:height="1.27cm" svg:x="15.631cm" svg:y="1.27cm">
          <text:p text:style-name="P3"><text:span text:style-name="T2">2</text:span></text:p>
        </draw:rect>
        <draw:rect draw:style-name="gr3" draw:text-style-name="P4" draw:layer="layout" svg:width="1.985cm" svg:height="1.27cm" svg:x="17.615cm" svg:y="1.27cm">
          <text:p text:style-name="P3"><text:span text:style-name="T2">1</text:span></text:p>
        </draw:rect>
        <draw:rect draw:style-name="gr3" draw:text-style-name="P4" draw:layer="layout" svg:width="1.984cm" svg:height="1.27cm" svg:x="19.6cm" svg:y="1.27cm">
          <text:p text:style-name="P3"><text:span text:style-name="T2">0</text:span></text:p>
          <text:p text:style-name="P3"><text:span text:style-name="T2">Dormant</text:span></text:p>
        </draw:rect>
        <draw:rect draw:style-name="gr1" draw:text-style-name="P2" draw:layer="layout" svg:width="2.539cm" svg:height="1.905cm" svg:x="3.17cm" svg:y="2.541cm">
          <text:p text:style-name="P1"><text:span text:style-name="T1">Health</text:span></text:p>
        </draw:rect>
        <draw:rect draw:style-name="gr3" draw:text-style-name="P4" draw:layer="layout" svg:width="2.646cm" svg:height="1.905cm" svg:x="5.71cm" svg:y="2.541cm">
          <text:p text:style-name="P3"><text:span text:style-name="T2">5</text:span></text:p>
        </draw:rect>
        <draw:rect draw:style-name="gr3" draw:text-style-name="P4" draw:layer="layout" svg:width="2.646cm" svg:height="1.905cm" svg:x="8.356cm" svg:y="2.541cm">
          <text:p text:style-name="P3"><text:span text:style-name="T2">4</text:span></text:p>
        </draw:rect>
        <draw:rect draw:style-name="gr3" draw:text-style-name="P4" draw:layer="layout" svg:width="2.646cm" svg:height="1.905cm" svg:x="11.002cm" svg:y="2.541cm">
          <text:p text:style-name="P3"><text:span text:style-name="T2">3</text:span></text:p>
        </draw:rect>
        <draw:rect draw:style-name="gr3" draw:text-style-name="P4" draw:layer="layout" svg:width="2.645cm" svg:height="1.905cm" svg:x="13.648cm" svg:y="2.541cm">
          <text:p text:style-name="P3"><text:span text:style-name="T2">2</text:span></text:p>
          <text:p text:style-name="P3"><text:span text:style-name="T2"/></text:p>
          <text:p text:style-name="P3"><text:span text:style-name="T2">Penalty: -1</text:span></text:p>
        </draw:rect>
        <draw:rect draw:style-name="gr3" draw:text-style-name="P4" draw:layer="layout" svg:width="2.646cm" svg:height="1.905cm" svg:x="16.293cm" svg:y="2.541cm">
          <text:p text:style-name="P3"><text:span text:style-name="T2">1</text:span></text:p>
          <text:p text:style-name="P3"><text:span text:style-name="T2"/></text:p>
          <text:p text:style-name="P3"><text:span text:style-name="T2">Penalty: -2</text:span></text:p>
        </draw:rect>
        <draw:rect draw:style-name="gr3" draw:text-style-name="P4" draw:layer="layout" svg:width="2.646cm" svg:height="1.905cm" svg:x="18.939cm" svg:y="2.541cm">
          <text:p text:style-name="P3"><text:span text:style-name="T2">0</text:span></text:p>
          <text:p text:style-name="P3"><text:span text:style-name="T2"/></text:p>
          <text:p text:style-name="P3"><text:span text:style-name="T2">Destroyed</text:span></text:p>
        </draw:rect>
        <draw:rect draw:style-name="gr4" draw:text-style-name="P3" draw:layer="layout" svg:width="20.321cm" svg:height="5.08cm" svg:x="1.265cm" svg:y="1.271cm">
          <text:p/>
        </draw:rect>
        <draw:rect draw:style-name="gr5" draw:text-style-name="P6" draw:layer="layout" svg:width="5.08cm" svg:height="1.905cm" draw:transform="rotate (1.5707963267946) translate (1.265cm 6.351cm)">
          <text:p text:style-name="P3"><text:span text:style-name="T5">Citrine</text:span></text:p>
          <text:p text:style-name="P3"><text:span text:style-name="T5">Golem</text:span></text:p>
        </draw:rect>
        <draw:rect draw:style-name="gr1" draw:text-style-name="P2" draw:layer="layout" svg:width="2.539cm" svg:height="1.905cm" svg:x="3.17cm" svg:y="4.446cm">
          <text:p text:style-name="P1"><text:span text:style-name="T1">Inventory</text:span></text:p>
        </draw:rect>
        <draw:rect draw:style-name="gr2" draw:text-style-name="P4" draw:layer="layout" svg:width="3.175cm" svg:height="1.905cm" svg:x="5.709cm" svg:y="4.446cm">
          <text:p text:style-name="P3"><text:span text:style-name="T2">Module #1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8.884cm" svg:y="4.446cm">
          <text:p text:style-name="P3"><text:span text:style-name="T2">Module #2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12.059cm" svg:y="4.446cm">
          <text:p text:style-name="P3"><text:span text:style-name="T2">Module #3</text:span></text:p>
          <text:p text:style-name="P3"><text:span text:style-name="T2">(2-3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5.234cm" svg:y="4.446cm">
          <text:p text:style-name="P3"><text:span text:style-name="T2">Module #4</text:span></text:p>
          <text:p text:style-name="P3"><text:span text:style-name="T2">(2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8.409cm" svg:y="4.446cm">
          <text:p text:style-name="P3"><text:span text:style-name="T2">Held Object</text:span></text:p>
          <text:p text:style-name="P3"><text:span text:style-name="T2">(can't be large)</text:span></text:p>
          <text:p text:style-name="P3"><text:span text:style-name="T3">▼</text:span></text:p>
        </draw:rect>
        <draw:rect draw:style-name="gr1" draw:text-style-name="P5" draw:layer="layout" svg:width="2.539cm" svg:height="1.27cm" svg:x="3.169cm" svg:y="1.271cm">
          <text:p text:style-name="P1"><text:span text:style-name="T4"></text:span></text:p>
        </draw:rect>
        <draw:rect draw:style-name="gr3" draw:text-style-name="P4" draw:layer="layout" svg:width="1.984cm" svg:height="1.27cm" svg:x="5.709cm" svg:y="1.271cm">
          <text:p text:style-name="P3"><text:span text:style-name="T2">7</text:span></text:p>
        </draw:rect>
        <draw:rect draw:style-name="gr3" draw:text-style-name="P4" draw:layer="layout" svg:width="1.985cm" svg:height="1.27cm" svg:x="7.692cm" svg:y="1.27cm">
          <text:p text:style-name="P3"><text:span text:style-name="T2">6</text:span></text:p>
        </draw:rect>
        <draw:rect draw:style-name="gr3" draw:text-style-name="P4" draw:layer="layout" svg:width="1.984cm" svg:height="1.27cm" svg:x="9.677cm" svg:y="1.27cm">
          <text:p text:style-name="P3"><text:span text:style-name="T2">5</text:span></text:p>
        </draw:rect>
        <draw:rect draw:style-name="gr3" draw:text-style-name="P4" draw:layer="layout" svg:width="1.984cm" svg:height="1.27cm" svg:x="11.661cm" svg:y="1.27cm">
          <text:p text:style-name="P3"><text:span text:style-name="T2">4</text:span></text:p>
        </draw:rect>
        <draw:rect draw:style-name="gr3" draw:text-style-name="P4" draw:layer="layout" svg:width="1.985cm" svg:height="1.27cm" svg:x="13.645cm" svg:y="1.27cm">
          <text:p text:style-name="P3"><text:span text:style-name="T2">3</text:span></text:p>
        </draw:rect>
        <draw:rect draw:style-name="gr3" draw:text-style-name="P4" draw:layer="layout" svg:width="1.984cm" svg:height="1.27cm" svg:x="15.63cm" svg:y="1.27cm">
          <text:p text:style-name="P3"><text:span text:style-name="T2">2</text:span></text:p>
        </draw:rect>
        <draw:rect draw:style-name="gr3" draw:text-style-name="P4" draw:layer="layout" svg:width="1.985cm" svg:height="1.27cm" svg:x="17.614cm" svg:y="1.27cm">
          <text:p text:style-name="P3"><text:span text:style-name="T2">1</text:span></text:p>
        </draw:rect>
        <draw:rect draw:style-name="gr3" draw:text-style-name="P4" draw:layer="layout" svg:width="1.984cm" svg:height="1.27cm" svg:x="19.599cm" svg:y="1.27cm">
          <text:p text:style-name="P3"><text:span text:style-name="T2">0</text:span></text:p>
          <text:p text:style-name="P3"><text:span text:style-name="T2">Dormant</text:span></text:p>
        </draw:rect>
        <draw:rect draw:style-name="gr1" draw:text-style-name="P2" draw:layer="layout" svg:width="2.539cm" svg:height="1.905cm" svg:x="3.169cm" svg:y="2.541cm">
          <text:p text:style-name="P1"><text:span text:style-name="T1">Health</text:span></text:p>
        </draw:rect>
        <draw:rect draw:style-name="gr3" draw:text-style-name="P4" draw:layer="layout" svg:width="2.646cm" svg:height="1.905cm" svg:x="5.709cm" svg:y="2.541cm">
          <text:p text:style-name="P3"><text:span text:style-name="T2">5</text:span></text:p>
        </draw:rect>
        <draw:rect draw:style-name="gr3" draw:text-style-name="P4" draw:layer="layout" svg:width="2.646cm" svg:height="1.905cm" svg:x="8.355cm" svg:y="2.541cm">
          <text:p text:style-name="P3"><text:span text:style-name="T2">4</text:span></text:p>
        </draw:rect>
        <draw:rect draw:style-name="gr3" draw:text-style-name="P4" draw:layer="layout" svg:width="2.646cm" svg:height="1.905cm" svg:x="11.001cm" svg:y="2.541cm">
          <text:p text:style-name="P3"><text:span text:style-name="T2">3</text:span></text:p>
        </draw:rect>
        <draw:rect draw:style-name="gr3" draw:text-style-name="P4" draw:layer="layout" svg:width="2.645cm" svg:height="1.905cm" svg:x="13.647cm" svg:y="2.541cm">
          <text:p text:style-name="P3"><text:span text:style-name="T2">2</text:span></text:p>
          <text:p text:style-name="P3"><text:span text:style-name="T2"/></text:p>
          <text:p text:style-name="P3"><text:span text:style-name="T2">Penalty: -1</text:span></text:p>
        </draw:rect>
        <draw:rect draw:style-name="gr3" draw:text-style-name="P4" draw:layer="layout" svg:width="2.646cm" svg:height="1.905cm" svg:x="16.292cm" svg:y="2.541cm">
          <text:p text:style-name="P3"><text:span text:style-name="T2">1</text:span></text:p>
          <text:p text:style-name="P3"><text:span text:style-name="T2"/></text:p>
          <text:p text:style-name="P3"><text:span text:style-name="T2">Penalty: -2</text:span></text:p>
        </draw:rect>
        <draw:rect draw:style-name="gr3" draw:text-style-name="P4" draw:layer="layout" svg:width="2.646cm" svg:height="1.905cm" svg:x="18.938cm" svg:y="2.541cm">
          <text:p text:style-name="P3"><text:span text:style-name="T2">0</text:span></text:p>
          <text:p text:style-name="P3"><text:span text:style-name="T2"/></text:p>
          <text:p text:style-name="P3"><text:span text:style-name="T2">Destroyed</text:span></text:p>
        </draw:rect>
        <draw:rect draw:style-name="gr4" draw:text-style-name="P3" draw:layer="layout" svg:width="20.321cm" svg:height="5.08cm" svg:x="1.264cm" svg:y="1.271cm">
          <text:p/>
        </draw:rect>
        <draw:rect draw:style-name="gr5" draw:text-style-name="P6" draw:layer="layout" svg:width="5.08cm" svg:height="1.905cm" draw:transform="rotate (1.5707963267946) translate (1.264cm 6.351cm)">
          <text:p text:style-name="P3"><text:span text:style-name="T5">Citrine</text:span></text:p>
          <text:p text:style-name="P3"><text:span text:style-name="T5">Golem</text:span></text:p>
        </draw:rect>
        <draw:rect draw:style-name="gr1" draw:text-style-name="P2" draw:layer="layout" svg:width="2.539cm" svg:height="1.905cm" svg:x="3.169cm" svg:y="9.527cm">
          <text:p text:style-name="P1"><text:span text:style-name="T1">Inventory</text:span></text:p>
        </draw:rect>
        <draw:rect draw:style-name="gr2" draw:text-style-name="P4" draw:layer="layout" svg:width="3.175cm" svg:height="1.905cm" svg:x="5.708cm" svg:y="9.527cm">
          <text:p text:style-name="P3"><text:span text:style-name="T2">Module #1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8.883cm" svg:y="9.527cm">
          <text:p text:style-name="P3"><text:span text:style-name="T2">Module #2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12.058cm" svg:y="9.527cm">
          <text:p text:style-name="P3"><text:span text:style-name="T2">Module #3</text:span></text:p>
          <text:p text:style-name="P3"><text:span text:style-name="T2">(2-3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5.233cm" svg:y="9.527cm">
          <text:p text:style-name="P3"><text:span text:style-name="T2">Module #4</text:span></text:p>
          <text:p text:style-name="P3"><text:span text:style-name="T2">(2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8.408cm" svg:y="9.527cm">
          <text:p text:style-name="P3"><text:span text:style-name="T2">Held Object</text:span></text:p>
          <text:p text:style-name="P3"><text:span text:style-name="T2">(can't be large)</text:span></text:p>
          <text:p text:style-name="P3"><text:span text:style-name="T3">▼</text:span></text:p>
        </draw:rect>
        <draw:rect draw:style-name="gr1" draw:text-style-name="P5" draw:layer="layout" svg:width="2.539cm" svg:height="1.27cm" svg:x="3.168cm" svg:y="6.352cm">
          <text:p text:style-name="P1"><text:span text:style-name="T4"></text:span></text:p>
        </draw:rect>
        <draw:rect draw:style-name="gr3" draw:text-style-name="P4" draw:layer="layout" svg:width="1.984cm" svg:height="1.27cm" svg:x="5.708cm" svg:y="6.352cm">
          <text:p text:style-name="P3"><text:span text:style-name="T2">7</text:span></text:p>
        </draw:rect>
        <draw:rect draw:style-name="gr3" draw:text-style-name="P4" draw:layer="layout" svg:width="1.985cm" svg:height="1.27cm" svg:x="7.691cm" svg:y="6.351cm">
          <text:p text:style-name="P3"><text:span text:style-name="T2">6</text:span></text:p>
        </draw:rect>
        <draw:rect draw:style-name="gr3" draw:text-style-name="P4" draw:layer="layout" svg:width="1.984cm" svg:height="1.27cm" svg:x="9.676cm" svg:y="6.351cm">
          <text:p text:style-name="P3"><text:span text:style-name="T2">5</text:span></text:p>
        </draw:rect>
        <draw:rect draw:style-name="gr3" draw:text-style-name="P4" draw:layer="layout" svg:width="1.984cm" svg:height="1.27cm" svg:x="11.66cm" svg:y="6.351cm">
          <text:p text:style-name="P3"><text:span text:style-name="T2">4</text:span></text:p>
        </draw:rect>
        <draw:rect draw:style-name="gr3" draw:text-style-name="P4" draw:layer="layout" svg:width="1.985cm" svg:height="1.27cm" svg:x="13.644cm" svg:y="6.351cm">
          <text:p text:style-name="P3"><text:span text:style-name="T2">3</text:span></text:p>
        </draw:rect>
        <draw:rect draw:style-name="gr3" draw:text-style-name="P4" draw:layer="layout" svg:width="1.984cm" svg:height="1.27cm" svg:x="15.629cm" svg:y="6.351cm">
          <text:p text:style-name="P3"><text:span text:style-name="T2">2</text:span></text:p>
        </draw:rect>
        <draw:rect draw:style-name="gr3" draw:text-style-name="P4" draw:layer="layout" svg:width="1.985cm" svg:height="1.27cm" svg:x="17.613cm" svg:y="6.351cm">
          <text:p text:style-name="P3"><text:span text:style-name="T2">1</text:span></text:p>
        </draw:rect>
        <draw:rect draw:style-name="gr3" draw:text-style-name="P4" draw:layer="layout" svg:width="1.984cm" svg:height="1.27cm" svg:x="19.598cm" svg:y="6.351cm">
          <text:p text:style-name="P3"><text:span text:style-name="T2">0</text:span></text:p>
          <text:p text:style-name="P3"><text:span text:style-name="T2">Dormant</text:span></text:p>
        </draw:rect>
        <draw:rect draw:style-name="gr1" draw:text-style-name="P2" draw:layer="layout" svg:width="2.539cm" svg:height="1.905cm" svg:x="3.168cm" svg:y="7.622cm">
          <text:p text:style-name="P1"><text:span text:style-name="T1">Health</text:span></text:p>
        </draw:rect>
        <draw:rect draw:style-name="gr3" draw:text-style-name="P4" draw:layer="layout" svg:width="2.646cm" svg:height="1.905cm" svg:x="5.708cm" svg:y="7.622cm">
          <text:p text:style-name="P3"><text:span text:style-name="T2">5</text:span></text:p>
        </draw:rect>
        <draw:rect draw:style-name="gr3" draw:text-style-name="P4" draw:layer="layout" svg:width="2.646cm" svg:height="1.905cm" svg:x="8.354cm" svg:y="7.622cm">
          <text:p text:style-name="P3"><text:span text:style-name="T2">4</text:span></text:p>
        </draw:rect>
        <draw:rect draw:style-name="gr3" draw:text-style-name="P4" draw:layer="layout" svg:width="2.646cm" svg:height="1.905cm" svg:x="11cm" svg:y="7.622cm">
          <text:p text:style-name="P3"><text:span text:style-name="T2">3</text:span></text:p>
        </draw:rect>
        <draw:rect draw:style-name="gr3" draw:text-style-name="P4" draw:layer="layout" svg:width="2.645cm" svg:height="1.905cm" svg:x="13.646cm" svg:y="7.622cm">
          <text:p text:style-name="P3"><text:span text:style-name="T2">2</text:span></text:p>
          <text:p text:style-name="P3"><text:span text:style-name="T2"/></text:p>
          <text:p text:style-name="P3"><text:span text:style-name="T2">Penalty: -1</text:span></text:p>
        </draw:rect>
        <draw:rect draw:style-name="gr3" draw:text-style-name="P4" draw:layer="layout" svg:width="2.646cm" svg:height="1.905cm" svg:x="16.291cm" svg:y="7.622cm">
          <text:p text:style-name="P3"><text:span text:style-name="T2">1</text:span></text:p>
          <text:p text:style-name="P3"><text:span text:style-name="T2"/></text:p>
          <text:p text:style-name="P3"><text:span text:style-name="T2">Penalty: -2</text:span></text:p>
        </draw:rect>
        <draw:rect draw:style-name="gr3" draw:text-style-name="P4" draw:layer="layout" svg:width="2.646cm" svg:height="1.905cm" svg:x="18.937cm" svg:y="7.622cm">
          <text:p text:style-name="P3"><text:span text:style-name="T2">0</text:span></text:p>
          <text:p text:style-name="P3"><text:span text:style-name="T2"/></text:p>
          <text:p text:style-name="P3"><text:span text:style-name="T2">Destroyed</text:span></text:p>
        </draw:rect>
        <draw:rect draw:style-name="gr4" draw:text-style-name="P3" draw:layer="layout" svg:width="20.321cm" svg:height="5.08cm" svg:x="1.263cm" svg:y="6.352cm">
          <text:p/>
        </draw:rect>
        <draw:rect draw:style-name="gr8" draw:text-style-name="P6" draw:layer="layout" svg:width="5.08cm" svg:height="1.905cm" draw:transform="rotate (1.5707963267946) translate (1.263cm 11.432cm)">
          <text:p text:style-name="P3"><text:span text:style-name="T5">Sapphire</text:span></text:p>
          <text:p text:style-name="P3"><text:span text:style-name="T5">Golem</text:span></text:p>
        </draw:rect>
        <draw:rect draw:style-name="gr1" draw:text-style-name="P2" draw:layer="layout" svg:width="2.539cm" svg:height="1.905cm" svg:x="3.165cm" svg:y="4.447cm">
          <text:p text:style-name="P1"><text:span text:style-name="T1">Inventory</text:span></text:p>
        </draw:rect>
        <draw:rect draw:style-name="gr2" draw:text-style-name="P4" draw:layer="layout" svg:width="3.175cm" svg:height="1.905cm" svg:x="5.704cm" svg:y="4.447cm">
          <text:p text:style-name="P3"><text:span text:style-name="T2">Module #1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8.879cm" svg:y="4.447cm">
          <text:p text:style-name="P3"><text:span text:style-name="T2">Module #2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12.054cm" svg:y="4.447cm">
          <text:p text:style-name="P3"><text:span text:style-name="T2">Module #3</text:span></text:p>
          <text:p text:style-name="P3"><text:span text:style-name="T2">(2-3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5.229cm" svg:y="4.447cm">
          <text:p text:style-name="P3"><text:span text:style-name="T2">Module #4</text:span></text:p>
          <text:p text:style-name="P3"><text:span text:style-name="T2">(2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8.404cm" svg:y="4.447cm">
          <text:p text:style-name="P3"><text:span text:style-name="T2">Held Object</text:span></text:p>
          <text:p text:style-name="P3"><text:span text:style-name="T2">(can't be large)</text:span></text:p>
          <text:p text:style-name="P3"><text:span text:style-name="T3">▼</text:span></text:p>
        </draw:rect>
        <draw:rect draw:style-name="gr1" draw:text-style-name="P5" draw:layer="layout" svg:width="2.539cm" svg:height="1.27cm" svg:x="3.164cm" svg:y="1.272cm">
          <text:p text:style-name="P1"><text:span text:style-name="T4"></text:span></text:p>
        </draw:rect>
        <draw:rect draw:style-name="gr3" draw:text-style-name="P4" draw:layer="layout" svg:width="1.984cm" svg:height="1.27cm" svg:x="5.704cm" svg:y="1.272cm">
          <text:p text:style-name="P3"><text:span text:style-name="T2">7</text:span></text:p>
        </draw:rect>
        <draw:rect draw:style-name="gr3" draw:text-style-name="P4" draw:layer="layout" svg:width="1.985cm" svg:height="1.27cm" svg:x="7.687cm" svg:y="1.271cm">
          <text:p text:style-name="P3"><text:span text:style-name="T2">6</text:span></text:p>
        </draw:rect>
        <draw:rect draw:style-name="gr3" draw:text-style-name="P4" draw:layer="layout" svg:width="1.984cm" svg:height="1.27cm" svg:x="9.672cm" svg:y="1.271cm">
          <text:p text:style-name="P3"><text:span text:style-name="T2">5</text:span></text:p>
        </draw:rect>
        <draw:rect draw:style-name="gr3" draw:text-style-name="P4" draw:layer="layout" svg:width="1.984cm" svg:height="1.27cm" svg:x="11.656cm" svg:y="1.271cm">
          <text:p text:style-name="P3"><text:span text:style-name="T2">4</text:span></text:p>
        </draw:rect>
        <draw:rect draw:style-name="gr3" draw:text-style-name="P4" draw:layer="layout" svg:width="1.985cm" svg:height="1.27cm" svg:x="13.64cm" svg:y="1.271cm">
          <text:p text:style-name="P3"><text:span text:style-name="T2">3</text:span></text:p>
        </draw:rect>
        <draw:rect draw:style-name="gr3" draw:text-style-name="P4" draw:layer="layout" svg:width="1.984cm" svg:height="1.27cm" svg:x="15.625cm" svg:y="1.271cm">
          <text:p text:style-name="P3"><text:span text:style-name="T2">2</text:span></text:p>
        </draw:rect>
        <draw:rect draw:style-name="gr3" draw:text-style-name="P4" draw:layer="layout" svg:width="1.985cm" svg:height="1.27cm" svg:x="17.609cm" svg:y="1.271cm">
          <text:p text:style-name="P3"><text:span text:style-name="T2">1</text:span></text:p>
        </draw:rect>
        <draw:rect draw:style-name="gr3" draw:text-style-name="P4" draw:layer="layout" svg:width="1.984cm" svg:height="1.27cm" svg:x="19.594cm" svg:y="1.271cm">
          <text:p text:style-name="P3"><text:span text:style-name="T2">0</text:span></text:p>
          <text:p text:style-name="P3"><text:span text:style-name="T2">Dormant</text:span></text:p>
        </draw:rect>
        <draw:rect draw:style-name="gr1" draw:text-style-name="P2" draw:layer="layout" svg:width="2.539cm" svg:height="1.905cm" svg:x="3.164cm" svg:y="2.542cm">
          <text:p text:style-name="P1"><text:span text:style-name="T1">Health</text:span></text:p>
        </draw:rect>
        <draw:rect draw:style-name="gr3" draw:text-style-name="P4" draw:layer="layout" svg:width="2.646cm" svg:height="1.905cm" svg:x="5.704cm" svg:y="2.542cm">
          <text:p text:style-name="P3"><text:span text:style-name="T2">5</text:span></text:p>
        </draw:rect>
        <draw:rect draw:style-name="gr3" draw:text-style-name="P4" draw:layer="layout" svg:width="2.646cm" svg:height="1.905cm" svg:x="8.35cm" svg:y="2.542cm">
          <text:p text:style-name="P3"><text:span text:style-name="T2">4</text:span></text:p>
        </draw:rect>
        <draw:rect draw:style-name="gr3" draw:text-style-name="P4" draw:layer="layout" svg:width="2.646cm" svg:height="1.905cm" svg:x="10.996cm" svg:y="2.542cm">
          <text:p text:style-name="P3"><text:span text:style-name="T2">3</text:span></text:p>
        </draw:rect>
        <draw:rect draw:style-name="gr3" draw:text-style-name="P4" draw:layer="layout" svg:width="2.645cm" svg:height="1.905cm" svg:x="13.642cm" svg:y="2.542cm">
          <text:p text:style-name="P3"><text:span text:style-name="T2">2</text:span></text:p>
          <text:p text:style-name="P3"><text:span text:style-name="T2"/></text:p>
          <text:p text:style-name="P3"><text:span text:style-name="T2">Penalty: -1</text:span></text:p>
        </draw:rect>
        <draw:rect draw:style-name="gr3" draw:text-style-name="P4" draw:layer="layout" svg:width="2.646cm" svg:height="1.905cm" svg:x="16.287cm" svg:y="2.542cm">
          <text:p text:style-name="P3"><text:span text:style-name="T2">1</text:span></text:p>
          <text:p text:style-name="P3"><text:span text:style-name="T2"/></text:p>
          <text:p text:style-name="P3"><text:span text:style-name="T2">Penalty: -2</text:span></text:p>
        </draw:rect>
        <draw:rect draw:style-name="gr3" draw:text-style-name="P4" draw:layer="layout" svg:width="2.646cm" svg:height="1.905cm" svg:x="18.933cm" svg:y="2.542cm">
          <text:p text:style-name="P3"><text:span text:style-name="T2">0</text:span></text:p>
          <text:p text:style-name="P3"><text:span text:style-name="T2"/></text:p>
          <text:p text:style-name="P3"><text:span text:style-name="T2">Destroyed</text:span></text:p>
        </draw:rect>
        <draw:rect draw:style-name="gr4" draw:text-style-name="P3" draw:layer="layout" svg:width="20.321cm" svg:height="5.08cm" svg:x="1.259cm" svg:y="1.272cm">
          <text:p/>
        </draw:rect>
        <draw:rect draw:style-name="gr9" draw:text-style-name="P6" draw:layer="layout" svg:width="5.08cm" svg:height="1.905cm" draw:transform="rotate (1.5707963267946) translate (1.259cm 6.352cm)">
          <text:p text:style-name="P3"><text:span text:style-name="T5">Amethyst</text:span></text:p>
          <text:p text:style-name="P3"><text:span text:style-name="T5">Golem</text:span></text:p>
        </draw:rect>
        <draw:rect draw:style-name="gr1" draw:text-style-name="P2" draw:layer="layout" svg:width="2.539cm" svg:height="1.905cm" svg:x="3.182cm" svg:y="14.606cm">
          <text:p text:style-name="P1"><text:span text:style-name="T1">Inventory</text:span></text:p>
        </draw:rect>
        <draw:rect draw:style-name="gr2" draw:text-style-name="P4" draw:layer="layout" svg:width="3.175cm" svg:height="1.905cm" svg:x="5.721cm" svg:y="14.606cm">
          <text:p text:style-name="P3"><text:span text:style-name="T2">Module #1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8.896cm" svg:y="14.606cm">
          <text:p text:style-name="P3"><text:span text:style-name="T2">Module #2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12.071cm" svg:y="14.606cm">
          <text:p text:style-name="P3"><text:span text:style-name="T2">Module #3</text:span></text:p>
          <text:p text:style-name="P3"><text:span text:style-name="T2">(2-3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5.246cm" svg:y="14.606cm">
          <text:p text:style-name="P3"><text:span text:style-name="T2">Module #4</text:span></text:p>
          <text:p text:style-name="P3"><text:span text:style-name="T2">(2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8.421cm" svg:y="14.606cm">
          <text:p text:style-name="P3"><text:span text:style-name="T2">Held Object</text:span></text:p>
          <text:p text:style-name="P3"><text:span text:style-name="T2">(can't be large)</text:span></text:p>
          <text:p text:style-name="P3"><text:span text:style-name="T3">▼</text:span></text:p>
        </draw:rect>
        <draw:rect draw:style-name="gr1" draw:text-style-name="P5" draw:layer="layout" svg:width="2.539cm" svg:height="1.27cm" svg:x="3.181cm" svg:y="11.431cm">
          <text:p text:style-name="P1"><text:span text:style-name="T4"></text:span></text:p>
        </draw:rect>
        <draw:rect draw:style-name="gr3" draw:text-style-name="P4" draw:layer="layout" svg:width="1.984cm" svg:height="1.27cm" svg:x="5.721cm" svg:y="11.431cm">
          <text:p text:style-name="P3"><text:span text:style-name="T2">7</text:span></text:p>
        </draw:rect>
        <draw:rect draw:style-name="gr3" draw:text-style-name="P4" draw:layer="layout" svg:width="1.985cm" svg:height="1.27cm" svg:x="7.704cm" svg:y="11.43cm">
          <text:p text:style-name="P3"><text:span text:style-name="T2">6</text:span></text:p>
        </draw:rect>
        <draw:rect draw:style-name="gr3" draw:text-style-name="P4" draw:layer="layout" svg:width="1.984cm" svg:height="1.27cm" svg:x="9.689cm" svg:y="11.43cm">
          <text:p text:style-name="P3"><text:span text:style-name="T2">5</text:span></text:p>
        </draw:rect>
        <draw:rect draw:style-name="gr3" draw:text-style-name="P4" draw:layer="layout" svg:width="1.984cm" svg:height="1.27cm" svg:x="11.673cm" svg:y="11.43cm">
          <text:p text:style-name="P3"><text:span text:style-name="T2">4</text:span></text:p>
        </draw:rect>
        <draw:rect draw:style-name="gr3" draw:text-style-name="P4" draw:layer="layout" svg:width="1.985cm" svg:height="1.27cm" svg:x="13.657cm" svg:y="11.43cm">
          <text:p text:style-name="P3"><text:span text:style-name="T2">3</text:span></text:p>
        </draw:rect>
        <draw:rect draw:style-name="gr3" draw:text-style-name="P4" draw:layer="layout" svg:width="1.984cm" svg:height="1.27cm" svg:x="15.642cm" svg:y="11.43cm">
          <text:p text:style-name="P3"><text:span text:style-name="T2">2</text:span></text:p>
        </draw:rect>
        <draw:rect draw:style-name="gr3" draw:text-style-name="P4" draw:layer="layout" svg:width="1.985cm" svg:height="1.27cm" svg:x="17.626cm" svg:y="11.43cm">
          <text:p text:style-name="P3"><text:span text:style-name="T2">1</text:span></text:p>
        </draw:rect>
        <draw:rect draw:style-name="gr3" draw:text-style-name="P4" draw:layer="layout" svg:width="1.984cm" svg:height="1.27cm" svg:x="19.611cm" svg:y="11.43cm">
          <text:p text:style-name="P3"><text:span text:style-name="T2">0</text:span></text:p>
          <text:p text:style-name="P3"><text:span text:style-name="T2">Dormant</text:span></text:p>
        </draw:rect>
        <draw:rect draw:style-name="gr1" draw:text-style-name="P2" draw:layer="layout" svg:width="2.539cm" svg:height="1.905cm" svg:x="3.181cm" svg:y="12.701cm">
          <text:p text:style-name="P1"><text:span text:style-name="T1">Health</text:span></text:p>
        </draw:rect>
        <draw:rect draw:style-name="gr3" draw:text-style-name="P4" draw:layer="layout" svg:width="2.646cm" svg:height="1.905cm" svg:x="5.721cm" svg:y="12.701cm">
          <text:p text:style-name="P3"><text:span text:style-name="T2">5</text:span></text:p>
        </draw:rect>
        <draw:rect draw:style-name="gr3" draw:text-style-name="P4" draw:layer="layout" svg:width="2.646cm" svg:height="1.905cm" svg:x="8.367cm" svg:y="12.701cm">
          <text:p text:style-name="P3"><text:span text:style-name="T2">4</text:span></text:p>
        </draw:rect>
        <draw:rect draw:style-name="gr3" draw:text-style-name="P4" draw:layer="layout" svg:width="2.646cm" svg:height="1.905cm" svg:x="11.013cm" svg:y="12.701cm">
          <text:p text:style-name="P3"><text:span text:style-name="T2">3</text:span></text:p>
        </draw:rect>
        <draw:rect draw:style-name="gr3" draw:text-style-name="P4" draw:layer="layout" svg:width="2.645cm" svg:height="1.905cm" svg:x="13.659cm" svg:y="12.701cm">
          <text:p text:style-name="P3"><text:span text:style-name="T2">2</text:span></text:p>
          <text:p text:style-name="P3"><text:span text:style-name="T2"/></text:p>
          <text:p text:style-name="P3"><text:span text:style-name="T2">Penalty: -1</text:span></text:p>
        </draw:rect>
        <draw:rect draw:style-name="gr3" draw:text-style-name="P4" draw:layer="layout" svg:width="2.646cm" svg:height="1.905cm" svg:x="16.304cm" svg:y="12.701cm">
          <text:p text:style-name="P3"><text:span text:style-name="T2">1</text:span></text:p>
          <text:p text:style-name="P3"><text:span text:style-name="T2"/></text:p>
          <text:p text:style-name="P3"><text:span text:style-name="T2">Penalty: -2</text:span></text:p>
        </draw:rect>
        <draw:rect draw:style-name="gr3" draw:text-style-name="P4" draw:layer="layout" svg:width="2.646cm" svg:height="1.905cm" svg:x="18.95cm" svg:y="12.701cm">
          <text:p text:style-name="P3"><text:span text:style-name="T2">0</text:span></text:p>
          <text:p text:style-name="P3"><text:span text:style-name="T2"/></text:p>
          <text:p text:style-name="P3"><text:span text:style-name="T2">Destroyed</text:span></text:p>
        </draw:rect>
        <draw:rect draw:style-name="gr4" draw:text-style-name="P3" draw:layer="layout" svg:width="20.321cm" svg:height="5.08cm" svg:x="1.276cm" svg:y="11.431cm">
          <text:p/>
        </draw:rect>
        <draw:rect draw:style-name="gr5" draw:text-style-name="P6" draw:layer="layout" svg:width="5.08cm" svg:height="1.905cm" draw:transform="rotate (1.5707963267946) translate (1.276cm 16.511cm)">
          <text:p text:style-name="P3"><text:span text:style-name="T5">Citrine</text:span></text:p>
          <text:p text:style-name="P3"><text:span text:style-name="T5">Golem</text:span></text:p>
        </draw:rect>
        <draw:rect draw:style-name="gr1" draw:text-style-name="P2" draw:layer="layout" svg:width="2.539cm" svg:height="1.905cm" svg:x="3.176cm" svg:y="14.607cm">
          <text:p text:style-name="P1"><text:span text:style-name="T1">Inventory</text:span></text:p>
        </draw:rect>
        <draw:rect draw:style-name="gr2" draw:text-style-name="P4" draw:layer="layout" svg:width="3.175cm" svg:height="1.905cm" svg:x="5.715cm" svg:y="14.607cm">
          <text:p text:style-name="P3"><text:span text:style-name="T2">Module #1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8.89cm" svg:y="14.607cm">
          <text:p text:style-name="P3"><text:span text:style-name="T2">Module #2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12.065cm" svg:y="14.607cm">
          <text:p text:style-name="P3"><text:span text:style-name="T2">Module #3</text:span></text:p>
          <text:p text:style-name="P3"><text:span text:style-name="T2">(2-3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5.24cm" svg:y="14.607cm">
          <text:p text:style-name="P3"><text:span text:style-name="T2">Module #4</text:span></text:p>
          <text:p text:style-name="P3"><text:span text:style-name="T2">(2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8.415cm" svg:y="14.607cm">
          <text:p text:style-name="P3"><text:span text:style-name="T2">Held Object</text:span></text:p>
          <text:p text:style-name="P3"><text:span text:style-name="T2">(can't be large)</text:span></text:p>
          <text:p text:style-name="P3"><text:span text:style-name="T3">▼</text:span></text:p>
        </draw:rect>
        <draw:rect draw:style-name="gr1" draw:text-style-name="P5" draw:layer="layout" svg:width="2.539cm" svg:height="1.27cm" svg:x="3.175cm" svg:y="11.432cm">
          <text:p text:style-name="P1"><text:span text:style-name="T4"></text:span></text:p>
        </draw:rect>
        <draw:rect draw:style-name="gr3" draw:text-style-name="P4" draw:layer="layout" svg:width="1.984cm" svg:height="1.27cm" svg:x="5.715cm" svg:y="11.432cm">
          <text:p text:style-name="P3"><text:span text:style-name="T2">7</text:span></text:p>
        </draw:rect>
        <draw:rect draw:style-name="gr3" draw:text-style-name="P4" draw:layer="layout" svg:width="1.985cm" svg:height="1.27cm" svg:x="7.698cm" svg:y="11.431cm">
          <text:p text:style-name="P3"><text:span text:style-name="T2">6</text:span></text:p>
        </draw:rect>
        <draw:rect draw:style-name="gr3" draw:text-style-name="P4" draw:layer="layout" svg:width="1.984cm" svg:height="1.27cm" svg:x="9.683cm" svg:y="11.431cm">
          <text:p text:style-name="P3"><text:span text:style-name="T2">5</text:span></text:p>
        </draw:rect>
        <draw:rect draw:style-name="gr3" draw:text-style-name="P4" draw:layer="layout" svg:width="1.984cm" svg:height="1.27cm" svg:x="11.667cm" svg:y="11.431cm">
          <text:p text:style-name="P3"><text:span text:style-name="T2">4</text:span></text:p>
        </draw:rect>
        <draw:rect draw:style-name="gr3" draw:text-style-name="P4" draw:layer="layout" svg:width="1.985cm" svg:height="1.27cm" svg:x="13.651cm" svg:y="11.431cm">
          <text:p text:style-name="P3"><text:span text:style-name="T2">3</text:span></text:p>
        </draw:rect>
        <draw:rect draw:style-name="gr3" draw:text-style-name="P4" draw:layer="layout" svg:width="1.984cm" svg:height="1.27cm" svg:x="15.636cm" svg:y="11.431cm">
          <text:p text:style-name="P3"><text:span text:style-name="T2">2</text:span></text:p>
        </draw:rect>
        <draw:rect draw:style-name="gr3" draw:text-style-name="P4" draw:layer="layout" svg:width="1.985cm" svg:height="1.27cm" svg:x="17.62cm" svg:y="11.431cm">
          <text:p text:style-name="P3"><text:span text:style-name="T2">1</text:span></text:p>
        </draw:rect>
        <draw:rect draw:style-name="gr3" draw:text-style-name="P4" draw:layer="layout" svg:width="1.984cm" svg:height="1.27cm" svg:x="19.605cm" svg:y="11.431cm">
          <text:p text:style-name="P3"><text:span text:style-name="T2">0</text:span></text:p>
          <text:p text:style-name="P3"><text:span text:style-name="T2">Dormant</text:span></text:p>
        </draw:rect>
        <draw:rect draw:style-name="gr1" draw:text-style-name="P2" draw:layer="layout" svg:width="2.539cm" svg:height="1.905cm" svg:x="3.175cm" svg:y="12.702cm">
          <text:p text:style-name="P1"><text:span text:style-name="T1">Health</text:span></text:p>
        </draw:rect>
        <draw:rect draw:style-name="gr3" draw:text-style-name="P4" draw:layer="layout" svg:width="2.646cm" svg:height="1.905cm" svg:x="5.715cm" svg:y="12.702cm">
          <text:p text:style-name="P3"><text:span text:style-name="T2">5</text:span></text:p>
        </draw:rect>
        <draw:rect draw:style-name="gr3" draw:text-style-name="P4" draw:layer="layout" svg:width="2.646cm" svg:height="1.905cm" svg:x="8.361cm" svg:y="12.702cm">
          <text:p text:style-name="P3"><text:span text:style-name="T2">4</text:span></text:p>
        </draw:rect>
        <draw:rect draw:style-name="gr3" draw:text-style-name="P4" draw:layer="layout" svg:width="2.646cm" svg:height="1.905cm" svg:x="11.007cm" svg:y="12.702cm">
          <text:p text:style-name="P3"><text:span text:style-name="T2">3</text:span></text:p>
        </draw:rect>
        <draw:rect draw:style-name="gr3" draw:text-style-name="P4" draw:layer="layout" svg:width="2.645cm" svg:height="1.905cm" svg:x="13.653cm" svg:y="12.702cm">
          <text:p text:style-name="P3"><text:span text:style-name="T2">2</text:span></text:p>
          <text:p text:style-name="P3"><text:span text:style-name="T2"/></text:p>
          <text:p text:style-name="P3"><text:span text:style-name="T2">Penalty: -1</text:span></text:p>
        </draw:rect>
        <draw:rect draw:style-name="gr3" draw:text-style-name="P4" draw:layer="layout" svg:width="2.646cm" svg:height="1.905cm" svg:x="16.298cm" svg:y="12.702cm">
          <text:p text:style-name="P3"><text:span text:style-name="T2">1</text:span></text:p>
          <text:p text:style-name="P3"><text:span text:style-name="T2"/></text:p>
          <text:p text:style-name="P3"><text:span text:style-name="T2">Penalty: -2</text:span></text:p>
        </draw:rect>
        <draw:rect draw:style-name="gr3" draw:text-style-name="P4" draw:layer="layout" svg:width="2.646cm" svg:height="1.905cm" svg:x="18.944cm" svg:y="12.702cm">
          <text:p text:style-name="P3"><text:span text:style-name="T2">0</text:span></text:p>
          <text:p text:style-name="P3"><text:span text:style-name="T2"/></text:p>
          <text:p text:style-name="P3"><text:span text:style-name="T2">Destroyed</text:span></text:p>
        </draw:rect>
        <draw:rect draw:style-name="gr4" draw:text-style-name="P3" draw:layer="layout" svg:width="20.321cm" svg:height="5.08cm" svg:x="1.27cm" svg:y="11.432cm">
          <text:p/>
        </draw:rect>
        <draw:rect draw:style-name="gr10" draw:text-style-name="P6" draw:layer="layout" svg:width="5.08cm" svg:height="1.905cm" draw:transform="rotate (1.5707963267946) translate (1.27cm 16.512cm)">
          <text:p text:style-name="P3"><text:span text:style-name="T5">Emerald</text:span></text:p>
          <text:p text:style-name="P3"><text:span text:style-name="T5">Golem</text:span></text:p>
        </draw:rect>
      </draw:page>
      <draw:page draw:name="page3" draw:style-name="dp1" draw:master-page-name="Default">
        <office:forms form:automatic-focus="false" form:apply-design-mode="false"/>
        <draw:rect draw:style-name="gr1" draw:text-style-name="P2" draw:layer="layout" svg:width="2.539cm" svg:height="1.905cm" svg:x="3.176cm" svg:y="4.445cm">
          <text:p text:style-name="P1"><text:span text:style-name="T1">Inventory</text:span></text:p>
        </draw:rect>
        <draw:rect draw:style-name="gr2" draw:text-style-name="P4" draw:layer="layout" svg:width="3.175cm" svg:height="1.905cm" svg:x="5.715cm" svg:y="4.445cm">
          <text:p text:style-name="P3"><text:span text:style-name="T2">Module #1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8.89cm" svg:y="4.445cm">
          <text:p text:style-name="P3"><text:span text:style-name="T2">Module #2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12.065cm" svg:y="4.445cm">
          <text:p text:style-name="P3"><text:span text:style-name="T2">Module #3</text:span></text:p>
          <text:p text:style-name="P3"><text:span text:style-name="T2">(2-3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5.24cm" svg:y="4.445cm">
          <text:p text:style-name="P3"><text:span text:style-name="T2">Module #4</text:span></text:p>
          <text:p text:style-name="P3"><text:span text:style-name="T2">(2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8.415cm" svg:y="4.445cm">
          <text:p text:style-name="P3"><text:span text:style-name="T2">Held Object</text:span></text:p>
          <text:p text:style-name="P3"><text:span text:style-name="T2">(can't be large)</text:span></text:p>
          <text:p text:style-name="P3"><text:span text:style-name="T3">▼</text:span></text:p>
        </draw:rect>
        <draw:rect draw:style-name="gr1" draw:text-style-name="P5" draw:layer="layout" svg:width="2.539cm" svg:height="1.27cm" svg:x="3.175cm" svg:y="1.27cm">
          <text:p text:style-name="P1"><text:span text:style-name="T4"></text:span></text:p>
        </draw:rect>
        <draw:rect draw:style-name="gr3" draw:text-style-name="P4" draw:layer="layout" svg:width="1.984cm" svg:height="1.27cm" svg:x="5.715cm" svg:y="1.27cm">
          <text:p text:style-name="P3"><text:span text:style-name="T2">7</text:span></text:p>
        </draw:rect>
        <draw:rect draw:style-name="gr3" draw:text-style-name="P4" draw:layer="layout" svg:width="1.985cm" svg:height="1.27cm" svg:x="7.698cm" svg:y="1.269cm">
          <text:p text:style-name="P3"><text:span text:style-name="T2">6</text:span></text:p>
        </draw:rect>
        <draw:rect draw:style-name="gr3" draw:text-style-name="P4" draw:layer="layout" svg:width="1.984cm" svg:height="1.27cm" svg:x="9.683cm" svg:y="1.269cm">
          <text:p text:style-name="P3"><text:span text:style-name="T2">5</text:span></text:p>
        </draw:rect>
        <draw:rect draw:style-name="gr3" draw:text-style-name="P4" draw:layer="layout" svg:width="1.984cm" svg:height="1.27cm" svg:x="11.667cm" svg:y="1.269cm">
          <text:p text:style-name="P3"><text:span text:style-name="T2">4</text:span></text:p>
        </draw:rect>
        <draw:rect draw:style-name="gr3" draw:text-style-name="P4" draw:layer="layout" svg:width="1.985cm" svg:height="1.27cm" svg:x="13.651cm" svg:y="1.269cm">
          <text:p text:style-name="P3"><text:span text:style-name="T2">3</text:span></text:p>
        </draw:rect>
        <draw:rect draw:style-name="gr3" draw:text-style-name="P4" draw:layer="layout" svg:width="1.984cm" svg:height="1.27cm" svg:x="15.636cm" svg:y="1.269cm">
          <text:p text:style-name="P3"><text:span text:style-name="T2">2</text:span></text:p>
        </draw:rect>
        <draw:rect draw:style-name="gr3" draw:text-style-name="P4" draw:layer="layout" svg:width="1.985cm" svg:height="1.27cm" svg:x="17.62cm" svg:y="1.269cm">
          <text:p text:style-name="P3"><text:span text:style-name="T2">1</text:span></text:p>
        </draw:rect>
        <draw:rect draw:style-name="gr3" draw:text-style-name="P4" draw:layer="layout" svg:width="1.984cm" svg:height="1.27cm" svg:x="19.605cm" svg:y="1.269cm">
          <text:p text:style-name="P3"><text:span text:style-name="T2">0</text:span></text:p>
          <text:p text:style-name="P3"><text:span text:style-name="T2">Dormant</text:span></text:p>
        </draw:rect>
        <draw:rect draw:style-name="gr1" draw:text-style-name="P2" draw:layer="layout" svg:width="2.539cm" svg:height="1.905cm" svg:x="3.175cm" svg:y="2.54cm">
          <text:p text:style-name="P1"><text:span text:style-name="T1">Health</text:span></text:p>
        </draw:rect>
        <draw:rect draw:style-name="gr3" draw:text-style-name="P4" draw:layer="layout" svg:width="2.646cm" svg:height="1.905cm" svg:x="5.715cm" svg:y="2.54cm">
          <text:p text:style-name="P3"><text:span text:style-name="T2">5</text:span></text:p>
        </draw:rect>
        <draw:rect draw:style-name="gr3" draw:text-style-name="P4" draw:layer="layout" svg:width="2.646cm" svg:height="1.905cm" svg:x="8.361cm" svg:y="2.54cm">
          <text:p text:style-name="P3"><text:span text:style-name="T2">4</text:span></text:p>
        </draw:rect>
        <draw:rect draw:style-name="gr3" draw:text-style-name="P4" draw:layer="layout" svg:width="2.646cm" svg:height="1.905cm" svg:x="11.007cm" svg:y="2.54cm">
          <text:p text:style-name="P3"><text:span text:style-name="T2">3</text:span></text:p>
        </draw:rect>
        <draw:rect draw:style-name="gr3" draw:text-style-name="P4" draw:layer="layout" svg:width="2.645cm" svg:height="1.905cm" svg:x="13.653cm" svg:y="2.54cm">
          <text:p text:style-name="P3"><text:span text:style-name="T2">2</text:span></text:p>
          <text:p text:style-name="P3"><text:span text:style-name="T2"/></text:p>
          <text:p text:style-name="P3"><text:span text:style-name="T2">Penalty: -1</text:span></text:p>
        </draw:rect>
        <draw:rect draw:style-name="gr3" draw:text-style-name="P4" draw:layer="layout" svg:width="2.646cm" svg:height="1.905cm" svg:x="16.298cm" svg:y="2.54cm">
          <text:p text:style-name="P3"><text:span text:style-name="T2">1</text:span></text:p>
          <text:p text:style-name="P3"><text:span text:style-name="T2"/></text:p>
          <text:p text:style-name="P3"><text:span text:style-name="T2">Penalty: -2</text:span></text:p>
        </draw:rect>
        <draw:rect draw:style-name="gr3" draw:text-style-name="P4" draw:layer="layout" svg:width="2.646cm" svg:height="1.905cm" svg:x="18.944cm" svg:y="2.54cm">
          <text:p text:style-name="P3"><text:span text:style-name="T2">0</text:span></text:p>
          <text:p text:style-name="P3"><text:span text:style-name="T2"/></text:p>
          <text:p text:style-name="P3"><text:span text:style-name="T2">Destroyed</text:span></text:p>
        </draw:rect>
        <draw:rect draw:style-name="gr4" draw:text-style-name="P3" draw:layer="layout" svg:width="20.321cm" svg:height="5.08cm" svg:x="1.27cm" svg:y="1.27cm">
          <text:p/>
        </draw:rect>
        <draw:rect draw:style-name="gr5" draw:text-style-name="P6" draw:layer="layout" svg:width="5.08cm" svg:height="1.905cm" draw:transform="rotate (1.5707963267946) translate (1.27cm 6.35cm)">
          <text:p text:style-name="P3"><text:span text:style-name="T5">Citrine</text:span></text:p>
          <text:p text:style-name="P3"><text:span text:style-name="T5">Golem</text:span></text:p>
        </draw:rect>
        <draw:rect draw:style-name="gr1" draw:text-style-name="P2" draw:layer="layout" svg:width="2.539cm" svg:height="1.905cm" svg:x="3.175cm" svg:y="9.526cm">
          <text:p text:style-name="P1"><text:span text:style-name="T1">Inventory</text:span></text:p>
        </draw:rect>
        <draw:rect draw:style-name="gr2" draw:text-style-name="P4" draw:layer="layout" svg:width="3.175cm" svg:height="1.905cm" svg:x="5.714cm" svg:y="9.526cm">
          <text:p text:style-name="P3"><text:span text:style-name="T2">Module #1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8.889cm" svg:y="9.526cm">
          <text:p text:style-name="P3"><text:span text:style-name="T2">Module #2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12.064cm" svg:y="9.526cm">
          <text:p text:style-name="P3"><text:span text:style-name="T2">Module #3</text:span></text:p>
          <text:p text:style-name="P3"><text:span text:style-name="T2">(2-3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5.239cm" svg:y="9.526cm">
          <text:p text:style-name="P3"><text:span text:style-name="T2">Module #4</text:span></text:p>
          <text:p text:style-name="P3"><text:span text:style-name="T2">(2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8.414cm" svg:y="9.526cm">
          <text:p text:style-name="P3"><text:span text:style-name="T2">Held Object</text:span></text:p>
          <text:p text:style-name="P3"><text:span text:style-name="T2">(can't be large)</text:span></text:p>
          <text:p text:style-name="P3"><text:span text:style-name="T3">▼</text:span></text:p>
        </draw:rect>
        <draw:rect draw:style-name="gr1" draw:text-style-name="P5" draw:layer="layout" svg:width="2.539cm" svg:height="1.27cm" svg:x="3.174cm" svg:y="6.351cm">
          <text:p text:style-name="P1"><text:span text:style-name="T4"></text:span></text:p>
        </draw:rect>
        <draw:rect draw:style-name="gr3" draw:text-style-name="P4" draw:layer="layout" svg:width="1.984cm" svg:height="1.27cm" svg:x="5.714cm" svg:y="6.351cm">
          <text:p text:style-name="P3"><text:span text:style-name="T2">7</text:span></text:p>
        </draw:rect>
        <draw:rect draw:style-name="gr3" draw:text-style-name="P4" draw:layer="layout" svg:width="1.985cm" svg:height="1.27cm" svg:x="7.697cm" svg:y="6.35cm">
          <text:p text:style-name="P3"><text:span text:style-name="T2">6</text:span></text:p>
        </draw:rect>
        <draw:rect draw:style-name="gr3" draw:text-style-name="P4" draw:layer="layout" svg:width="1.984cm" svg:height="1.27cm" svg:x="9.682cm" svg:y="6.35cm">
          <text:p text:style-name="P3"><text:span text:style-name="T2">5</text:span></text:p>
        </draw:rect>
        <draw:rect draw:style-name="gr3" draw:text-style-name="P4" draw:layer="layout" svg:width="1.984cm" svg:height="1.27cm" svg:x="11.666cm" svg:y="6.35cm">
          <text:p text:style-name="P3"><text:span text:style-name="T2">4</text:span></text:p>
        </draw:rect>
        <draw:rect draw:style-name="gr3" draw:text-style-name="P4" draw:layer="layout" svg:width="1.985cm" svg:height="1.27cm" svg:x="13.65cm" svg:y="6.35cm">
          <text:p text:style-name="P3"><text:span text:style-name="T2">3</text:span></text:p>
        </draw:rect>
        <draw:rect draw:style-name="gr3" draw:text-style-name="P4" draw:layer="layout" svg:width="1.984cm" svg:height="1.27cm" svg:x="15.635cm" svg:y="6.35cm">
          <text:p text:style-name="P3"><text:span text:style-name="T2">2</text:span></text:p>
        </draw:rect>
        <draw:rect draw:style-name="gr3" draw:text-style-name="P4" draw:layer="layout" svg:width="1.985cm" svg:height="1.27cm" svg:x="17.619cm" svg:y="6.35cm">
          <text:p text:style-name="P3"><text:span text:style-name="T2">1</text:span></text:p>
        </draw:rect>
        <draw:rect draw:style-name="gr3" draw:text-style-name="P4" draw:layer="layout" svg:width="1.984cm" svg:height="1.27cm" svg:x="19.604cm" svg:y="6.35cm">
          <text:p text:style-name="P3"><text:span text:style-name="T2">0</text:span></text:p>
          <text:p text:style-name="P3"><text:span text:style-name="T2">Dormant</text:span></text:p>
        </draw:rect>
        <draw:rect draw:style-name="gr1" draw:text-style-name="P2" draw:layer="layout" svg:width="2.539cm" svg:height="1.905cm" svg:x="3.174cm" svg:y="7.621cm">
          <text:p text:style-name="P1"><text:span text:style-name="T1">Health</text:span></text:p>
        </draw:rect>
        <draw:rect draw:style-name="gr3" draw:text-style-name="P4" draw:layer="layout" svg:width="2.646cm" svg:height="1.905cm" svg:x="5.714cm" svg:y="7.621cm">
          <text:p text:style-name="P3"><text:span text:style-name="T2">5</text:span></text:p>
        </draw:rect>
        <draw:rect draw:style-name="gr3" draw:text-style-name="P4" draw:layer="layout" svg:width="2.646cm" svg:height="1.905cm" svg:x="8.36cm" svg:y="7.621cm">
          <text:p text:style-name="P3"><text:span text:style-name="T2">4</text:span></text:p>
        </draw:rect>
        <draw:rect draw:style-name="gr3" draw:text-style-name="P4" draw:layer="layout" svg:width="2.646cm" svg:height="1.905cm" svg:x="11.006cm" svg:y="7.621cm">
          <text:p text:style-name="P3"><text:span text:style-name="T2">3</text:span></text:p>
        </draw:rect>
        <draw:rect draw:style-name="gr3" draw:text-style-name="P4" draw:layer="layout" svg:width="2.645cm" svg:height="1.905cm" svg:x="13.652cm" svg:y="7.621cm">
          <text:p text:style-name="P3"><text:span text:style-name="T2">2</text:span></text:p>
          <text:p text:style-name="P3"><text:span text:style-name="T2"/></text:p>
          <text:p text:style-name="P3"><text:span text:style-name="T2">Penalty: -1</text:span></text:p>
        </draw:rect>
        <draw:rect draw:style-name="gr3" draw:text-style-name="P4" draw:layer="layout" svg:width="2.646cm" svg:height="1.905cm" svg:x="16.297cm" svg:y="7.621cm">
          <text:p text:style-name="P3"><text:span text:style-name="T2">1</text:span></text:p>
          <text:p text:style-name="P3"><text:span text:style-name="T2"/></text:p>
          <text:p text:style-name="P3"><text:span text:style-name="T2">Penalty: -2</text:span></text:p>
        </draw:rect>
        <draw:rect draw:style-name="gr3" draw:text-style-name="P4" draw:layer="layout" svg:width="2.646cm" svg:height="1.905cm" svg:x="18.943cm" svg:y="7.621cm">
          <text:p text:style-name="P3"><text:span text:style-name="T2">0</text:span></text:p>
          <text:p text:style-name="P3"><text:span text:style-name="T2"/></text:p>
          <text:p text:style-name="P3"><text:span text:style-name="T2">Destroyed</text:span></text:p>
        </draw:rect>
        <draw:rect draw:style-name="gr4" draw:text-style-name="P3" draw:layer="layout" svg:width="20.321cm" svg:height="5.08cm" svg:x="1.269cm" svg:y="6.351cm">
          <text:p/>
        </draw:rect>
        <draw:rect draw:style-name="gr5" draw:text-style-name="P6" draw:layer="layout" svg:width="5.08cm" svg:height="1.905cm" draw:transform="rotate (1.5707963267946) translate (1.269cm 11.431cm)">
          <text:p text:style-name="P3"><text:span text:style-name="T5">Citrine</text:span></text:p>
          <text:p text:style-name="P3"><text:span text:style-name="T5">Golem</text:span></text:p>
        </draw:rect>
        <draw:rect draw:style-name="gr1" draw:text-style-name="P2" draw:layer="layout" svg:width="2.539cm" svg:height="1.905cm" svg:x="3.171cm" svg:y="4.446cm">
          <text:p text:style-name="P1"><text:span text:style-name="T1">Inventory</text:span></text:p>
        </draw:rect>
        <draw:rect draw:style-name="gr2" draw:text-style-name="P4" draw:layer="layout" svg:width="3.175cm" svg:height="1.905cm" svg:x="5.71cm" svg:y="4.446cm">
          <text:p text:style-name="P3"><text:span text:style-name="T2">Module #1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8.885cm" svg:y="4.446cm">
          <text:p text:style-name="P3"><text:span text:style-name="T2">Module #2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12.06cm" svg:y="4.446cm">
          <text:p text:style-name="P3"><text:span text:style-name="T2">Module #3</text:span></text:p>
          <text:p text:style-name="P3"><text:span text:style-name="T2">(2-3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5.235cm" svg:y="4.446cm">
          <text:p text:style-name="P3"><text:span text:style-name="T2">Module #4</text:span></text:p>
          <text:p text:style-name="P3"><text:span text:style-name="T2">(2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8.41cm" svg:y="4.446cm">
          <text:p text:style-name="P3"><text:span text:style-name="T2">Held Object</text:span></text:p>
          <text:p text:style-name="P3"><text:span text:style-name="T2">(can't be large)</text:span></text:p>
          <text:p text:style-name="P3"><text:span text:style-name="T3">▼</text:span></text:p>
        </draw:rect>
        <draw:rect draw:style-name="gr1" draw:text-style-name="P5" draw:layer="layout" svg:width="2.539cm" svg:height="1.27cm" svg:x="3.17cm" svg:y="1.271cm">
          <text:p text:style-name="P1"><text:span text:style-name="T4"></text:span></text:p>
        </draw:rect>
        <draw:rect draw:style-name="gr3" draw:text-style-name="P4" draw:layer="layout" svg:width="1.984cm" svg:height="1.27cm" svg:x="5.71cm" svg:y="1.271cm">
          <text:p text:style-name="P3"><text:span text:style-name="T2">7</text:span></text:p>
        </draw:rect>
        <draw:rect draw:style-name="gr3" draw:text-style-name="P4" draw:layer="layout" svg:width="1.985cm" svg:height="1.27cm" svg:x="7.693cm" svg:y="1.27cm">
          <text:p text:style-name="P3"><text:span text:style-name="T2">6</text:span></text:p>
        </draw:rect>
        <draw:rect draw:style-name="gr3" draw:text-style-name="P4" draw:layer="layout" svg:width="1.984cm" svg:height="1.27cm" svg:x="9.678cm" svg:y="1.27cm">
          <text:p text:style-name="P3"><text:span text:style-name="T2">5</text:span></text:p>
        </draw:rect>
        <draw:rect draw:style-name="gr3" draw:text-style-name="P4" draw:layer="layout" svg:width="1.984cm" svg:height="1.27cm" svg:x="11.662cm" svg:y="1.27cm">
          <text:p text:style-name="P3"><text:span text:style-name="T2">4</text:span></text:p>
        </draw:rect>
        <draw:rect draw:style-name="gr3" draw:text-style-name="P4" draw:layer="layout" svg:width="1.985cm" svg:height="1.27cm" svg:x="13.646cm" svg:y="1.27cm">
          <text:p text:style-name="P3"><text:span text:style-name="T2">3</text:span></text:p>
        </draw:rect>
        <draw:rect draw:style-name="gr3" draw:text-style-name="P4" draw:layer="layout" svg:width="1.984cm" svg:height="1.27cm" svg:x="15.631cm" svg:y="1.27cm">
          <text:p text:style-name="P3"><text:span text:style-name="T2">2</text:span></text:p>
        </draw:rect>
        <draw:rect draw:style-name="gr3" draw:text-style-name="P4" draw:layer="layout" svg:width="1.985cm" svg:height="1.27cm" svg:x="17.615cm" svg:y="1.27cm">
          <text:p text:style-name="P3"><text:span text:style-name="T2">1</text:span></text:p>
        </draw:rect>
        <draw:rect draw:style-name="gr3" draw:text-style-name="P4" draw:layer="layout" svg:width="1.984cm" svg:height="1.27cm" svg:x="19.6cm" svg:y="1.27cm">
          <text:p text:style-name="P3"><text:span text:style-name="T2">0</text:span></text:p>
          <text:p text:style-name="P3"><text:span text:style-name="T2">Dormant</text:span></text:p>
        </draw:rect>
        <draw:rect draw:style-name="gr1" draw:text-style-name="P2" draw:layer="layout" svg:width="2.539cm" svg:height="1.905cm" svg:x="3.17cm" svg:y="2.541cm">
          <text:p text:style-name="P1"><text:span text:style-name="T1">Health</text:span></text:p>
        </draw:rect>
        <draw:rect draw:style-name="gr3" draw:text-style-name="P4" draw:layer="layout" svg:width="2.646cm" svg:height="1.905cm" svg:x="5.71cm" svg:y="2.541cm">
          <text:p text:style-name="P3"><text:span text:style-name="T2">5</text:span></text:p>
        </draw:rect>
        <draw:rect draw:style-name="gr3" draw:text-style-name="P4" draw:layer="layout" svg:width="2.646cm" svg:height="1.905cm" svg:x="8.356cm" svg:y="2.541cm">
          <text:p text:style-name="P3"><text:span text:style-name="T2">4</text:span></text:p>
        </draw:rect>
        <draw:rect draw:style-name="gr3" draw:text-style-name="P4" draw:layer="layout" svg:width="2.646cm" svg:height="1.905cm" svg:x="11.002cm" svg:y="2.541cm">
          <text:p text:style-name="P3"><text:span text:style-name="T2">3</text:span></text:p>
        </draw:rect>
        <draw:rect draw:style-name="gr3" draw:text-style-name="P4" draw:layer="layout" svg:width="2.645cm" svg:height="1.905cm" svg:x="13.648cm" svg:y="2.541cm">
          <text:p text:style-name="P3"><text:span text:style-name="T2">2</text:span></text:p>
          <text:p text:style-name="P3"><text:span text:style-name="T2"/></text:p>
          <text:p text:style-name="P3"><text:span text:style-name="T2">Penalty: -1</text:span></text:p>
        </draw:rect>
        <draw:rect draw:style-name="gr3" draw:text-style-name="P4" draw:layer="layout" svg:width="2.646cm" svg:height="1.905cm" svg:x="16.293cm" svg:y="2.541cm">
          <text:p text:style-name="P3"><text:span text:style-name="T2">1</text:span></text:p>
          <text:p text:style-name="P3"><text:span text:style-name="T2"/></text:p>
          <text:p text:style-name="P3"><text:span text:style-name="T2">Penalty: -2</text:span></text:p>
        </draw:rect>
        <draw:rect draw:style-name="gr3" draw:text-style-name="P4" draw:layer="layout" svg:width="2.646cm" svg:height="1.905cm" svg:x="18.939cm" svg:y="2.541cm">
          <text:p text:style-name="P3"><text:span text:style-name="T2">0</text:span></text:p>
          <text:p text:style-name="P3"><text:span text:style-name="T2"/></text:p>
          <text:p text:style-name="P3"><text:span text:style-name="T2">Destroyed</text:span></text:p>
        </draw:rect>
        <draw:rect draw:style-name="gr4" draw:text-style-name="P3" draw:layer="layout" svg:width="20.321cm" svg:height="5.08cm" svg:x="1.265cm" svg:y="1.271cm">
          <text:p/>
        </draw:rect>
        <draw:rect draw:style-name="gr5" draw:text-style-name="P6" draw:layer="layout" svg:width="5.08cm" svg:height="1.905cm" draw:transform="rotate (1.5707963267946) translate (1.265cm 6.351cm)">
          <text:p text:style-name="P3"><text:span text:style-name="T5">Citrine</text:span></text:p>
          <text:p text:style-name="P3"><text:span text:style-name="T5">Golem</text:span></text:p>
        </draw:rect>
        <draw:rect draw:style-name="gr1" draw:text-style-name="P2" draw:layer="layout" svg:width="2.539cm" svg:height="1.905cm" svg:x="3.17cm" svg:y="4.446cm">
          <text:p text:style-name="P1"><text:span text:style-name="T1">Inventory</text:span></text:p>
        </draw:rect>
        <draw:rect draw:style-name="gr2" draw:text-style-name="P4" draw:layer="layout" svg:width="3.175cm" svg:height="1.905cm" svg:x="5.709cm" svg:y="4.446cm">
          <text:p text:style-name="P3"><text:span text:style-name="T2">Module #1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8.884cm" svg:y="4.446cm">
          <text:p text:style-name="P3"><text:span text:style-name="T2">Module #2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12.059cm" svg:y="4.446cm">
          <text:p text:style-name="P3"><text:span text:style-name="T2">Module #3</text:span></text:p>
          <text:p text:style-name="P3"><text:span text:style-name="T2">(2-3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5.234cm" svg:y="4.446cm">
          <text:p text:style-name="P3"><text:span text:style-name="T2">Module #4</text:span></text:p>
          <text:p text:style-name="P3"><text:span text:style-name="T2">(2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8.409cm" svg:y="4.446cm">
          <text:p text:style-name="P3"><text:span text:style-name="T2">Held Object</text:span></text:p>
          <text:p text:style-name="P3"><text:span text:style-name="T2">(can't be large)</text:span></text:p>
          <text:p text:style-name="P3"><text:span text:style-name="T3">▼</text:span></text:p>
        </draw:rect>
        <draw:rect draw:style-name="gr1" draw:text-style-name="P5" draw:layer="layout" svg:width="2.539cm" svg:height="1.27cm" svg:x="3.169cm" svg:y="1.271cm">
          <text:p text:style-name="P1"><text:span text:style-name="T4"></text:span></text:p>
        </draw:rect>
        <draw:rect draw:style-name="gr3" draw:text-style-name="P4" draw:layer="layout" svg:width="1.984cm" svg:height="1.27cm" svg:x="5.709cm" svg:y="1.271cm">
          <text:p text:style-name="P3"><text:span text:style-name="T2">7</text:span></text:p>
        </draw:rect>
        <draw:rect draw:style-name="gr3" draw:text-style-name="P4" draw:layer="layout" svg:width="1.985cm" svg:height="1.27cm" svg:x="7.692cm" svg:y="1.27cm">
          <text:p text:style-name="P3"><text:span text:style-name="T2">6</text:span></text:p>
        </draw:rect>
        <draw:rect draw:style-name="gr3" draw:text-style-name="P4" draw:layer="layout" svg:width="1.984cm" svg:height="1.27cm" svg:x="9.677cm" svg:y="1.27cm">
          <text:p text:style-name="P3"><text:span text:style-name="T2">5</text:span></text:p>
        </draw:rect>
        <draw:rect draw:style-name="gr3" draw:text-style-name="P4" draw:layer="layout" svg:width="1.984cm" svg:height="1.27cm" svg:x="11.661cm" svg:y="1.27cm">
          <text:p text:style-name="P3"><text:span text:style-name="T2">4</text:span></text:p>
        </draw:rect>
        <draw:rect draw:style-name="gr3" draw:text-style-name="P4" draw:layer="layout" svg:width="1.985cm" svg:height="1.27cm" svg:x="13.645cm" svg:y="1.27cm">
          <text:p text:style-name="P3"><text:span text:style-name="T2">3</text:span></text:p>
        </draw:rect>
        <draw:rect draw:style-name="gr3" draw:text-style-name="P4" draw:layer="layout" svg:width="1.984cm" svg:height="1.27cm" svg:x="15.63cm" svg:y="1.27cm">
          <text:p text:style-name="P3"><text:span text:style-name="T2">2</text:span></text:p>
        </draw:rect>
        <draw:rect draw:style-name="gr3" draw:text-style-name="P4" draw:layer="layout" svg:width="1.985cm" svg:height="1.27cm" svg:x="17.614cm" svg:y="1.27cm">
          <text:p text:style-name="P3"><text:span text:style-name="T2">1</text:span></text:p>
        </draw:rect>
        <draw:rect draw:style-name="gr3" draw:text-style-name="P4" draw:layer="layout" svg:width="1.984cm" svg:height="1.27cm" svg:x="19.599cm" svg:y="1.27cm">
          <text:p text:style-name="P3"><text:span text:style-name="T2">0</text:span></text:p>
          <text:p text:style-name="P3"><text:span text:style-name="T2">Dormant</text:span></text:p>
        </draw:rect>
        <draw:rect draw:style-name="gr1" draw:text-style-name="P2" draw:layer="layout" svg:width="2.539cm" svg:height="1.905cm" svg:x="3.169cm" svg:y="2.541cm">
          <text:p text:style-name="P1"><text:span text:style-name="T1">Health</text:span></text:p>
        </draw:rect>
        <draw:rect draw:style-name="gr3" draw:text-style-name="P4" draw:layer="layout" svg:width="2.646cm" svg:height="1.905cm" svg:x="5.709cm" svg:y="2.541cm">
          <text:p text:style-name="P3"><text:span text:style-name="T2">5</text:span></text:p>
        </draw:rect>
        <draw:rect draw:style-name="gr3" draw:text-style-name="P4" draw:layer="layout" svg:width="2.646cm" svg:height="1.905cm" svg:x="8.355cm" svg:y="2.541cm">
          <text:p text:style-name="P3"><text:span text:style-name="T2">4</text:span></text:p>
        </draw:rect>
        <draw:rect draw:style-name="gr3" draw:text-style-name="P4" draw:layer="layout" svg:width="2.646cm" svg:height="1.905cm" svg:x="11.001cm" svg:y="2.541cm">
          <text:p text:style-name="P3"><text:span text:style-name="T2">3</text:span></text:p>
        </draw:rect>
        <draw:rect draw:style-name="gr3" draw:text-style-name="P4" draw:layer="layout" svg:width="2.645cm" svg:height="1.905cm" svg:x="13.647cm" svg:y="2.541cm">
          <text:p text:style-name="P3"><text:span text:style-name="T2">2</text:span></text:p>
          <text:p text:style-name="P3"><text:span text:style-name="T2"/></text:p>
          <text:p text:style-name="P3"><text:span text:style-name="T2">Penalty: -1</text:span></text:p>
        </draw:rect>
        <draw:rect draw:style-name="gr3" draw:text-style-name="P4" draw:layer="layout" svg:width="2.646cm" svg:height="1.905cm" svg:x="16.292cm" svg:y="2.541cm">
          <text:p text:style-name="P3"><text:span text:style-name="T2">1</text:span></text:p>
          <text:p text:style-name="P3"><text:span text:style-name="T2"/></text:p>
          <text:p text:style-name="P3"><text:span text:style-name="T2">Penalty: -2</text:span></text:p>
        </draw:rect>
        <draw:rect draw:style-name="gr3" draw:text-style-name="P4" draw:layer="layout" svg:width="2.646cm" svg:height="1.905cm" svg:x="18.938cm" svg:y="2.541cm">
          <text:p text:style-name="P3"><text:span text:style-name="T2">0</text:span></text:p>
          <text:p text:style-name="P3"><text:span text:style-name="T2"/></text:p>
          <text:p text:style-name="P3"><text:span text:style-name="T2">Destroyed</text:span></text:p>
        </draw:rect>
        <draw:rect draw:style-name="gr4" draw:text-style-name="P3" draw:layer="layout" svg:width="20.321cm" svg:height="5.08cm" svg:x="1.264cm" svg:y="1.271cm">
          <text:p/>
        </draw:rect>
        <draw:rect draw:style-name="gr5" draw:text-style-name="P6" draw:layer="layout" svg:width="5.08cm" svg:height="1.905cm" draw:transform="rotate (1.5707963267946) translate (1.264cm 6.351cm)">
          <text:p text:style-name="P3"><text:span text:style-name="T5">Citrine</text:span></text:p>
          <text:p text:style-name="P3"><text:span text:style-name="T5">Golem</text:span></text:p>
        </draw:rect>
        <draw:rect draw:style-name="gr1" draw:text-style-name="P2" draw:layer="layout" svg:width="2.539cm" svg:height="1.905cm" svg:x="3.169cm" svg:y="9.527cm">
          <text:p text:style-name="P1"><text:span text:style-name="T1">Inventory</text:span></text:p>
        </draw:rect>
        <draw:rect draw:style-name="gr2" draw:text-style-name="P4" draw:layer="layout" svg:width="3.175cm" svg:height="1.905cm" svg:x="5.708cm" svg:y="9.527cm">
          <text:p text:style-name="P3"><text:span text:style-name="T2">Module #1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8.883cm" svg:y="9.527cm">
          <text:p text:style-name="P3"><text:span text:style-name="T2">Module #2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12.058cm" svg:y="9.527cm">
          <text:p text:style-name="P3"><text:span text:style-name="T2">Module #3</text:span></text:p>
          <text:p text:style-name="P3"><text:span text:style-name="T2">(2-3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5.233cm" svg:y="9.527cm">
          <text:p text:style-name="P3"><text:span text:style-name="T2">Module #4</text:span></text:p>
          <text:p text:style-name="P3"><text:span text:style-name="T2">(2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8.408cm" svg:y="9.527cm">
          <text:p text:style-name="P3"><text:span text:style-name="T2">Held Object</text:span></text:p>
          <text:p text:style-name="P3"><text:span text:style-name="T2">(can't be large)</text:span></text:p>
          <text:p text:style-name="P3"><text:span text:style-name="T3">▼</text:span></text:p>
        </draw:rect>
        <draw:rect draw:style-name="gr1" draw:text-style-name="P5" draw:layer="layout" svg:width="2.539cm" svg:height="1.27cm" svg:x="3.168cm" svg:y="6.352cm">
          <text:p text:style-name="P1"><text:span text:style-name="T4"></text:span></text:p>
        </draw:rect>
        <draw:rect draw:style-name="gr3" draw:text-style-name="P4" draw:layer="layout" svg:width="1.984cm" svg:height="1.27cm" svg:x="5.708cm" svg:y="6.352cm">
          <text:p text:style-name="P3"><text:span text:style-name="T2">7</text:span></text:p>
        </draw:rect>
        <draw:rect draw:style-name="gr3" draw:text-style-name="P4" draw:layer="layout" svg:width="1.985cm" svg:height="1.27cm" svg:x="7.691cm" svg:y="6.351cm">
          <text:p text:style-name="P3"><text:span text:style-name="T2">6</text:span></text:p>
        </draw:rect>
        <draw:rect draw:style-name="gr3" draw:text-style-name="P4" draw:layer="layout" svg:width="1.984cm" svg:height="1.27cm" svg:x="9.676cm" svg:y="6.351cm">
          <text:p text:style-name="P3"><text:span text:style-name="T2">5</text:span></text:p>
        </draw:rect>
        <draw:rect draw:style-name="gr3" draw:text-style-name="P4" draw:layer="layout" svg:width="1.984cm" svg:height="1.27cm" svg:x="11.66cm" svg:y="6.351cm">
          <text:p text:style-name="P3"><text:span text:style-name="T2">4</text:span></text:p>
        </draw:rect>
        <draw:rect draw:style-name="gr3" draw:text-style-name="P4" draw:layer="layout" svg:width="1.985cm" svg:height="1.27cm" svg:x="13.644cm" svg:y="6.351cm">
          <text:p text:style-name="P3"><text:span text:style-name="T2">3</text:span></text:p>
        </draw:rect>
        <draw:rect draw:style-name="gr3" draw:text-style-name="P4" draw:layer="layout" svg:width="1.984cm" svg:height="1.27cm" svg:x="15.629cm" svg:y="6.351cm">
          <text:p text:style-name="P3"><text:span text:style-name="T2">2</text:span></text:p>
        </draw:rect>
        <draw:rect draw:style-name="gr3" draw:text-style-name="P4" draw:layer="layout" svg:width="1.985cm" svg:height="1.27cm" svg:x="17.613cm" svg:y="6.351cm">
          <text:p text:style-name="P3"><text:span text:style-name="T2">1</text:span></text:p>
        </draw:rect>
        <draw:rect draw:style-name="gr3" draw:text-style-name="P4" draw:layer="layout" svg:width="1.984cm" svg:height="1.27cm" svg:x="19.598cm" svg:y="6.351cm">
          <text:p text:style-name="P3"><text:span text:style-name="T2">0</text:span></text:p>
          <text:p text:style-name="P3"><text:span text:style-name="T2">Dormant</text:span></text:p>
        </draw:rect>
        <draw:rect draw:style-name="gr1" draw:text-style-name="P2" draw:layer="layout" svg:width="2.539cm" svg:height="1.905cm" svg:x="3.168cm" svg:y="7.622cm">
          <text:p text:style-name="P1"><text:span text:style-name="T1">Health</text:span></text:p>
        </draw:rect>
        <draw:rect draw:style-name="gr3" draw:text-style-name="P4" draw:layer="layout" svg:width="2.646cm" svg:height="1.905cm" svg:x="5.708cm" svg:y="7.622cm">
          <text:p text:style-name="P3"><text:span text:style-name="T2">5</text:span></text:p>
        </draw:rect>
        <draw:rect draw:style-name="gr3" draw:text-style-name="P4" draw:layer="layout" svg:width="2.646cm" svg:height="1.905cm" svg:x="8.354cm" svg:y="7.622cm">
          <text:p text:style-name="P3"><text:span text:style-name="T2">4</text:span></text:p>
        </draw:rect>
        <draw:rect draw:style-name="gr3" draw:text-style-name="P4" draw:layer="layout" svg:width="2.646cm" svg:height="1.905cm" svg:x="11cm" svg:y="7.622cm">
          <text:p text:style-name="P3"><text:span text:style-name="T2">3</text:span></text:p>
        </draw:rect>
        <draw:rect draw:style-name="gr3" draw:text-style-name="P4" draw:layer="layout" svg:width="2.645cm" svg:height="1.905cm" svg:x="13.646cm" svg:y="7.622cm">
          <text:p text:style-name="P3"><text:span text:style-name="T2">2</text:span></text:p>
          <text:p text:style-name="P3"><text:span text:style-name="T2"/></text:p>
          <text:p text:style-name="P3"><text:span text:style-name="T2">Penalty: -1</text:span></text:p>
        </draw:rect>
        <draw:rect draw:style-name="gr3" draw:text-style-name="P4" draw:layer="layout" svg:width="2.646cm" svg:height="1.905cm" svg:x="16.291cm" svg:y="7.622cm">
          <text:p text:style-name="P3"><text:span text:style-name="T2">1</text:span></text:p>
          <text:p text:style-name="P3"><text:span text:style-name="T2"/></text:p>
          <text:p text:style-name="P3"><text:span text:style-name="T2">Penalty: -2</text:span></text:p>
        </draw:rect>
        <draw:rect draw:style-name="gr3" draw:text-style-name="P4" draw:layer="layout" svg:width="2.646cm" svg:height="1.905cm" svg:x="18.937cm" svg:y="7.622cm">
          <text:p text:style-name="P3"><text:span text:style-name="T2">0</text:span></text:p>
          <text:p text:style-name="P3"><text:span text:style-name="T2"/></text:p>
          <text:p text:style-name="P3"><text:span text:style-name="T2">Destroyed</text:span></text:p>
        </draw:rect>
        <draw:rect draw:style-name="gr4" draw:text-style-name="P3" draw:layer="layout" svg:width="20.321cm" svg:height="5.08cm" svg:x="1.263cm" svg:y="6.352cm">
          <text:p/>
        </draw:rect>
        <draw:rect draw:style-name="gr11" draw:text-style-name="P7" draw:layer="layout" svg:width="5.08cm" svg:height="1.905cm" draw:transform="rotate (1.5707963267946) translate (1.263cm 11.432cm)">
          <text:p text:style-name="P3"><text:span text:style-name="T6">Onyx</text:span></text:p>
          <text:p text:style-name="P3"><text:span text:style-name="T6">Golem</text:span></text:p>
        </draw:rect>
        <draw:rect draw:style-name="gr1" draw:text-style-name="P2" draw:layer="layout" svg:width="2.539cm" svg:height="1.905cm" svg:x="3.165cm" svg:y="4.447cm">
          <text:p text:style-name="P1"><text:span text:style-name="T1">Inventory</text:span></text:p>
        </draw:rect>
        <draw:rect draw:style-name="gr2" draw:text-style-name="P4" draw:layer="layout" svg:width="3.175cm" svg:height="1.905cm" svg:x="5.704cm" svg:y="4.447cm">
          <text:p text:style-name="P3"><text:span text:style-name="T2">Module #1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8.879cm" svg:y="4.447cm">
          <text:p text:style-name="P3"><text:span text:style-name="T2">Module #2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12.054cm" svg:y="4.447cm">
          <text:p text:style-name="P3"><text:span text:style-name="T2">Module #3</text:span></text:p>
          <text:p text:style-name="P3"><text:span text:style-name="T2">(2-3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5.229cm" svg:y="4.447cm">
          <text:p text:style-name="P3"><text:span text:style-name="T2">Module #4</text:span></text:p>
          <text:p text:style-name="P3"><text:span text:style-name="T2">(2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8.404cm" svg:y="4.447cm">
          <text:p text:style-name="P3"><text:span text:style-name="T2">Held Object</text:span></text:p>
          <text:p text:style-name="P3"><text:span text:style-name="T2">(can't be large)</text:span></text:p>
          <text:p text:style-name="P3"><text:span text:style-name="T3">▼</text:span></text:p>
        </draw:rect>
        <draw:rect draw:style-name="gr1" draw:text-style-name="P5" draw:layer="layout" svg:width="2.539cm" svg:height="1.27cm" svg:x="3.164cm" svg:y="1.272cm">
          <text:p text:style-name="P1"><text:span text:style-name="T4"></text:span></text:p>
        </draw:rect>
        <draw:rect draw:style-name="gr3" draw:text-style-name="P4" draw:layer="layout" svg:width="1.984cm" svg:height="1.27cm" svg:x="5.704cm" svg:y="1.272cm">
          <text:p text:style-name="P3"><text:span text:style-name="T2">7</text:span></text:p>
        </draw:rect>
        <draw:rect draw:style-name="gr3" draw:text-style-name="P4" draw:layer="layout" svg:width="1.985cm" svg:height="1.27cm" svg:x="7.687cm" svg:y="1.271cm">
          <text:p text:style-name="P3"><text:span text:style-name="T2">6</text:span></text:p>
        </draw:rect>
        <draw:rect draw:style-name="gr3" draw:text-style-name="P4" draw:layer="layout" svg:width="1.984cm" svg:height="1.27cm" svg:x="9.672cm" svg:y="1.271cm">
          <text:p text:style-name="P3"><text:span text:style-name="T2">5</text:span></text:p>
        </draw:rect>
        <draw:rect draw:style-name="gr3" draw:text-style-name="P4" draw:layer="layout" svg:width="1.984cm" svg:height="1.27cm" svg:x="11.656cm" svg:y="1.271cm">
          <text:p text:style-name="P3"><text:span text:style-name="T2">4</text:span></text:p>
        </draw:rect>
        <draw:rect draw:style-name="gr3" draw:text-style-name="P4" draw:layer="layout" svg:width="1.985cm" svg:height="1.27cm" svg:x="13.64cm" svg:y="1.271cm">
          <text:p text:style-name="P3"><text:span text:style-name="T2">3</text:span></text:p>
        </draw:rect>
        <draw:rect draw:style-name="gr3" draw:text-style-name="P4" draw:layer="layout" svg:width="1.984cm" svg:height="1.27cm" svg:x="15.625cm" svg:y="1.271cm">
          <text:p text:style-name="P3"><text:span text:style-name="T2">2</text:span></text:p>
        </draw:rect>
        <draw:rect draw:style-name="gr3" draw:text-style-name="P4" draw:layer="layout" svg:width="1.985cm" svg:height="1.27cm" svg:x="17.609cm" svg:y="1.271cm">
          <text:p text:style-name="P3"><text:span text:style-name="T2">1</text:span></text:p>
        </draw:rect>
        <draw:rect draw:style-name="gr3" draw:text-style-name="P4" draw:layer="layout" svg:width="1.984cm" svg:height="1.27cm" svg:x="19.594cm" svg:y="1.271cm">
          <text:p text:style-name="P3"><text:span text:style-name="T2">0</text:span></text:p>
          <text:p text:style-name="P3"><text:span text:style-name="T2">Dormant</text:span></text:p>
        </draw:rect>
        <draw:rect draw:style-name="gr1" draw:text-style-name="P2" draw:layer="layout" svg:width="2.539cm" svg:height="1.905cm" svg:x="3.164cm" svg:y="2.542cm">
          <text:p text:style-name="P1"><text:span text:style-name="T1">Health</text:span></text:p>
        </draw:rect>
        <draw:rect draw:style-name="gr3" draw:text-style-name="P4" draw:layer="layout" svg:width="2.646cm" svg:height="1.905cm" svg:x="5.704cm" svg:y="2.542cm">
          <text:p text:style-name="P3"><text:span text:style-name="T2">5</text:span></text:p>
        </draw:rect>
        <draw:rect draw:style-name="gr3" draw:text-style-name="P4" draw:layer="layout" svg:width="2.646cm" svg:height="1.905cm" svg:x="8.35cm" svg:y="2.542cm">
          <text:p text:style-name="P3"><text:span text:style-name="T2">4</text:span></text:p>
        </draw:rect>
        <draw:rect draw:style-name="gr3" draw:text-style-name="P4" draw:layer="layout" svg:width="2.646cm" svg:height="1.905cm" svg:x="10.996cm" svg:y="2.542cm">
          <text:p text:style-name="P3"><text:span text:style-name="T2">3</text:span></text:p>
        </draw:rect>
        <draw:rect draw:style-name="gr3" draw:text-style-name="P4" draw:layer="layout" svg:width="2.645cm" svg:height="1.905cm" svg:x="13.642cm" svg:y="2.542cm">
          <text:p text:style-name="P3"><text:span text:style-name="T2">2</text:span></text:p>
          <text:p text:style-name="P3"><text:span text:style-name="T2"/></text:p>
          <text:p text:style-name="P3"><text:span text:style-name="T2">Penalty: -1</text:span></text:p>
        </draw:rect>
        <draw:rect draw:style-name="gr3" draw:text-style-name="P4" draw:layer="layout" svg:width="2.646cm" svg:height="1.905cm" svg:x="16.287cm" svg:y="2.542cm">
          <text:p text:style-name="P3"><text:span text:style-name="T2">1</text:span></text:p>
          <text:p text:style-name="P3"><text:span text:style-name="T2"/></text:p>
          <text:p text:style-name="P3"><text:span text:style-name="T2">Penalty: -2</text:span></text:p>
        </draw:rect>
        <draw:rect draw:style-name="gr3" draw:text-style-name="P4" draw:layer="layout" svg:width="2.646cm" svg:height="1.905cm" svg:x="18.933cm" svg:y="2.542cm">
          <text:p text:style-name="P3"><text:span text:style-name="T2">0</text:span></text:p>
          <text:p text:style-name="P3"><text:span text:style-name="T2"/></text:p>
          <text:p text:style-name="P3"><text:span text:style-name="T2">Destroyed</text:span></text:p>
        </draw:rect>
        <draw:rect draw:style-name="gr4" draw:text-style-name="P3" draw:layer="layout" svg:width="20.321cm" svg:height="5.08cm" svg:x="1.259cm" svg:y="1.272cm">
          <text:p/>
        </draw:rect>
        <draw:rect draw:style-name="gr12" draw:text-style-name="P6" draw:layer="layout" svg:width="5.08cm" svg:height="1.905cm" draw:transform="rotate (1.5707963267946) translate (1.259cm 6.352cm)">
          <text:p text:style-name="P3"><text:span text:style-name="T5">Diamond</text:span></text:p>
          <text:p text:style-name="P3"><text:span text:style-name="T5">Golem</text:span></text:p>
        </draw:rect>
        <draw:rect draw:style-name="gr1" draw:text-style-name="P2" draw:layer="layout" svg:width="2.539cm" svg:height="1.905cm" svg:x="3.182cm" svg:y="14.606cm">
          <text:p text:style-name="P1"><text:span text:style-name="T1">Inventory</text:span></text:p>
        </draw:rect>
        <draw:rect draw:style-name="gr2" draw:text-style-name="P4" draw:layer="layout" svg:width="3.175cm" svg:height="1.905cm" svg:x="5.721cm" svg:y="14.606cm">
          <text:p text:style-name="P3"><text:span text:style-name="T2">Module #1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8.896cm" svg:y="14.606cm">
          <text:p text:style-name="P3"><text:span text:style-name="T2">Module #2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12.071cm" svg:y="14.606cm">
          <text:p text:style-name="P3"><text:span text:style-name="T2">Module #3</text:span></text:p>
          <text:p text:style-name="P3"><text:span text:style-name="T2">(2-3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5.246cm" svg:y="14.606cm">
          <text:p text:style-name="P3"><text:span text:style-name="T2">Module #4</text:span></text:p>
          <text:p text:style-name="P3"><text:span text:style-name="T2">(2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8.421cm" svg:y="14.606cm">
          <text:p text:style-name="P3"><text:span text:style-name="T2">Held Object</text:span></text:p>
          <text:p text:style-name="P3"><text:span text:style-name="T2">(can't be large)</text:span></text:p>
          <text:p text:style-name="P3"><text:span text:style-name="T3">▼</text:span></text:p>
        </draw:rect>
        <draw:rect draw:style-name="gr1" draw:text-style-name="P5" draw:layer="layout" svg:width="2.539cm" svg:height="1.27cm" svg:x="3.181cm" svg:y="11.431cm">
          <text:p text:style-name="P1"><text:span text:style-name="T4"></text:span></text:p>
        </draw:rect>
        <draw:rect draw:style-name="gr3" draw:text-style-name="P4" draw:layer="layout" svg:width="1.984cm" svg:height="1.27cm" svg:x="5.721cm" svg:y="11.431cm">
          <text:p text:style-name="P3"><text:span text:style-name="T2">7</text:span></text:p>
        </draw:rect>
        <draw:rect draw:style-name="gr3" draw:text-style-name="P4" draw:layer="layout" svg:width="1.985cm" svg:height="1.27cm" svg:x="7.704cm" svg:y="11.43cm">
          <text:p text:style-name="P3"><text:span text:style-name="T2">6</text:span></text:p>
        </draw:rect>
        <draw:rect draw:style-name="gr3" draw:text-style-name="P4" draw:layer="layout" svg:width="1.984cm" svg:height="1.27cm" svg:x="9.689cm" svg:y="11.43cm">
          <text:p text:style-name="P3"><text:span text:style-name="T2">5</text:span></text:p>
        </draw:rect>
        <draw:rect draw:style-name="gr3" draw:text-style-name="P4" draw:layer="layout" svg:width="1.984cm" svg:height="1.27cm" svg:x="11.673cm" svg:y="11.43cm">
          <text:p text:style-name="P3"><text:span text:style-name="T2">4</text:span></text:p>
        </draw:rect>
        <draw:rect draw:style-name="gr3" draw:text-style-name="P4" draw:layer="layout" svg:width="1.985cm" svg:height="1.27cm" svg:x="13.657cm" svg:y="11.43cm">
          <text:p text:style-name="P3"><text:span text:style-name="T2">3</text:span></text:p>
        </draw:rect>
        <draw:rect draw:style-name="gr3" draw:text-style-name="P4" draw:layer="layout" svg:width="1.984cm" svg:height="1.27cm" svg:x="15.642cm" svg:y="11.43cm">
          <text:p text:style-name="P3"><text:span text:style-name="T2">2</text:span></text:p>
        </draw:rect>
        <draw:rect draw:style-name="gr3" draw:text-style-name="P4" draw:layer="layout" svg:width="1.985cm" svg:height="1.27cm" svg:x="17.626cm" svg:y="11.43cm">
          <text:p text:style-name="P3"><text:span text:style-name="T2">1</text:span></text:p>
        </draw:rect>
        <draw:rect draw:style-name="gr3" draw:text-style-name="P4" draw:layer="layout" svg:width="1.984cm" svg:height="1.27cm" svg:x="19.611cm" svg:y="11.43cm">
          <text:p text:style-name="P3"><text:span text:style-name="T2">0</text:span></text:p>
          <text:p text:style-name="P3"><text:span text:style-name="T2">Dormant</text:span></text:p>
        </draw:rect>
        <draw:rect draw:style-name="gr1" draw:text-style-name="P2" draw:layer="layout" svg:width="2.539cm" svg:height="1.905cm" svg:x="3.181cm" svg:y="12.701cm">
          <text:p text:style-name="P1"><text:span text:style-name="T1">Health</text:span></text:p>
        </draw:rect>
        <draw:rect draw:style-name="gr3" draw:text-style-name="P4" draw:layer="layout" svg:width="2.646cm" svg:height="1.905cm" svg:x="5.721cm" svg:y="12.701cm">
          <text:p text:style-name="P3"><text:span text:style-name="T2">5</text:span></text:p>
        </draw:rect>
        <draw:rect draw:style-name="gr3" draw:text-style-name="P4" draw:layer="layout" svg:width="2.646cm" svg:height="1.905cm" svg:x="8.367cm" svg:y="12.701cm">
          <text:p text:style-name="P3"><text:span text:style-name="T2">4</text:span></text:p>
        </draw:rect>
        <draw:rect draw:style-name="gr3" draw:text-style-name="P4" draw:layer="layout" svg:width="2.646cm" svg:height="1.905cm" svg:x="11.013cm" svg:y="12.701cm">
          <text:p text:style-name="P3"><text:span text:style-name="T2">3</text:span></text:p>
        </draw:rect>
        <draw:rect draw:style-name="gr3" draw:text-style-name="P4" draw:layer="layout" svg:width="2.645cm" svg:height="1.905cm" svg:x="13.659cm" svg:y="12.701cm">
          <text:p text:style-name="P3"><text:span text:style-name="T2">2</text:span></text:p>
          <text:p text:style-name="P3"><text:span text:style-name="T2"/></text:p>
          <text:p text:style-name="P3"><text:span text:style-name="T2">Penalty: -1</text:span></text:p>
        </draw:rect>
        <draw:rect draw:style-name="gr3" draw:text-style-name="P4" draw:layer="layout" svg:width="2.646cm" svg:height="1.905cm" svg:x="16.304cm" svg:y="12.701cm">
          <text:p text:style-name="P3"><text:span text:style-name="T2">1</text:span></text:p>
          <text:p text:style-name="P3"><text:span text:style-name="T2"/></text:p>
          <text:p text:style-name="P3"><text:span text:style-name="T2">Penalty: -2</text:span></text:p>
        </draw:rect>
        <draw:rect draw:style-name="gr3" draw:text-style-name="P4" draw:layer="layout" svg:width="2.646cm" svg:height="1.905cm" svg:x="18.95cm" svg:y="12.701cm">
          <text:p text:style-name="P3"><text:span text:style-name="T2">0</text:span></text:p>
          <text:p text:style-name="P3"><text:span text:style-name="T2"/></text:p>
          <text:p text:style-name="P3"><text:span text:style-name="T2">Destroyed</text:span></text:p>
        </draw:rect>
        <draw:rect draw:style-name="gr4" draw:text-style-name="P3" draw:layer="layout" svg:width="20.321cm" svg:height="5.08cm" svg:x="1.276cm" svg:y="11.431cm">
          <text:p/>
        </draw:rect>
        <draw:rect draw:style-name="gr5" draw:text-style-name="P6" draw:layer="layout" svg:width="5.08cm" svg:height="1.905cm" draw:transform="rotate (1.5707963267946) translate (1.276cm 16.511cm)">
          <text:p text:style-name="P3"><text:span text:style-name="T5">Citrine</text:span></text:p>
          <text:p text:style-name="P3"><text:span text:style-name="T5">Golem</text:span></text:p>
        </draw:rect>
        <draw:rect draw:style-name="gr1" draw:text-style-name="P2" draw:layer="layout" svg:width="2.539cm" svg:height="1.905cm" svg:x="3.176cm" svg:y="14.607cm">
          <text:p text:style-name="P1"><text:span text:style-name="T1">Inventory</text:span></text:p>
        </draw:rect>
        <draw:rect draw:style-name="gr2" draw:text-style-name="P4" draw:layer="layout" svg:width="3.175cm" svg:height="1.905cm" svg:x="5.715cm" svg:y="14.607cm">
          <text:p text:style-name="P3"><text:span text:style-name="T2">Module #1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8.89cm" svg:y="14.607cm">
          <text:p text:style-name="P3"><text:span text:style-name="T2">Module #2</text:span></text:p>
          <text:p text:style-name="P3"><text:span text:style-name="T2"/></text:p>
          <text:p text:style-name="P3"><text:span text:style-name="T3">▼</text:span></text:p>
        </draw:rect>
        <draw:rect draw:style-name="gr2" draw:text-style-name="P4" draw:layer="layout" svg:width="3.175cm" svg:height="1.905cm" svg:x="12.065cm" svg:y="14.607cm">
          <text:p text:style-name="P3"><text:span text:style-name="T2">Module #3</text:span></text:p>
          <text:p text:style-name="P3"><text:span text:style-name="T2">(2-3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5.24cm" svg:y="14.607cm">
          <text:p text:style-name="P3"><text:span text:style-name="T2">Module #4</text:span></text:p>
          <text:p text:style-name="P3"><text:span text:style-name="T2">(2 heroes only)</text:span></text:p>
          <text:p text:style-name="P3"><text:span text:style-name="T3">▼</text:span></text:p>
        </draw:rect>
        <draw:rect draw:style-name="gr2" draw:text-style-name="P4" draw:layer="layout" svg:width="3.175cm" svg:height="1.905cm" svg:x="18.415cm" svg:y="14.607cm">
          <text:p text:style-name="P3"><text:span text:style-name="T2">Held Object</text:span></text:p>
          <text:p text:style-name="P3"><text:span text:style-name="T2">(can't be large)</text:span></text:p>
          <text:p text:style-name="P3"><text:span text:style-name="T3">▼</text:span></text:p>
        </draw:rect>
        <draw:rect draw:style-name="gr1" draw:text-style-name="P5" draw:layer="layout" svg:width="2.539cm" svg:height="1.27cm" svg:x="3.175cm" svg:y="11.432cm">
          <text:p text:style-name="P1"><text:span text:style-name="T4"></text:span></text:p>
        </draw:rect>
        <draw:rect draw:style-name="gr3" draw:text-style-name="P4" draw:layer="layout" svg:width="1.984cm" svg:height="1.27cm" svg:x="5.715cm" svg:y="11.432cm">
          <text:p text:style-name="P3"><text:span text:style-name="T2">7</text:span></text:p>
        </draw:rect>
        <draw:rect draw:style-name="gr3" draw:text-style-name="P4" draw:layer="layout" svg:width="1.985cm" svg:height="1.27cm" svg:x="7.698cm" svg:y="11.431cm">
          <text:p text:style-name="P3"><text:span text:style-name="T2">6</text:span></text:p>
        </draw:rect>
        <draw:rect draw:style-name="gr3" draw:text-style-name="P4" draw:layer="layout" svg:width="1.984cm" svg:height="1.27cm" svg:x="9.683cm" svg:y="11.431cm">
          <text:p text:style-name="P3"><text:span text:style-name="T2">5</text:span></text:p>
        </draw:rect>
        <draw:rect draw:style-name="gr3" draw:text-style-name="P4" draw:layer="layout" svg:width="1.984cm" svg:height="1.27cm" svg:x="11.667cm" svg:y="11.431cm">
          <text:p text:style-name="P3"><text:span text:style-name="T2">4</text:span></text:p>
        </draw:rect>
        <draw:rect draw:style-name="gr3" draw:text-style-name="P4" draw:layer="layout" svg:width="1.985cm" svg:height="1.27cm" svg:x="13.651cm" svg:y="11.431cm">
          <text:p text:style-name="P3"><text:span text:style-name="T2">3</text:span></text:p>
        </draw:rect>
        <draw:rect draw:style-name="gr3" draw:text-style-name="P4" draw:layer="layout" svg:width="1.984cm" svg:height="1.27cm" svg:x="15.636cm" svg:y="11.431cm">
          <text:p text:style-name="P3"><text:span text:style-name="T2">2</text:span></text:p>
        </draw:rect>
        <draw:rect draw:style-name="gr3" draw:text-style-name="P4" draw:layer="layout" svg:width="1.985cm" svg:height="1.27cm" svg:x="17.62cm" svg:y="11.431cm">
          <text:p text:style-name="P3"><text:span text:style-name="T2">1</text:span></text:p>
        </draw:rect>
        <draw:rect draw:style-name="gr3" draw:text-style-name="P4" draw:layer="layout" svg:width="1.984cm" svg:height="1.27cm" svg:x="19.605cm" svg:y="11.431cm">
          <text:p text:style-name="P3"><text:span text:style-name="T2">0</text:span></text:p>
          <text:p text:style-name="P3"><text:span text:style-name="T2">Dormant</text:span></text:p>
        </draw:rect>
        <draw:rect draw:style-name="gr1" draw:text-style-name="P2" draw:layer="layout" svg:width="2.539cm" svg:height="1.905cm" svg:x="3.175cm" svg:y="12.702cm">
          <text:p text:style-name="P1"><text:span text:style-name="T1">Health</text:span></text:p>
        </draw:rect>
        <draw:rect draw:style-name="gr3" draw:text-style-name="P4" draw:layer="layout" svg:width="2.646cm" svg:height="1.905cm" svg:x="5.715cm" svg:y="12.702cm">
          <text:p text:style-name="P3"><text:span text:style-name="T2">5</text:span></text:p>
        </draw:rect>
        <draw:rect draw:style-name="gr3" draw:text-style-name="P4" draw:layer="layout" svg:width="2.646cm" svg:height="1.905cm" svg:x="8.361cm" svg:y="12.702cm">
          <text:p text:style-name="P3"><text:span text:style-name="T2">4</text:span></text:p>
        </draw:rect>
        <draw:rect draw:style-name="gr3" draw:text-style-name="P4" draw:layer="layout" svg:width="2.646cm" svg:height="1.905cm" svg:x="11.007cm" svg:y="12.702cm">
          <text:p text:style-name="P3"><text:span text:style-name="T2">3</text:span></text:p>
        </draw:rect>
        <draw:rect draw:style-name="gr3" draw:text-style-name="P4" draw:layer="layout" svg:width="2.645cm" svg:height="1.905cm" svg:x="13.653cm" svg:y="12.702cm">
          <text:p text:style-name="P3"><text:span text:style-name="T2">2</text:span></text:p>
          <text:p text:style-name="P3"><text:span text:style-name="T2"/></text:p>
          <text:p text:style-name="P3"><text:span text:style-name="T2">Penalty: -1</text:span></text:p>
        </draw:rect>
        <draw:rect draw:style-name="gr3" draw:text-style-name="P4" draw:layer="layout" svg:width="2.646cm" svg:height="1.905cm" svg:x="16.298cm" svg:y="12.702cm">
          <text:p text:style-name="P3"><text:span text:style-name="T2">1</text:span></text:p>
          <text:p text:style-name="P3"><text:span text:style-name="T2"/></text:p>
          <text:p text:style-name="P3"><text:span text:style-name="T2">Penalty: -2</text:span></text:p>
        </draw:rect>
        <draw:rect draw:style-name="gr3" draw:text-style-name="P4" draw:layer="layout" svg:width="2.646cm" svg:height="1.905cm" svg:x="18.944cm" svg:y="12.702cm">
          <text:p text:style-name="P3"><text:span text:style-name="T2">0</text:span></text:p>
          <text:p text:style-name="P3"><text:span text:style-name="T2"/></text:p>
          <text:p text:style-name="P3"><text:span text:style-name="T2">Destroyed</text:span></text:p>
        </draw:rect>
        <draw:rect draw:style-name="gr4" draw:text-style-name="P3" draw:layer="layout" svg:width="20.321cm" svg:height="5.08cm" svg:x="1.27cm" svg:y="11.432cm">
          <text:p/>
        </draw:rect>
        <draw:rect draw:style-name="gr13" draw:text-style-name="P6" draw:layer="layout" svg:width="5.08cm" svg:height="1.905cm" draw:transform="rotate (1.5707963267946) translate (1.27cm 16.512cm)">
          <text:p text:style-name="P3"><text:span text:style-name="T5">Hematite</text:span></text:p>
          <text:p text:style-name="P3"><text:span text:style-name="T5">Golem</text:span></text:p>
        </draw:rect>
      </draw:page>
      <draw:page draw:name="page4" draw:style-name="dp1" draw:master-page-name="Default">
        <office:forms form:automatic-focus="false" form:apply-design-mode="false"/>
        <draw:rect draw:style-name="gr2" draw:text-style-name="P2" draw:layer="layout" svg:width="1.905cm" svg:height="0.635cm" svg:x="5.715cm" svg:y="1.27cm">
          <text:p text:style-name="P1"><text:span text:style-name="T1">Resolve</text:span></text:p>
        </draw:rect>
        <draw:rect draw:style-name="gr14" draw:text-style-name="P2" draw:layer="layout" svg:width="4.445cm" svg:height="1.27cm" svg:x="1.27cm" svg:y="3.81cm">
          <text:p text:style-name="P1"><text:span text:style-name="T1">Inventory</text:span></text:p>
        </draw:rect>
        <draw:rect draw:style-name="gr15" draw:text-style-name="P4" draw:layer="layout" svg:width="4.445cm" svg:height="4.445cm" svg:x="1.27cm" svg:y="5.08cm">
          <text:p text:style-name="P3"><text:span text:style-name="T2">Held Object</text:span></text:p>
          <text:p text:style-name="P3"><text:span text:style-name="T2">(must be small)</text:span></text:p>
        </draw:rect>
        <draw:rect draw:style-name="gr3" draw:text-style-name="P4" draw:layer="layout" svg:width="1.905cm" svg:height="1.905cm" svg:x="5.715cm" svg:y="1.905cm">
          <text:p text:style-name="P3"><text:span text:style-name="T2">3</text:span></text:p>
        </draw:rect>
        <draw:rect draw:style-name="gr3" draw:text-style-name="P4" draw:layer="layout" svg:width="1.905cm" svg:height="1.905cm" svg:x="5.715cm" svg:y="3.81cm">
          <text:p text:style-name="P3"><text:span text:style-name="T2">2</text:span></text:p>
        </draw:rect>
        <draw:rect draw:style-name="gr3" draw:text-style-name="P4" draw:layer="layout" svg:width="1.905cm" svg:height="1.905cm" svg:x="5.715cm" svg:y="5.715cm">
          <text:p text:style-name="P3"><text:span text:style-name="T2">1</text:span></text:p>
        </draw:rect>
        <draw:rect draw:style-name="gr3" draw:text-style-name="P4" draw:layer="layout" svg:width="1.905cm" svg:height="1.905cm" svg:x="5.715cm" svg:y="7.62cm">
          <text:p text:style-name="P3"><text:span text:style-name="T2">0</text:span></text:p>
        </draw:rect>
        <draw:rect draw:style-name="gr16" draw:text-style-name="P9" draw:layer="layout" svg:width="4.444cm" svg:height="2.54cm" svg:x="1.271cm" svg:y="1.27cm">
          <text:p text:style-name="P8"><text:span text:style-name="T7">Blue</text:span></text:p>
          <text:p text:style-name="P8"><text:span text:style-name="T7">Adventurer</text:span></text:p>
        </draw:rect>
        <draw:rect draw:style-name="gr17" draw:text-style-name="P10" draw:layer="layout" svg:width="6.35cm" svg:height="8.255cm" svg:x="1.27cm" svg:y="1.27cm">
          <text:p/>
        </draw:rect>
        <draw:rect draw:style-name="gr2" draw:text-style-name="P2" draw:layer="layout" svg:width="1.905cm" svg:height="0.635cm" svg:x="12.065cm" svg:y="1.27cm">
          <text:p text:style-name="P1"><text:span text:style-name="T1">Resolve</text:span></text:p>
        </draw:rect>
        <draw:rect draw:style-name="gr14" draw:text-style-name="P2" draw:layer="layout" svg:width="4.445cm" svg:height="1.27cm" svg:x="7.62cm" svg:y="3.81cm">
          <text:p text:style-name="P1"><text:span text:style-name="T1">Inventory</text:span></text:p>
        </draw:rect>
        <draw:rect draw:style-name="gr15" draw:text-style-name="P4" draw:layer="layout" svg:width="4.445cm" svg:height="4.445cm" svg:x="7.62cm" svg:y="5.08cm">
          <text:p text:style-name="P3"><text:span text:style-name="T2">Held Object</text:span></text:p>
          <text:p text:style-name="P3"><text:span text:style-name="T2">(must be small)</text:span></text:p>
        </draw:rect>
        <draw:rect draw:style-name="gr3" draw:text-style-name="P4" draw:layer="layout" svg:width="1.905cm" svg:height="1.905cm" svg:x="12.065cm" svg:y="1.905cm">
          <text:p text:style-name="P3"><text:span text:style-name="T2">3</text:span></text:p>
        </draw:rect>
        <draw:rect draw:style-name="gr3" draw:text-style-name="P4" draw:layer="layout" svg:width="1.905cm" svg:height="1.905cm" svg:x="12.065cm" svg:y="3.81cm">
          <text:p text:style-name="P3"><text:span text:style-name="T2">2</text:span></text:p>
        </draw:rect>
        <draw:rect draw:style-name="gr3" draw:text-style-name="P4" draw:layer="layout" svg:width="1.905cm" svg:height="1.905cm" svg:x="12.065cm" svg:y="5.715cm">
          <text:p text:style-name="P3"><text:span text:style-name="T2">1</text:span></text:p>
        </draw:rect>
        <draw:rect draw:style-name="gr3" draw:text-style-name="P4" draw:layer="layout" svg:width="1.905cm" svg:height="1.905cm" svg:x="12.065cm" svg:y="7.62cm">
          <text:p text:style-name="P3"><text:span text:style-name="T2">0</text:span></text:p>
        </draw:rect>
        <draw:rect draw:style-name="gr18" draw:text-style-name="P9" draw:layer="layout" svg:width="4.444cm" svg:height="2.54cm" svg:x="7.621cm" svg:y="1.27cm">
          <text:p text:style-name="P8"><text:span text:style-name="T7">Green</text:span></text:p>
          <text:p text:style-name="P8"><text:span text:style-name="T7">Adventurer</text:span></text:p>
        </draw:rect>
        <draw:rect draw:style-name="gr17" draw:text-style-name="P10" draw:layer="layout" svg:width="6.35cm" svg:height="8.255cm" svg:x="7.62cm" svg:y="1.27cm">
          <text:p/>
        </draw:rect>
        <draw:rect draw:style-name="gr2" draw:text-style-name="P2" draw:layer="layout" svg:width="1.905cm" svg:height="0.635cm" svg:x="18.415cm" svg:y="1.27cm">
          <text:p text:style-name="P1"><text:span text:style-name="T1">Resolve</text:span></text:p>
        </draw:rect>
        <draw:rect draw:style-name="gr14" draw:text-style-name="P2" draw:layer="layout" svg:width="4.445cm" svg:height="1.27cm" svg:x="13.97cm" svg:y="3.81cm">
          <text:p text:style-name="P1"><text:span text:style-name="T1">Inventory</text:span></text:p>
        </draw:rect>
        <draw:rect draw:style-name="gr15" draw:text-style-name="P4" draw:layer="layout" svg:width="4.445cm" svg:height="4.445cm" svg:x="13.97cm" svg:y="5.08cm">
          <text:p text:style-name="P3"><text:span text:style-name="T2">Held Object</text:span></text:p>
          <text:p text:style-name="P3"><text:span text:style-name="T2">(must be small)</text:span></text:p>
        </draw:rect>
        <draw:rect draw:style-name="gr3" draw:text-style-name="P4" draw:layer="layout" svg:width="1.905cm" svg:height="1.905cm" svg:x="18.415cm" svg:y="1.905cm">
          <text:p text:style-name="P3"><text:span text:style-name="T2">3</text:span></text:p>
        </draw:rect>
        <draw:rect draw:style-name="gr3" draw:text-style-name="P4" draw:layer="layout" svg:width="1.905cm" svg:height="1.905cm" svg:x="18.415cm" svg:y="3.81cm">
          <text:p text:style-name="P3"><text:span text:style-name="T2">2</text:span></text:p>
        </draw:rect>
        <draw:rect draw:style-name="gr3" draw:text-style-name="P4" draw:layer="layout" svg:width="1.905cm" svg:height="1.905cm" svg:x="18.415cm" svg:y="5.715cm">
          <text:p text:style-name="P3"><text:span text:style-name="T2">1</text:span></text:p>
        </draw:rect>
        <draw:rect draw:style-name="gr3" draw:text-style-name="P4" draw:layer="layout" svg:width="1.905cm" svg:height="1.905cm" svg:x="18.415cm" svg:y="7.62cm">
          <text:p text:style-name="P3"><text:span text:style-name="T2">0</text:span></text:p>
        </draw:rect>
        <draw:rect draw:style-name="gr19" draw:text-style-name="P9" draw:layer="layout" svg:width="4.444cm" svg:height="2.54cm" svg:x="13.971cm" svg:y="1.27cm">
          <text:p text:style-name="P8"><text:span text:style-name="T7">Orange</text:span></text:p>
          <text:p text:style-name="P8"><text:span text:style-name="T7">Adventurer</text:span></text:p>
        </draw:rect>
        <draw:rect draw:style-name="gr17" draw:text-style-name="P10" draw:layer="layout" svg:width="6.35cm" svg:height="8.255cm" svg:x="13.97cm" svg:y="1.27cm">
          <text:p/>
        </draw:rect>
        <draw:rect draw:style-name="gr2" draw:text-style-name="P2" draw:layer="layout" svg:width="1.905cm" svg:height="0.635cm" svg:x="5.715cm" svg:y="9.525cm">
          <text:p text:style-name="P1"><text:span text:style-name="T1">Resolve</text:span></text:p>
        </draw:rect>
        <draw:rect draw:style-name="gr14" draw:text-style-name="P2" draw:layer="layout" svg:width="4.445cm" svg:height="1.27cm" svg:x="1.27cm" svg:y="12.065cm">
          <text:p text:style-name="P1"><text:span text:style-name="T1">Inventory</text:span></text:p>
        </draw:rect>
        <draw:rect draw:style-name="gr15" draw:text-style-name="P4" draw:layer="layout" svg:width="4.445cm" svg:height="4.445cm" svg:x="1.27cm" svg:y="13.335cm">
          <text:p text:style-name="P3"><text:span text:style-name="T2">Held Object</text:span></text:p>
          <text:p text:style-name="P3"><text:span text:style-name="T2">(must be small)</text:span></text:p>
        </draw:rect>
        <draw:rect draw:style-name="gr3" draw:text-style-name="P4" draw:layer="layout" svg:width="1.905cm" svg:height="1.905cm" svg:x="5.715cm" svg:y="10.16cm">
          <text:p text:style-name="P3"><text:span text:style-name="T2">3</text:span></text:p>
        </draw:rect>
        <draw:rect draw:style-name="gr3" draw:text-style-name="P4" draw:layer="layout" svg:width="1.905cm" svg:height="1.905cm" svg:x="5.715cm" svg:y="12.065cm">
          <text:p text:style-name="P3"><text:span text:style-name="T2">2</text:span></text:p>
        </draw:rect>
        <draw:rect draw:style-name="gr3" draw:text-style-name="P4" draw:layer="layout" svg:width="1.905cm" svg:height="1.905cm" svg:x="5.715cm" svg:y="13.97cm">
          <text:p text:style-name="P3"><text:span text:style-name="T2">1</text:span></text:p>
        </draw:rect>
        <draw:rect draw:style-name="gr3" draw:text-style-name="P4" draw:layer="layout" svg:width="1.905cm" svg:height="1.905cm" svg:x="5.715cm" svg:y="15.875cm">
          <text:p text:style-name="P3"><text:span text:style-name="T2">0</text:span></text:p>
        </draw:rect>
        <draw:rect draw:style-name="gr20" draw:text-style-name="P9" draw:layer="layout" svg:width="4.444cm" svg:height="2.54cm" svg:x="1.271cm" svg:y="9.525cm">
          <text:p text:style-name="P8"><text:span text:style-name="T7">Red</text:span></text:p>
          <text:p text:style-name="P8"><text:span text:style-name="T7">Adventurer</text:span></text:p>
        </draw:rect>
        <draw:rect draw:style-name="gr17" draw:text-style-name="P10" draw:layer="layout" svg:width="6.35cm" svg:height="8.255cm" svg:x="1.27cm" svg:y="9.525cm">
          <text:p/>
        </draw:rect>
        <draw:rect draw:style-name="gr2" draw:text-style-name="P2" draw:layer="layout" svg:width="1.905cm" svg:height="0.635cm" svg:x="12.065cm" svg:y="9.525cm">
          <text:p text:style-name="P1"><text:span text:style-name="T1">Resolve</text:span></text:p>
        </draw:rect>
        <draw:rect draw:style-name="gr14" draw:text-style-name="P2" draw:layer="layout" svg:width="4.445cm" svg:height="1.27cm" svg:x="7.62cm" svg:y="12.065cm">
          <text:p text:style-name="P1"><text:span text:style-name="T1">Inventory</text:span></text:p>
        </draw:rect>
        <draw:rect draw:style-name="gr15" draw:text-style-name="P4" draw:layer="layout" svg:width="4.445cm" svg:height="4.445cm" svg:x="7.62cm" svg:y="13.335cm">
          <text:p text:style-name="P3"><text:span text:style-name="T2">Held Object</text:span></text:p>
          <text:p text:style-name="P3"><text:span text:style-name="T2">(must be small)</text:span></text:p>
        </draw:rect>
        <draw:rect draw:style-name="gr3" draw:text-style-name="P4" draw:layer="layout" svg:width="1.905cm" svg:height="1.905cm" svg:x="12.065cm" svg:y="10.16cm">
          <text:p text:style-name="P3"><text:span text:style-name="T2">3</text:span></text:p>
        </draw:rect>
        <draw:rect draw:style-name="gr3" draw:text-style-name="P4" draw:layer="layout" svg:width="1.905cm" svg:height="1.905cm" svg:x="12.065cm" svg:y="12.065cm">
          <text:p text:style-name="P3"><text:span text:style-name="T2">2</text:span></text:p>
        </draw:rect>
        <draw:rect draw:style-name="gr3" draw:text-style-name="P4" draw:layer="layout" svg:width="1.905cm" svg:height="1.905cm" svg:x="12.065cm" svg:y="13.97cm">
          <text:p text:style-name="P3"><text:span text:style-name="T2">1</text:span></text:p>
        </draw:rect>
        <draw:rect draw:style-name="gr3" draw:text-style-name="P4" draw:layer="layout" svg:width="1.905cm" svg:height="1.905cm" svg:x="12.065cm" svg:y="15.875cm">
          <text:p text:style-name="P3"><text:span text:style-name="T2">0</text:span></text:p>
        </draw:rect>
        <draw:rect draw:style-name="gr21" draw:text-style-name="P9" draw:layer="layout" svg:width="4.444cm" svg:height="2.54cm" svg:x="7.621cm" svg:y="9.525cm">
          <text:p text:style-name="P8"><text:span text:style-name="T7">Violet</text:span></text:p>
          <text:p text:style-name="P8"><text:span text:style-name="T7">Adventurer</text:span></text:p>
        </draw:rect>
        <draw:rect draw:style-name="gr17" draw:text-style-name="P10" draw:layer="layout" svg:width="6.35cm" svg:height="8.255cm" svg:x="7.62cm" svg:y="9.525cm">
          <text:p/>
        </draw:rect>
        <draw:rect draw:style-name="gr2" draw:text-style-name="P2" draw:layer="layout" svg:width="1.905cm" svg:height="0.635cm" svg:x="18.415cm" svg:y="9.525cm">
          <text:p text:style-name="P1"><text:span text:style-name="T1">Resolve</text:span></text:p>
        </draw:rect>
        <draw:rect draw:style-name="gr14" draw:text-style-name="P2" draw:layer="layout" svg:width="4.445cm" svg:height="1.27cm" svg:x="13.97cm" svg:y="12.065cm">
          <text:p text:style-name="P1"><text:span text:style-name="T1">Inventory</text:span></text:p>
        </draw:rect>
        <draw:rect draw:style-name="gr15" draw:text-style-name="P4" draw:layer="layout" svg:width="4.445cm" svg:height="4.445cm" svg:x="13.97cm" svg:y="13.335cm">
          <text:p text:style-name="P3"><text:span text:style-name="T2">Held Object</text:span></text:p>
          <text:p text:style-name="P3"><text:span text:style-name="T2">(must be small)</text:span></text:p>
        </draw:rect>
        <draw:rect draw:style-name="gr3" draw:text-style-name="P4" draw:layer="layout" svg:width="1.905cm" svg:height="1.905cm" svg:x="18.415cm" svg:y="10.16cm">
          <text:p text:style-name="P3"><text:span text:style-name="T2">3</text:span></text:p>
        </draw:rect>
        <draw:rect draw:style-name="gr3" draw:text-style-name="P4" draw:layer="layout" svg:width="1.905cm" svg:height="1.905cm" svg:x="18.415cm" svg:y="12.065cm">
          <text:p text:style-name="P3"><text:span text:style-name="T2">2</text:span></text:p>
        </draw:rect>
        <draw:rect draw:style-name="gr3" draw:text-style-name="P4" draw:layer="layout" svg:width="1.905cm" svg:height="1.905cm" svg:x="18.415cm" svg:y="13.97cm">
          <text:p text:style-name="P3"><text:span text:style-name="T2">1</text:span></text:p>
        </draw:rect>
        <draw:rect draw:style-name="gr3" draw:text-style-name="P4" draw:layer="layout" svg:width="1.905cm" svg:height="1.905cm" svg:x="18.415cm" svg:y="15.875cm">
          <text:p text:style-name="P3"><text:span text:style-name="T2">0</text:span></text:p>
        </draw:rect>
        <draw:rect draw:style-name="gr22" draw:text-style-name="P9" draw:layer="layout" svg:width="4.444cm" svg:height="2.54cm" svg:x="13.971cm" svg:y="9.525cm">
          <text:p text:style-name="P8"><text:span text:style-name="T7">Yellow</text:span></text:p>
          <text:p text:style-name="P8"><text:span text:style-name="T7">Adventurer</text:span></text:p>
        </draw:rect>
        <draw:rect draw:style-name="gr17" draw:text-style-name="P10" draw:layer="layout" svg:width="6.35cm" svg:height="8.255cm" svg:x="13.97cm" svg:y="9.525cm">
          <text:p/>
        </draw:rect>
      </draw:page>
      <draw:page draw:name="page5" draw:style-name="dp1" draw:master-page-name="Default">
        <office:forms form:automatic-focus="false" form:apply-design-mode="false"/>
        <draw:g>
          <draw:custom-shape draw:style-name="gr23" draw:text-style-name="P12" draw:layer="layout" svg:width="1.588cm" svg:height="1.6cm" svg:x="9.525cm" svg:y="11.417cm">
            <text:p text:style-name="P11"><text:span text:style-name="T8">7</text:span></text:p>
            <text:p text:style-name="P11"><text:span text:style-name="T9">Max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1.6cm" svg:height="1.6cm" svg:x="9.525cm" svg:y="13.005cm">
            <text:p text:style-name="P11"><text:span text:style-name="T8">6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1.6cm" svg:height="1.6cm" svg:x="11.112cm" svg:y="13.017cm">
            <text:p text:style-name="P11"><text:span text:style-name="T8">5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1.6cm" svg:height="1.6cm" svg:x="11.112cm" svg:y="11.43cm">
            <text:p text:style-name="P11"><text:span text:style-name="T8">4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1.588cm" svg:height="1.6cm" svg:x="12.7cm" svg:y="11.43cm">
            <text:p text:style-name="P11"><text:span text:style-name="T8">3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1.6cm" svg:height="1.6cm" svg:x="12.687cm" svg:y="13.017cm">
            <text:p text:style-name="P11"><text:span text:style-name="T8">2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1.6cm" svg:height="1.6cm" svg:x="14.275cm" svg:y="13.017cm">
            <text:p text:style-name="P1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1.6cm" svg:height="1.6cm" svg:x="14.275cm" svg:y="11.417cm">
            <text:p text:style-name="P11"><text:span text:style-name="T8">0</text:span></text:p>
            <text:p text:style-name="P11"><text:span text:style-name="T9">Eject</text:span></text:p>
            <draw:enhanced-geometry svg:viewBox="0 0 21600 21600" draw:type="rectangle" draw:enhanced-path="M 0 0 L 21600 0 21600 21600 0 21600 0 0 Z N"/>
          </draw:custom-shape>
          <draw:g>
            <draw:rect draw:style-name="gr24" draw:text-style-name="P3" draw:layer="layout" svg:width="0.149cm" svg:height="2.117cm" svg:x="15.876cm" svg:y="5.684cm">
              <text:p/>
            </draw:rect>
            <draw:rect draw:style-name="gr25" draw:text-style-name="P3" draw:layer="layout" svg:width="0.149cm" svg:height="2.115cm" svg:x="15.875cm" svg:y="1.905cm">
              <text:p/>
            </draw:rect>
            <draw:rect draw:style-name="gr26" draw:text-style-name="P3" draw:layer="layout" svg:width="0.149cm" svg:height="1.814cm" svg:x="15.875cm" svg:y="3.87cm">
              <text:p/>
            </draw:rect>
            <draw:rect draw:style-name="gr27" draw:text-style-name="P3" draw:layer="layout" svg:width="0.149cm" svg:height="1.965cm" svg:x="15.875cm" svg:y="7.801cm">
              <text:p/>
            </draw:rect>
            <draw:rect draw:style-name="gr28" draw:text-style-name="P3" draw:layer="layout" svg:width="0.149cm" svg:height="2.117cm" svg:x="15.875cm" svg:y="9.614cm">
              <text:p/>
            </draw:rect>
            <draw:rect draw:style-name="gr29" draw:text-style-name="P3" draw:layer="layout" svg:width="0.149cm" svg:height="1.965cm" svg:x="15.875cm" svg:y="11.58cm">
              <text:p/>
            </draw:rect>
            <draw:rect draw:style-name="gr30" draw:text-style-name="P3" draw:layer="layout" svg:width="0.149cm" svg:height="1.209cm" svg:x="15.875cm" svg:y="13.394cm">
              <text:p/>
            </draw:rect>
          </draw:g>
          <draw:rect draw:style-name="gr31" draw:text-style-name="P4" draw:layer="layout" svg:width="3.175cm" svg:height="3.175cm" svg:x="9.525cm" svg:y="5.08cm">
            <text:p text:style-name="P3"><text:span text:style-name="T10">module</text:span></text:p>
            <text:p text:style-name="P3"><text:span text:style-name="T10">#1</text:span></text:p>
          </draw:rect>
          <draw:rect draw:style-name="gr31" draw:text-style-name="P4" draw:layer="layout" svg:width="3.175cm" svg:height="3.175cm" svg:x="9.525cm" svg:y="8.255cm">
            <text:p text:style-name="P3"><text:span text:style-name="T10">module</text:span></text:p>
            <text:p text:style-name="P3"><text:span text:style-name="T10">#3</text:span></text:p>
            <text:p text:style-name="P3"><text:span text:style-name="T2">(2-3 players)</text:span></text:p>
          </draw:rect>
          <draw:rect draw:style-name="gr31" draw:text-style-name="P4" draw:layer="layout" svg:width="3.175cm" svg:height="3.175cm" svg:x="12.7cm" svg:y="5.08cm">
            <text:p text:style-name="P3"><text:span text:style-name="T10">module</text:span></text:p>
            <text:p text:style-name="P3"><text:span text:style-name="T10">#2</text:span></text:p>
          </draw:rect>
          <draw:rect draw:style-name="gr31" draw:text-style-name="P4" draw:layer="layout" svg:width="3.175cm" svg:height="3.175cm" svg:x="12.7cm" svg:y="8.255cm">
            <text:p text:style-name="P3"><text:span text:style-name="T10">module</text:span></text:p>
            <text:p text:style-name="P3"><text:span text:style-name="T10">#4</text:span></text:p>
            <text:p text:style-name="P3"><text:span text:style-name="T2">(2 players)</text:span></text:p>
          </draw:rect>
          <draw:rect draw:style-name="gr3" draw:text-style-name="P13" draw:layer="layout" svg:width="1.747cm" svg:height="1.965cm" svg:x="16.033cm" svg:y="2.813cm">
            <text:p text:style-name="P3"><text:span text:style-name="T11">Green</text:span></text:p>
          </draw:rect>
          <draw:rect draw:style-name="gr32" draw:text-style-name="P13" draw:layer="layout" svg:width="1.747cm" svg:height="1.964cm" svg:x="16.033cm" svg:y="6.744cm">
            <text:p text:style-name="P3"><text:span text:style-name="T11">Yellow</text:span></text:p>
          </draw:rect>
          <draw:rect draw:style-name="gr32" draw:text-style-name="P13" draw:layer="layout" svg:width="1.747cm" svg:height="1.966cm" svg:x="16.033cm" svg:y="8.708cm">
            <text:p text:style-name="P3"><text:span text:style-name="T11">Orange</text:span></text:p>
            <text:p text:style-name="P3"><text:span text:style-name="T12">Penalty: -1</text:span></text:p>
          </draw:rect>
          <draw:rect draw:style-name="gr32" draw:text-style-name="P14" draw:layer="layout" svg:width="1.747cm" svg:height="1.965cm" svg:x="16.033cm" svg:y="10.674cm">
            <text:p text:style-name="P3"><text:span text:style-name="T13">Red</text:span></text:p>
            <text:p text:style-name="P3"><text:span text:style-name="T12">Penalty: -2</text:span></text:p>
          </draw:rect>
          <draw:rect draw:style-name="gr32" draw:text-style-name="P15" draw:layer="layout" svg:width="1.747cm" svg:height="1.965cm" svg:x="16.033cm" svg:y="12.639cm">
            <text:p text:style-name="P3"><text:span text:style-name="T14">Destroyed</text:span></text:p>
            <text:p text:style-name="P3"><text:span text:style-name="T15">Drop</text:span></text:p>
            <text:p text:style-name="P3"><text:span text:style-name="T15">objects</text:span></text:p>
          </draw:rect>
          <draw:rect draw:style-name="gr33" draw:text-style-name="P16" draw:layer="layout" svg:width="1.747cm" svg:height="0.908cm" svg:x="16.033cm" svg:y="1.905cm">
            <text:p text:style-name="P3"><text:span text:style-name="T16">Damage:</text:span></text:p>
          </draw:rect>
          <draw:rect draw:style-name="gr3" draw:text-style-name="P13" draw:layer="layout" svg:width="1.742cm" svg:height="1.997cm" svg:x="16.033cm" svg:y="4.778cm">
            <text:p text:style-name="P3"><text:span text:style-name="T11">Yellow</text:span></text:p>
          </draw:rect>
          <draw:rect draw:style-name="gr34" draw:text-style-name="P4" draw:layer="layout" svg:width="3.175cm" svg:height="3.175cm" svg:x="12.7cm" svg:y="1.905cm">
            <text:p text:style-name="P3"><text:span text:style-name="T10">load</text:span></text:p>
            <text:p text:style-name="P3"><text:span text:style-name="T2">(must not</text:span></text:p>
            <text:p text:style-name="P3"><text:span text:style-name="T2">be large)</text:span></text:p>
          </draw:rect>
          <draw:rect draw:style-name="gr34" draw:text-style-name="P4" draw:layer="layout" svg:width="3.175cm" svg:height="3.175cm" svg:x="9.525cm" svg:y="1.905cm">
            <text:p text:style-name="P3"><text:span text:style-name="T10">pilot</text:span></text:p>
          </draw:rect>
          <draw:rect draw:style-name="gr6" draw:text-style-name="P17" draw:layer="layout" svg:width="8.255cm" svg:height="0.635cm" svg:x="9.525cm" svg:y="1.27cm">
            <text:p text:style-name="P3"><text:span text:style-name="T17">GOLEM</text:span></text:p>
          </draw:rect>
          <draw:line draw:style-name="gr35" draw:text-style-name="P3" draw:layer="layout" svg:x1="15.875cm" svg:y1="1.905cm" svg:x2="15.875cm" svg:y2="14.605cm">
            <text:p/>
          </draw:line>
          <draw:line draw:style-name="gr36" draw:text-style-name="P3" draw:layer="layout" svg:x1="14.287cm" svg:y1="11.431cm" svg:x2="14.287cm" svg:y2="13.018cm">
            <text:p/>
          </draw:line>
          <draw:line draw:style-name="gr36" draw:text-style-name="P3" draw:layer="layout" svg:x1="12.699cm" svg:y1="13.018cm" svg:x2="12.699cm" svg:y2="14.606cm">
            <text:p/>
          </draw:line>
          <draw:line draw:style-name="gr36" draw:text-style-name="P3" draw:layer="layout" svg:x1="11.112cm" svg:y1="11.431cm" svg:x2="11.112cm" svg:y2="13.018cm">
            <text:p/>
          </draw:line>
          <draw:rect draw:style-name="gr37" draw:text-style-name="P3" draw:layer="layout" svg:width="8.255cm" svg:height="13.334cm" svg:x="9.525cm" svg:y="1.271cm">
            <text:p/>
          </draw:rect>
          <draw:line draw:style-name="gr38" draw:text-style-name="P3" draw:layer="layout" svg:x1="9.525cm" svg:y1="13.017cm" svg:x2="15.875cm" svg:y2="13.017cm">
            <text:p/>
          </draw:line>
          <draw:line draw:style-name="gr38" draw:text-style-name="P3" draw:layer="layout" svg:x1="14.287cm" svg:y1="13.018cm" svg:x2="14.287cm" svg:y2="14.606cm">
            <text:p/>
          </draw:line>
          <draw:line draw:style-name="gr38" draw:text-style-name="P3" draw:layer="layout" svg:x1="12.699cm" svg:y1="11.43cm" svg:x2="12.699cm" svg:y2="13.018cm">
            <text:p/>
          </draw:line>
          <draw:line draw:style-name="gr38" draw:text-style-name="P3" draw:layer="layout" svg:x1="11.112cm" svg:y1="13.018cm" svg:x2="11.112cm" svg:y2="14.606cm">
            <text:p/>
          </draw:line>
        </draw:g>
        <draw:g>
          <draw:custom-shape draw:style-name="gr39" draw:text-style-name="P19" draw:layer="layout" svg:width="8.253cm" svg:height="1.587cm" svg:x="1.27cm" svg:y="1.905cm">
            <text:p text:style-name="P18"><text:span text:style-name="T18">When a station is relocated or is dealt damage, replace it with a rubble.</text:span></text:p>
            <text:p text:style-name="P18"><text:span text:style-name="T18">Stations provide the following actions according to their type: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20" draw:layer="layout" svg:width="6.985cm" svg:height="10.613cm" svg:x="2.54cm" svg:y="3.992cm">
            <text:p text:style-name="P18"><text:span text:style-name="T19">Energy Station</text:span></text:p>
            <text:p text:style-name="P18"><text:span text:style-name="T19">Recharge</text:span><text:span text:style-name="T20">: Add 3 energy to a golem.</text:span></text:p>
            <text:p text:style-name="P18"><text:span text:style-name="T20"/></text:p>
            <text:p text:style-name="P18"><text:span text:style-name="T19">Healing Station</text:span></text:p>
            <text:p text:style-name="P18"><text:span text:style-name="T19">Repair: </text:span><text:span text:style-name="T20">Remove 2 damage from an object.</text:span></text:p>
            <text:p text:style-name="P18"><text:span text:style-name="T20"/></text:p>
            <text:p text:style-name="P18"><text:span text:style-name="T19">Pumping Station</text:span></text:p>
            <text:p text:style-name="P18"><text:span text:style-name="T19">Pump</text:span><text:span text:style-name="T20">: Remove lava from any area.</text:span></text:p>
            <text:p text:style-name="P18"><text:span text:style-name="T20"/></text:p>
            <text:p text:style-name="P18"><text:span text:style-name="T19">Transport Station</text:span></text:p>
            <text:p text:style-name="P18"><text:span text:style-name="T19">Teleport</text:span><text:span text:style-name="T20">: Relocate an object between this area and any other area. On ▲1, the station deals 1 voltaic damage to itself.</text:span></text:p>
            <draw:enhanced-geometry svg:viewBox="0 0 21600 21600" draw:type="rectangle" draw:enhanced-path="M 0 0 L 21600 0 21600 21600 0 21600 0 0 Z N"/>
          </draw:custom-shape>
          <draw:rect draw:style-name="gr40" draw:text-style-name="P17" draw:layer="layout" svg:width="8.255cm" svg:height="0.635cm" svg:x="1.27cm" svg:y="1.27cm">
            <text:p text:style-name="P3"><text:span text:style-name="T17">STATIONS</text:span></text:p>
          </draw:rect>
          <draw:rect draw:style-name="gr37" draw:text-style-name="P3" draw:layer="layout" svg:width="8.255cm" svg:height="13.334cm" svg:x="1.27cm" svg:y="1.271cm">
            <text:p/>
          </draw:rect>
          <draw:path draw:style-name="gr41" draw:text-style-name="P3" draw:layer="layout" svg:width="0.761cm" svg:height="0.761cm" svg:x="1.641cm" svg:y="5.88cm" svg:viewBox="0 0 762 762" svg:d="M381 762c216 0 381-165 381-381s-165-381-381-381-381 165-381 381 165 381 381 381zM310 167v143h-143v142h143v143h142v-143h143v-142h-143v-143z">
            <text:p/>
          </draw:path>
          <draw:polygon draw:style-name="gr42" draw:text-style-name="P3" draw:layer="layout" svg:width="0.488cm" svg:height="1.245cm" svg:x="1.778cm" svg:y="4.226cm" svg:viewBox="0 0 489 1246" draw:points="286,16 489,0 233,412 392,412 258,639 409,644 0,1246 231,757 71,763 188,543 44,543">
            <text:p/>
          </draw:polygon>
          <draw:g>
            <draw:custom-shape draw:style-name="gr43" draw:text-style-name="P3" draw:layer="layout" svg:width="0.175cm" svg:height="0.698cm" svg:x="1.499cm" svg:y="9.5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4" draw:text-style-name="P3" draw:layer="layout" svg:width="0.174cm" svg:height="0.698cm" svg:x="2.372cm" svg:y="9.5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45" draw:text-style-name="P3" draw:layer="layout" svg:width="0.348cm" svg:height="0.262cm" svg:x="1.848cm" svg:y="9.742cm" svg:viewBox="0 0 349 263" svg:d="M3 170h343v5 4h-332l78 78-3 3-3 3-86-86 3-2zM3 85h332l-78-79 3-3 3-3 86 86-3 3v4h-343v-4z">
              <text:p/>
            </draw:path>
          </draw:g>
          <draw:path draw:style-name="gr46" draw:text-style-name="P3" draw:layer="layout" svg:width="0.507cm" svg:height="1.015cm" svg:x="1.768cm" svg:y="7.695cm" svg:viewBox="0 0 508 1016" svg:d="M254 0l254 678h-8c5 21 8 44 8 67 0 154-110 271-254 271s-254-117-254-271c0-23 3-46 7-67h-7z">
            <text:p/>
          </draw:path>
        </draw:g>
        <draw:g>
          <draw:custom-shape draw:style-name="gr23" draw:text-style-name="P12" draw:layer="layout" svg:width="1.588cm" svg:height="1.6cm" svg:x="17.78cm" svg:y="11.417cm">
            <text:p text:style-name="P11"><text:span text:style-name="T8">7</text:span></text:p>
            <text:p text:style-name="P11"><text:span text:style-name="T9">Max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1.6cm" svg:height="1.6cm" svg:x="17.78cm" svg:y="13.005cm">
            <text:p text:style-name="P11"><text:span text:style-name="T8">6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1.6cm" svg:height="1.6cm" svg:x="19.367cm" svg:y="13.017cm">
            <text:p text:style-name="P11"><text:span text:style-name="T8">5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1.6cm" svg:height="1.6cm" svg:x="19.367cm" svg:y="11.43cm">
            <text:p text:style-name="P11"><text:span text:style-name="T8">4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1.588cm" svg:height="1.6cm" svg:x="20.955cm" svg:y="11.43cm">
            <text:p text:style-name="P11"><text:span text:style-name="T8">3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1.6cm" svg:height="1.6cm" svg:x="20.942cm" svg:y="13.017cm">
            <text:p text:style-name="P11"><text:span text:style-name="T8">2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1.6cm" svg:height="1.6cm" svg:x="22.53cm" svg:y="13.017cm">
            <text:p text:style-name="P11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1.6cm" svg:height="1.6cm" svg:x="22.53cm" svg:y="11.417cm">
            <text:p text:style-name="P11"><text:span text:style-name="T8">0</text:span></text:p>
            <text:p text:style-name="P11"><text:span text:style-name="T9">Eject</text:span></text:p>
            <draw:enhanced-geometry svg:viewBox="0 0 21600 21600" draw:type="rectangle" draw:enhanced-path="M 0 0 L 21600 0 21600 21600 0 21600 0 0 Z N"/>
          </draw:custom-shape>
          <draw:g>
            <draw:rect draw:style-name="gr24" draw:text-style-name="P3" draw:layer="layout" svg:width="0.149cm" svg:height="2.117cm" svg:x="24.131cm" svg:y="5.684cm">
              <text:p/>
            </draw:rect>
            <draw:rect draw:style-name="gr25" draw:text-style-name="P3" draw:layer="layout" svg:width="0.149cm" svg:height="2.115cm" svg:x="24.13cm" svg:y="1.905cm">
              <text:p/>
            </draw:rect>
            <draw:rect draw:style-name="gr26" draw:text-style-name="P3" draw:layer="layout" svg:width="0.149cm" svg:height="1.814cm" svg:x="24.13cm" svg:y="3.87cm">
              <text:p/>
            </draw:rect>
            <draw:rect draw:style-name="gr27" draw:text-style-name="P3" draw:layer="layout" svg:width="0.149cm" svg:height="1.965cm" svg:x="24.13cm" svg:y="7.801cm">
              <text:p/>
            </draw:rect>
            <draw:rect draw:style-name="gr28" draw:text-style-name="P3" draw:layer="layout" svg:width="0.149cm" svg:height="2.117cm" svg:x="24.13cm" svg:y="9.614cm">
              <text:p/>
            </draw:rect>
            <draw:rect draw:style-name="gr29" draw:text-style-name="P3" draw:layer="layout" svg:width="0.149cm" svg:height="1.965cm" svg:x="24.13cm" svg:y="11.58cm">
              <text:p/>
            </draw:rect>
            <draw:rect draw:style-name="gr30" draw:text-style-name="P3" draw:layer="layout" svg:width="0.149cm" svg:height="1.209cm" svg:x="24.13cm" svg:y="13.394cm">
              <text:p/>
            </draw:rect>
          </draw:g>
          <draw:rect draw:style-name="gr31" draw:text-style-name="P4" draw:layer="layout" svg:width="3.175cm" svg:height="3.175cm" svg:x="17.78cm" svg:y="5.08cm">
            <text:p text:style-name="P3"><text:span text:style-name="T10">module</text:span></text:p>
            <text:p text:style-name="P3"><text:span text:style-name="T10">#1</text:span></text:p>
          </draw:rect>
          <draw:rect draw:style-name="gr31" draw:text-style-name="P4" draw:layer="layout" svg:width="3.175cm" svg:height="3.175cm" svg:x="17.78cm" svg:y="8.255cm">
            <text:p text:style-name="P3"><text:span text:style-name="T10">module</text:span></text:p>
            <text:p text:style-name="P3"><text:span text:style-name="T10">#3</text:span></text:p>
            <text:p text:style-name="P3"><text:span text:style-name="T2">(2-3 players)</text:span></text:p>
          </draw:rect>
          <draw:rect draw:style-name="gr31" draw:text-style-name="P4" draw:layer="layout" svg:width="3.175cm" svg:height="3.175cm" svg:x="20.955cm" svg:y="5.08cm">
            <text:p text:style-name="P3"><text:span text:style-name="T10">module</text:span></text:p>
            <text:p text:style-name="P3"><text:span text:style-name="T10">#2</text:span></text:p>
          </draw:rect>
          <draw:rect draw:style-name="gr31" draw:text-style-name="P4" draw:layer="layout" svg:width="3.175cm" svg:height="3.175cm" svg:x="20.955cm" svg:y="8.255cm">
            <text:p text:style-name="P3"><text:span text:style-name="T10">module</text:span></text:p>
            <text:p text:style-name="P3"><text:span text:style-name="T10">#4</text:span></text:p>
            <text:p text:style-name="P3"><text:span text:style-name="T2">(2 players)</text:span></text:p>
          </draw:rect>
          <draw:rect draw:style-name="gr3" draw:text-style-name="P13" draw:layer="layout" svg:width="1.747cm" svg:height="1.965cm" svg:x="24.288cm" svg:y="2.813cm">
            <text:p text:style-name="P3"><text:span text:style-name="T11">Green</text:span></text:p>
          </draw:rect>
          <draw:rect draw:style-name="gr32" draw:text-style-name="P13" draw:layer="layout" svg:width="1.747cm" svg:height="1.964cm" svg:x="24.288cm" svg:y="6.744cm">
            <text:p text:style-name="P3"><text:span text:style-name="T11">Yellow</text:span></text:p>
          </draw:rect>
          <draw:rect draw:style-name="gr32" draw:text-style-name="P13" draw:layer="layout" svg:width="1.747cm" svg:height="1.966cm" svg:x="24.288cm" svg:y="8.708cm">
            <text:p text:style-name="P3"><text:span text:style-name="T11">Orange</text:span></text:p>
            <text:p text:style-name="P3"><text:span text:style-name="T12">Penalty: -1</text:span></text:p>
          </draw:rect>
          <draw:rect draw:style-name="gr32" draw:text-style-name="P14" draw:layer="layout" svg:width="1.747cm" svg:height="1.965cm" svg:x="24.288cm" svg:y="10.674cm">
            <text:p text:style-name="P3"><text:span text:style-name="T13">Red</text:span></text:p>
            <text:p text:style-name="P3"><text:span text:style-name="T12">Penalty: -2</text:span></text:p>
          </draw:rect>
          <draw:rect draw:style-name="gr32" draw:text-style-name="P15" draw:layer="layout" svg:width="1.747cm" svg:height="1.965cm" svg:x="24.288cm" svg:y="12.639cm">
            <text:p text:style-name="P3"><text:span text:style-name="T14">Destroyed</text:span></text:p>
            <text:p text:style-name="P3"><text:span text:style-name="T15">Drop</text:span></text:p>
            <text:p text:style-name="P3"><text:span text:style-name="T15">objects</text:span></text:p>
          </draw:rect>
          <draw:rect draw:style-name="gr33" draw:text-style-name="P16" draw:layer="layout" svg:width="1.747cm" svg:height="0.908cm" svg:x="24.288cm" svg:y="1.905cm">
            <text:p text:style-name="P3"><text:span text:style-name="T16">Damage:</text:span></text:p>
          </draw:rect>
          <draw:rect draw:style-name="gr3" draw:text-style-name="P13" draw:layer="layout" svg:width="1.742cm" svg:height="1.997cm" svg:x="24.288cm" svg:y="4.778cm">
            <text:p text:style-name="P3"><text:span text:style-name="T11">Yellow</text:span></text:p>
          </draw:rect>
          <draw:rect draw:style-name="gr34" draw:text-style-name="P4" draw:layer="layout" svg:width="3.175cm" svg:height="3.175cm" svg:x="20.955cm" svg:y="1.905cm">
            <text:p text:style-name="P3"><text:span text:style-name="T10">load</text:span></text:p>
            <text:p text:style-name="P3"><text:span text:style-name="T2">(must not</text:span></text:p>
            <text:p text:style-name="P3"><text:span text:style-name="T2">be large)</text:span></text:p>
          </draw:rect>
          <draw:rect draw:style-name="gr34" draw:text-style-name="P4" draw:layer="layout" svg:width="3.175cm" svg:height="3.175cm" svg:x="17.78cm" svg:y="1.905cm">
            <text:p text:style-name="P3"><text:span text:style-name="T10">pilot</text:span></text:p>
          </draw:rect>
          <draw:rect draw:style-name="gr7" draw:text-style-name="P17" draw:layer="layout" svg:width="8.255cm" svg:height="0.635cm" svg:x="17.78cm" svg:y="1.27cm">
            <text:p text:style-name="P3"><text:span text:style-name="T17">GOLEM</text:span></text:p>
          </draw:rect>
          <draw:line draw:style-name="gr35" draw:text-style-name="P3" draw:layer="layout" svg:x1="24.13cm" svg:y1="1.905cm" svg:x2="24.13cm" svg:y2="14.605cm">
            <text:p/>
          </draw:line>
          <draw:line draw:style-name="gr36" draw:text-style-name="P3" draw:layer="layout" svg:x1="22.542cm" svg:y1="11.431cm" svg:x2="22.542cm" svg:y2="13.018cm">
            <text:p/>
          </draw:line>
          <draw:line draw:style-name="gr36" draw:text-style-name="P3" draw:layer="layout" svg:x1="20.954cm" svg:y1="13.018cm" svg:x2="20.954cm" svg:y2="14.606cm">
            <text:p/>
          </draw:line>
          <draw:line draw:style-name="gr36" draw:text-style-name="P3" draw:layer="layout" svg:x1="19.367cm" svg:y1="11.431cm" svg:x2="19.367cm" svg:y2="13.018cm">
            <text:p/>
          </draw:line>
          <draw:rect draw:style-name="gr37" draw:text-style-name="P3" draw:layer="layout" svg:width="8.255cm" svg:height="13.334cm" svg:x="17.78cm" svg:y="1.271cm">
            <text:p/>
          </draw:rect>
          <draw:line draw:style-name="gr38" draw:text-style-name="P3" draw:layer="layout" svg:x1="17.78cm" svg:y1="13.017cm" svg:x2="24.13cm" svg:y2="13.017cm">
            <text:p/>
          </draw:line>
          <draw:line draw:style-name="gr38" draw:text-style-name="P3" draw:layer="layout" svg:x1="22.542cm" svg:y1="13.018cm" svg:x2="22.542cm" svg:y2="14.606cm">
            <text:p/>
          </draw:line>
          <draw:line draw:style-name="gr38" draw:text-style-name="P3" draw:layer="layout" svg:x1="20.954cm" svg:y1="11.43cm" svg:x2="20.954cm" svg:y2="13.018cm">
            <text:p/>
          </draw:line>
          <draw:line draw:style-name="gr38" draw:text-style-name="P3" draw:layer="layout" svg:x1="19.367cm" svg:y1="13.018cm" svg:x2="19.367cm" svg:y2="14.606cm">
            <text:p/>
          </draw:line>
        </draw:g>
        <draw:g>
          <draw:g>
            <draw:rect draw:style-name="gr47" draw:text-style-name="P3" draw:layer="layout" svg:width="0.149cm" svg:height="2.699cm" draw:transform="rotate (1.5707963267946) translate (15.716cm 15.716cm)">
              <text:p/>
            </draw:rect>
            <draw:rect draw:style-name="gr30" draw:text-style-name="P3" draw:layer="layout" svg:width="0.149cm" svg:height="1.429cm" draw:transform="rotate (1.5707963267946) translate (20.796cm 15.716cm)">
              <text:p/>
            </draw:rect>
            <draw:rect draw:style-name="gr24" draw:text-style-name="P3" draw:layer="layout" svg:width="0.149cm" svg:height="2.699cm" draw:transform="rotate (1.5707963267946) translate (10.636cm 15.716cm)">
              <text:p/>
            </draw:rect>
            <draw:rect draw:style-name="gr25" draw:text-style-name="P3" draw:layer="layout" svg:width="0.149cm" svg:height="6.35cm" draw:transform="rotate (1.5707963267946) translate (1.905cm 15.716cm)">
              <text:p/>
            </draw:rect>
            <draw:rect draw:style-name="gr48" draw:text-style-name="P3" draw:layer="layout" svg:width="0.149cm" svg:height="2.699cm" draw:transform="rotate (1.5707963267946) translate (8.096cm 15.716cm)">
              <text:p/>
            </draw:rect>
            <draw:rect draw:style-name="gr49" draw:text-style-name="P3" draw:layer="layout" svg:width="0.149cm" svg:height="2.699cm" draw:transform="rotate (1.5707963267946) translate (13.176cm 15.716cm)">
              <text:p/>
            </draw:rect>
            <draw:rect draw:style-name="gr50" draw:text-style-name="P3" draw:layer="layout" svg:width="0.149cm" svg:height="2.699cm" draw:transform="rotate (1.5707963267946) translate (18.256cm 15.716cm)">
              <text:p/>
            </draw:rect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linear" draw:start-color="#ff6633" draw:end-color="#ff0000" draw:start-intensity="100%" draw:end-intensity="100%" draw:angle="0" draw:border="0%"/>
    <draw:gradient draw:name="Gradient_20_11" draw:display-name="Gradient 11" draw:style="linear" draw:start-color="#008000" draw:end-color="#ffff00" draw:start-intensity="100%" draw:end-intensity="100%" draw:angle="900" draw:border="0%"/>
    <draw:gradient draw:name="Gradient_20_12" draw:display-name="Gradient 12" draw:style="linear" draw:start-color="#ffff00" draw:end-color="#ff6633" draw:start-intensity="100%" draw:end-intensity="100%" draw:angle="900" draw:border="0%"/>
    <draw:gradient draw:name="Gradient_20_13" draw:display-name="Gradient 13" draw:style="linear" draw:start-color="#ff6633" draw:end-color="#ff0000" draw:start-intensity="100%" draw:end-intensity="100%" draw:angle="900" draw:border="0%"/>
    <draw:gradient draw:name="Gradient_20_14" draw:display-name="Gradient 14" draw:style="linear" draw:start-color="#ff0000" draw:end-color="#000000" draw:start-intensity="100%" draw:end-intensity="100%" draw:angle="900" draw:border="0%"/>
    <draw:gradient draw:name="Gradient_20_7" draw:display-name="Gradient 7" draw:style="linear" draw:start-color="#ffff00" draw:end-color="#ff6633" draw:start-intensity="100%" draw:end-intensity="100%" draw:angle="0" draw:border="0%"/>
    <draw:gradient draw:name="Gradient_20_9" draw:display-name="Gradient 9" draw:style="linear" draw:start-color="#ff0000" draw:end-color="#000000" draw:start-intensity="100%" draw:end-intensity="100%" draw:angle="0" draw:border="0%"/>
    <draw:gradient draw:name="green_20_to_20_yellow" draw:display-name="green to yellow" draw:style="linear" draw:start-color="#008000" draw:end-color="#ffff00" draw:start-intensity="100%" draw:end-intensity="100%" draw:angle="0" draw:border="0%"/>
    <draw:hatch draw:name="Hatch_20_3" draw:display-name="Hatch 3" draw:style="single" draw:color="#00ff00" draw:distance="0.203cm" draw:rotation="450"/>
    <draw:hatch draw:name="Power" draw:style="single" draw:color="#ffff00" draw:distance="0.203cm" draw:rotation="450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margin-top="0.374cm" fo:margin-bottom="0.374cm" fo:text-align="start" fo:text-indent="0cm" style:text-autospace="ideograph-alpha"/>
      <style:text-properties fo:font-size="11pt" fo:language="en" fo:country="US" style:font-size-asian="11pt" style:language-asian="en" style:country-asian="US" style:font-family-complex="'Times New Roman'" style:font-family-generic-complex="roman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.27cm" fo:margin-bottom="1.27cm" fo:margin-left="1.27cm" fo:margin-right="1.90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Win32 OpenOffice.org_project/412m3$Build-9782</meta:generator>
    <meta:creation-date>2006-06-23T05:49:46</meta:creation-date>
    <dc:date>2017-09-11T09:54:41.92</dc:date>
    <meta:printed-by>Carl Klutzke</meta:printed-by>
    <meta:print-date>2017-07-29T11:01:04.50</meta:print-date>
    <dc:language>en-US</dc:language>
    <meta:editing-cycles>197</meta:editing-cycles>
    <meta:editing-duration>P4DT21H24M50S</meta:editing-duration>
    <dc:creator>Carl Klutzke</dc:creator>
    <meta:document-statistic meta:object-count="731"/>
    <meta:user-defined meta:name="Info 1"/>
    <meta:user-defined meta:name="Info 2"/>
    <meta:user-defined meta:name="Info 3"/>
    <meta:user-defined meta:name="Info 4"/>
  </office:meta>
</office:document-meta>
</file>